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2.1549in" table:align="margins"/>
    </style:style>
    <style:style style:name="Table2.A" style:family="table-column">
      <style:table-column-properties style:column-width="0.4313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2.1549in" table:align="margins"/>
    </style:style>
    <style:style style:name="Table4.A" style:family="table-column">
      <style:table-column-properties style:column-width="0.7181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10" style:family="table">
      <style:table-properties style:width="2.1542in" table:align="margins"/>
    </style:style>
    <style:style style:name="Table10.A" style:family="table-column">
      <style:table-column-properties style:column-width="0.4306in" style:rel-column-width="1310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1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3" style:family="table">
      <style:table-properties style:width="2.1542in" table:align="margins"/>
    </style:style>
    <style:style style:name="Table13.A" style:family="table-column">
      <style:table-column-properties style:column-width="0.4306in" style:rel-column-width="13107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2.2306in"/>
    </style:style>
    <style:style style:name="Table11.B" style:family="table-column">
      <style:table-column-properties style:column-width="2.0819in"/>
    </style:style>
    <style:style style:name="Table11.C" style:family="table-column">
      <style:table-column-properties style:column-width="2.385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4" style:family="table">
      <style:table-properties style:width="2.1542in" table:align="margins"/>
    </style:style>
    <style:style style:name="Table14.A" style:family="table-column">
      <style:table-column-properties style:column-width="0.4306in" style:rel-column-width="13107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6" style:family="table">
      <style:table-properties style:width="2.1542in" table:align="margins"/>
    </style:style>
    <style:style style:name="Table16.A" style:family="table-column">
      <style:table-column-properties style:column-width="0.4306in" style:rel-column-width="13107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E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2.231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8" style:family="table">
      <style:table-properties style:width="2.1542in" table:align="margins"/>
    </style:style>
    <style:style style:name="Table18.A" style:family="table-column">
      <style:table-column-properties style:column-width="0.4306in" style:rel-column-width="13107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E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2.231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20" style:family="table">
      <style:table-properties style:width="2.1542in" table:align="margins"/>
    </style:style>
    <style:style style:name="Table20.A" style:family="table-column">
      <style:table-column-properties style:column-width="0.4306in" style:rel-column-width="13107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E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2.2306in" style:rel-column-width="21840*"/>
    </style:style>
    <style:style style:name="Table21.B" style:family="table-column">
      <style:table-column-properties style:column-width="2.2313in" style:rel-column-width="21847*"/>
    </style:style>
    <style:style style:name="Table21.C" style:family="table-column">
      <style:table-column-properties style:column-width="2.2313in" style:rel-column-width="21848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2" style:family="table">
      <style:table-properties style:width="2.1535in" table:align="margins"/>
    </style:style>
    <style:style style:name="Table22.A" style:family="table-column">
      <style:table-column-properties style:column-width="0.4306in" style:rel-column-width="13107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E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2.231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4" style:family="table">
      <style:table-properties style:width="2.1542in" table:align="margins"/>
    </style:style>
    <style:style style:name="Table24.A" style:family="table-column">
      <style:table-column-properties style:column-width="0.4306in" style:rel-column-width="13107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E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2.231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6" style:family="table">
      <style:table-properties style:width="2.1542in" table:align="margins"/>
    </style:style>
    <style:style style:name="Table26.A" style:family="table-column">
      <style:table-column-properties style:column-width="0.4306in" style:rel-column-width="13107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E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2.231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8" style:family="table">
      <style:table-properties style:width="2.1542in" table:align="margins"/>
    </style:style>
    <style:style style:name="Table28.A" style:family="table-column">
      <style:table-column-properties style:column-width="0.4306in" style:rel-column-width="13107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E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2.2306in"/>
    </style:style>
    <style:style style:name="Table29.B" style:family="table-column">
      <style:table-column-properties style:column-width="1.6444in"/>
    </style:style>
    <style:style style:name="Table29.C" style:family="table-column">
      <style:table-column-properties style:column-width="2.8229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30" style:family="table">
      <style:table-properties style:width="2.1542in" table:align="margins"/>
    </style:style>
    <style:style style:name="Table30.A" style:family="table-column">
      <style:table-column-properties style:column-width="0.4306in" style:rel-column-width="13107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E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2.2306in"/>
    </style:style>
    <style:style style:name="Table31.B" style:family="table-column">
      <style:table-column-properties style:column-width="1.6444in"/>
    </style:style>
    <style:style style:name="Table31.C" style:family="table-column">
      <style:table-column-properties style:column-width="2.8229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2" style:family="table">
      <style:table-properties style:width="2.1542in" table:align="margins"/>
    </style:style>
    <style:style style:name="Table32.A" style:family="table-column">
      <style:table-column-properties style:column-width="0.4306in" style:rel-column-width="13107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E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79in" fo:margin-left="0in" table:align="left"/>
    </style:style>
    <style:style style:name="Table33.A" style:family="table-column">
      <style:table-column-properties style:column-width="2.2306in"/>
    </style:style>
    <style:style style:name="Table33.B" style:family="table-column">
      <style:table-column-properties style:column-width="1.6444in"/>
    </style:style>
    <style:style style:name="Table33.C" style:family="table-column">
      <style:table-column-properties style:column-width="2.8229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4" style:family="table">
      <style:table-properties style:width="2.1542in" table:align="margins"/>
    </style:style>
    <style:style style:name="Table34.A" style:family="table-column">
      <style:table-column-properties style:column-width="0.4306in" style:rel-column-width="13107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E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2.2306in"/>
    </style:style>
    <style:style style:name="Table35.B" style:family="table-column">
      <style:table-column-properties style:column-width="1.6444in"/>
    </style:style>
    <style:style style:name="Table35.C" style:family="table-column">
      <style:table-column-properties style:column-width="2.8229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6" style:family="table">
      <style:table-properties style:width="2.1542in" table:align="margins"/>
    </style:style>
    <style:style style:name="Table36.A" style:family="table-column">
      <style:table-column-properties style:column-width="0.4306in" style:rel-column-width="13107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E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6979in" fo:margin-left="0in" table:align="left"/>
    </style:style>
    <style:style style:name="Table37.A" style:family="table-column">
      <style:table-column-properties style:column-width="2.2306in"/>
    </style:style>
    <style:style style:name="Table37.B" style:family="table-column">
      <style:table-column-properties style:column-width="1.6444in"/>
    </style:style>
    <style:style style:name="Table37.C" style:family="table-column">
      <style:table-column-properties style:column-width="2.8229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8" style:family="table">
      <style:table-properties style:width="2.1542in" table:align="margins"/>
    </style:style>
    <style:style style:name="Table38.A" style:family="table-column">
      <style:table-column-properties style:column-width="0.4306in" style:rel-column-width="13107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E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6979in" fo:margin-left="0in" table:align="left"/>
    </style:style>
    <style:style style:name="Table39.A" style:family="table-column">
      <style:table-column-properties style:column-width="2.2306in"/>
    </style:style>
    <style:style style:name="Table39.B" style:family="table-column">
      <style:table-column-properties style:column-width="1.6444in"/>
    </style:style>
    <style:style style:name="Table39.C" style:family="table-column">
      <style:table-column-properties style:column-width="2.8229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40" style:family="table">
      <style:table-properties style:width="2.1542in" table:align="margins"/>
    </style:style>
    <style:style style:name="Table40.A" style:family="table-column">
      <style:table-column-properties style:column-width="0.4306in" style:rel-column-width="13107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E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6979in" fo:margin-left="0in" table:align="left"/>
    </style:style>
    <style:style style:name="Table41.A" style:family="table-column">
      <style:table-column-properties style:column-width="2.2306in"/>
    </style:style>
    <style:style style:name="Table41.B" style:family="table-column">
      <style:table-column-properties style:column-width="1.6444in"/>
    </style:style>
    <style:style style:name="Table41.C" style:family="table-column">
      <style:table-column-properties style:column-width="2.8229in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2" style:family="table">
      <style:table-properties style:width="2.1542in" table:align="margins"/>
    </style:style>
    <style:style style:name="Table42.A" style:family="table-column">
      <style:table-column-properties style:column-width="0.4306in" style:rel-column-width="13107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E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6979in" fo:margin-left="0in" table:align="left"/>
    </style:style>
    <style:style style:name="Table43.A" style:family="table-column">
      <style:table-column-properties style:column-width="2.2306in"/>
    </style:style>
    <style:style style:name="Table43.B" style:family="table-column">
      <style:table-column-properties style:column-width="1.6444in"/>
    </style:style>
    <style:style style:name="Table43.C" style:family="table-column">
      <style:table-column-properties style:column-width="2.8229in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4" style:family="table">
      <style:table-properties style:width="2.1542in" table:align="margins"/>
    </style:style>
    <style:style style:name="Table44.A" style:family="table-column">
      <style:table-column-properties style:column-width="0.4306in" style:rel-column-width="13107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E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6979in" fo:margin-left="0in" table:align="left"/>
    </style:style>
    <style:style style:name="Table45.A" style:family="table-column">
      <style:table-column-properties style:column-width="2.2306in"/>
    </style:style>
    <style:style style:name="Table45.B" style:family="table-column">
      <style:table-column-properties style:column-width="1.6444in"/>
    </style:style>
    <style:style style:name="Table45.C" style:family="table-column">
      <style:table-column-properties style:column-width="2.8229in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6" style:family="table">
      <style:table-properties style:width="2.1542in" table:align="margins"/>
    </style:style>
    <style:style style:name="Table46.A" style:family="table-column">
      <style:table-column-properties style:column-width="0.4306in" style:rel-column-width="13107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E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6979in" fo:margin-left="0in" table:align="left"/>
    </style:style>
    <style:style style:name="Table47.A" style:family="table-column">
      <style:table-column-properties style:column-width="2.2306in"/>
    </style:style>
    <style:style style:name="Table47.B" style:family="table-column">
      <style:table-column-properties style:column-width="1.6444in"/>
    </style:style>
    <style:style style:name="Table47.C" style:family="table-column">
      <style:table-column-properties style:column-width="2.8229in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8" style:family="table">
      <style:table-properties style:width="2.1542in" table:align="margins"/>
    </style:style>
    <style:style style:name="Table48.A" style:family="table-column">
      <style:table-column-properties style:column-width="0.4306in" style:rel-column-width="13107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E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6979in" fo:margin-left="0in" table:align="left"/>
    </style:style>
    <style:style style:name="Table49.A" style:family="table-column">
      <style:table-column-properties style:column-width="2.2306in"/>
    </style:style>
    <style:style style:name="Table49.B" style:family="table-column">
      <style:table-column-properties style:column-width="1.6444in"/>
    </style:style>
    <style:style style:name="Table49.C" style:family="table-column">
      <style:table-column-properties style:column-width="2.8229in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50" style:family="table">
      <style:table-properties style:width="2.1542in" table:align="margins"/>
    </style:style>
    <style:style style:name="Table50.A" style:family="table-column">
      <style:table-column-properties style:column-width="0.4306in" style:rel-column-width="13107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E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6979in" fo:margin-left="0in" table:align="left"/>
    </style:style>
    <style:style style:name="Table51.A" style:family="table-column">
      <style:table-column-properties style:column-width="2.2306in"/>
    </style:style>
    <style:style style:name="Table51.B" style:family="table-column">
      <style:table-column-properties style:column-width="1.6444in"/>
    </style:style>
    <style:style style:name="Table51.C" style:family="table-column">
      <style:table-column-properties style:column-width="2.8229in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2" style:family="table">
      <style:table-properties style:width="2.1542in" table:align="margins"/>
    </style:style>
    <style:style style:name="Table52.A" style:family="table-column">
      <style:table-column-properties style:column-width="0.4306in" style:rel-column-width="13107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E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2.2306in"/>
    </style:style>
    <style:style style:name="Table7.B" style:family="table-column">
      <style:table-column-properties style:column-width="1.6444in"/>
    </style:style>
    <style:style style:name="Table7.C" style:family="table-column">
      <style:table-column-properties style:column-width="2.822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8" style:family="table">
      <style:table-properties style:width="2.1542in" table:align="margins"/>
    </style:style>
    <style:style style:name="Table8.A" style:family="table-column">
      <style:table-column-properties style:column-width="0.4306in" style:rel-column-width="131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2.2306in"/>
    </style:style>
    <style:style style:name="Table9.B" style:family="table-column">
      <style:table-column-properties style:column-width="1.6444in"/>
    </style:style>
    <style:style style:name="Table9.C" style:family="table-column">
      <style:table-column-properties style:column-width="2.82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53" style:family="table">
      <style:table-properties style:width="2.1542in" table:align="margins"/>
    </style:style>
    <style:style style:name="Table53.A" style:family="table-column">
      <style:table-column-properties style:column-width="0.4306in" style:rel-column-width="13107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E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6979in" fo:margin-left="0in" table:align="left"/>
    </style:style>
    <style:style style:name="Table54.A" style:family="table-column">
      <style:table-column-properties style:column-width="2.2306in"/>
    </style:style>
    <style:style style:name="Table54.B" style:family="table-column">
      <style:table-column-properties style:column-width="1.6444in"/>
    </style:style>
    <style:style style:name="Table54.C" style:family="table-column">
      <style:table-column-properties style:column-width="2.8229in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5" style:family="table">
      <style:table-properties style:width="2.1542in" table:align="margins"/>
    </style:style>
    <style:style style:name="Table55.A" style:family="table-column">
      <style:table-column-properties style:column-width="0.4306in" style:rel-column-width="13107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E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6979in" fo:margin-left="0in" table:align="left"/>
    </style:style>
    <style:style style:name="Table56.A" style:family="table-column">
      <style:table-column-properties style:column-width="2.2306in"/>
    </style:style>
    <style:style style:name="Table56.B" style:family="table-column">
      <style:table-column-properties style:column-width="1.6444in"/>
    </style:style>
    <style:style style:name="Table56.C" style:family="table-column">
      <style:table-column-properties style:column-width="2.8229in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7" style:family="table">
      <style:table-properties style:width="2.1542in" table:align="margins"/>
    </style:style>
    <style:style style:name="Table57.A" style:family="table-column">
      <style:table-column-properties style:column-width="0.4306in" style:rel-column-width="13107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E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6979in" fo:margin-left="0in" table:align="left"/>
    </style:style>
    <style:style style:name="Table58.A" style:family="table-column">
      <style:table-column-properties style:column-width="2.2306in"/>
    </style:style>
    <style:style style:name="Table58.B" style:family="table-column">
      <style:table-column-properties style:column-width="1.6444in"/>
    </style:style>
    <style:style style:name="Table58.C" style:family="table-column">
      <style:table-column-properties style:column-width="2.8229in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9" style:family="table">
      <style:table-properties style:width="2.1542in" table:align="margins"/>
    </style:style>
    <style:style style:name="Table59.A" style:family="table-column">
      <style:table-column-properties style:column-width="0.4306in" style:rel-column-width="13107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E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6979in" fo:margin-left="0in" table:align="left"/>
    </style:style>
    <style:style style:name="Table60.A" style:family="table-column">
      <style:table-column-properties style:column-width="2.2306in"/>
    </style:style>
    <style:style style:name="Table60.B" style:family="table-column">
      <style:table-column-properties style:column-width="1.6444in"/>
    </style:style>
    <style:style style:name="Table60.C" style:family="table-column">
      <style:table-column-properties style:column-width="2.8229in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1" style:family="table">
      <style:table-properties style:width="2.1542in" table:align="margins"/>
    </style:style>
    <style:style style:name="Table61.A" style:family="table-column">
      <style:table-column-properties style:column-width="0.4306in" style:rel-column-width="13107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E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6979in" fo:margin-left="0in" table:align="left"/>
    </style:style>
    <style:style style:name="Table62.A" style:family="table-column">
      <style:table-column-properties style:column-width="2.2306in"/>
    </style:style>
    <style:style style:name="Table62.B" style:family="table-column">
      <style:table-column-properties style:column-width="1.6444in"/>
    </style:style>
    <style:style style:name="Table62.C" style:family="table-column">
      <style:table-column-properties style:column-width="2.8229in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3" style:family="table">
      <style:table-properties style:width="2.1542in" table:align="margins"/>
    </style:style>
    <style:style style:name="Table63.A" style:family="table-column">
      <style:table-column-properties style:column-width="0.4306in" style:rel-column-width="13107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E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6979in" fo:margin-left="0in" table:align="left"/>
    </style:style>
    <style:style style:name="Table64.A" style:family="table-column">
      <style:table-column-properties style:column-width="2.2306in"/>
    </style:style>
    <style:style style:name="Table64.B" style:family="table-column">
      <style:table-column-properties style:column-width="1.6444in"/>
    </style:style>
    <style:style style:name="Table64.C" style:family="table-column">
      <style:table-column-properties style:column-width="2.8229in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5" style:family="table">
      <style:table-properties style:width="2.1542in" table:align="margins"/>
    </style:style>
    <style:style style:name="Table65.A" style:family="table-column">
      <style:table-column-properties style:column-width="0.4306in" style:rel-column-width="13107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E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6979in" fo:margin-left="0in" table:align="left"/>
    </style:style>
    <style:style style:name="Table66.A" style:family="table-column">
      <style:table-column-properties style:column-width="2.2306in"/>
    </style:style>
    <style:style style:name="Table66.B" style:family="table-column">
      <style:table-column-properties style:column-width="1.6444in"/>
    </style:style>
    <style:style style:name="Table66.C" style:family="table-column">
      <style:table-column-properties style:column-width="2.8229in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7" style:family="table">
      <style:table-properties style:width="2.1542in" table:align="margins"/>
    </style:style>
    <style:style style:name="Table67.A" style:family="table-column">
      <style:table-column-properties style:column-width="0.4306in" style:rel-column-width="13107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E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6979in" fo:margin-left="0in" table:align="left"/>
    </style:style>
    <style:style style:name="Table68.A" style:family="table-column">
      <style:table-column-properties style:column-width="2.2306in"/>
    </style:style>
    <style:style style:name="Table68.B" style:family="table-column">
      <style:table-column-properties style:column-width="1.6444in"/>
    </style:style>
    <style:style style:name="Table68.C" style:family="table-column">
      <style:table-column-properties style:column-width="2.8229in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9" style:family="table">
      <style:table-properties style:width="2.1542in" table:align="margins"/>
    </style:style>
    <style:style style:name="Table69.A" style:family="table-column">
      <style:table-column-properties style:column-width="0.4306in" style:rel-column-width="13107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E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6979in" fo:margin-left="0in" table:align="left"/>
    </style:style>
    <style:style style:name="Table70.A" style:family="table-column">
      <style:table-column-properties style:column-width="2.2306in"/>
    </style:style>
    <style:style style:name="Table70.B" style:family="table-column">
      <style:table-column-properties style:column-width="1.9569in"/>
    </style:style>
    <style:style style:name="Table70.C" style:family="table-column">
      <style:table-column-properties style:column-width="2.5104in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1" style:family="table">
      <style:table-properties style:width="2.1542in" table:align="margins"/>
    </style:style>
    <style:style style:name="Table71.A" style:family="table-column">
      <style:table-column-properties style:column-width="0.4306in" style:rel-column-width="13107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E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1.8806in" table:align="margins"/>
    </style:style>
    <style:style style:name="Table72.A" style:family="table-column">
      <style:table-column-properties style:column-width="0.3764in" style:rel-column-width="13107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E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6979in" fo:margin-left="0in" table:align="left"/>
    </style:style>
    <style:style style:name="Table73.A" style:family="table-column">
      <style:table-column-properties style:column-width="2.2306in"/>
    </style:style>
    <style:style style:name="Table73.B" style:family="table-column">
      <style:table-column-properties style:column-width="1.9569in"/>
    </style:style>
    <style:style style:name="Table73.C" style:family="table-column">
      <style:table-column-properties style:column-width="2.5104in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4" style:family="table">
      <style:table-properties style:width="2.1542in" table:align="margins"/>
    </style:style>
    <style:style style:name="Table74.A" style:family="table-column">
      <style:table-column-properties style:column-width="0.4306in" style:rel-column-width="13107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E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1.8806in" table:align="margins"/>
    </style:style>
    <style:style style:name="Table75.A" style:family="table-column">
      <style:table-column-properties style:column-width="0.3764in" style:rel-column-width="13107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E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6979in" fo:margin-left="0in" table:align="left"/>
    </style:style>
    <style:style style:name="Table76.A" style:family="table-column">
      <style:table-column-properties style:column-width="2.2306in"/>
    </style:style>
    <style:style style:name="Table76.B" style:family="table-column">
      <style:table-column-properties style:column-width="1.9569in"/>
    </style:style>
    <style:style style:name="Table76.C" style:family="table-column">
      <style:table-column-properties style:column-width="2.5104in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7" style:family="table">
      <style:table-properties style:width="2.1542in" table:align="margins"/>
    </style:style>
    <style:style style:name="Table77.A" style:family="table-column">
      <style:table-column-properties style:column-width="0.4306in" style:rel-column-width="13107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E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1.8806in" table:align="margins"/>
    </style:style>
    <style:style style:name="Table78.A" style:family="table-column">
      <style:table-column-properties style:column-width="0.3764in" style:rel-column-width="13107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E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6979in" fo:margin-left="0in" table:align="left"/>
    </style:style>
    <style:style style:name="Table79.A" style:family="table-column">
      <style:table-column-properties style:column-width="2.2306in"/>
    </style:style>
    <style:style style:name="Table79.B" style:family="table-column">
      <style:table-column-properties style:column-width="1.9569in"/>
    </style:style>
    <style:style style:name="Table79.C" style:family="table-column">
      <style:table-column-properties style:column-width="2.5104in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80" style:family="table">
      <style:table-properties style:width="2.1542in" table:align="margins"/>
    </style:style>
    <style:style style:name="Table80.A" style:family="table-column">
      <style:table-column-properties style:column-width="0.4306in" style:rel-column-width="13107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E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1.8806in" table:align="margins"/>
    </style:style>
    <style:style style:name="Table81.A" style:family="table-column">
      <style:table-column-properties style:column-width="0.3764in" style:rel-column-width="13107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E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6979in" fo:margin-left="0in" table:align="left"/>
    </style:style>
    <style:style style:name="Table82.A" style:family="table-column">
      <style:table-column-properties style:column-width="2.2306in"/>
    </style:style>
    <style:style style:name="Table82.B" style:family="table-column">
      <style:table-column-properties style:column-width="1.9569in"/>
    </style:style>
    <style:style style:name="Table82.C" style:family="table-column">
      <style:table-column-properties style:column-width="2.5104in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3" style:family="table">
      <style:table-properties style:width="2.1542in" table:align="margins"/>
    </style:style>
    <style:style style:name="Table83.A" style:family="table-column">
      <style:table-column-properties style:column-width="0.4306in" style:rel-column-width="13107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E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1.8806in" table:align="margins"/>
    </style:style>
    <style:style style:name="Table84.A" style:family="table-column">
      <style:table-column-properties style:column-width="0.3764in" style:rel-column-width="13107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E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Source Code Pro" fo:font-size="9.80000019073486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Source Code Pro" fo:font-size="9.80000019073486pt" officeooo:rsid="0009a0e3" officeooo:paragraph-rsid="0009a0e3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Source Code Pro" fo:font-size="9.80000019073486pt" officeooo:rsid="0009a0e3" officeooo:paragraph-rsid="000a692e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Source Code Pro" fo:font-size="9.80000019073486pt" officeooo:rsid="0009a0e3" officeooo:paragraph-rsid="000c5e6c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Source Code Pro" fo:font-size="9.80000019073486pt" officeooo:rsid="0009a0e3" officeooo:paragraph-rsid="000e9dfc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Source Code Pro" fo:font-size="9.80000019073486pt" officeooo:rsid="0009a0e3" officeooo:paragraph-rsid="0010ae35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Source Code Pro" fo:font-size="9.80000019073486pt" officeooo:rsid="0009a0e3" officeooo:paragraph-rsid="0010e33d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Source Code Pro" fo:font-size="9.80000019073486pt" officeooo:rsid="0009a0e3" officeooo:paragraph-rsid="0011a3ef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Source Code Pro" fo:font-size="9.80000019073486pt" officeooo:rsid="0009a0e3" officeooo:paragraph-rsid="0011c4b3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Source Code Pro" fo:font-size="9.80000019073486pt" officeooo:rsid="0009a0e3" officeooo:paragraph-rsid="0013a06d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Source Code Pro" fo:font-size="9.80000019073486pt" officeooo:rsid="0009a0e3" officeooo:paragraph-rsid="001503b8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Source Code Pro" fo:font-size="9.80000019073486pt" officeooo:rsid="0009a0e3" officeooo:paragraph-rsid="00167cb5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Source Code Pro" fo:font-size="9.80000019073486pt" officeooo:rsid="0009a0e3" officeooo:paragraph-rsid="0019e918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Source Code Pro" fo:font-size="9.80000019073486pt" officeooo:rsid="0009a0e3" officeooo:paragraph-rsid="001af4c9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Source Code Pro" fo:font-size="9.80000019073486pt" officeooo:rsid="0009a0e3" officeooo:paragraph-rsid="001b8793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Source Code Pro" fo:font-size="9.80000019073486pt" officeooo:rsid="0009a0e3" officeooo:paragraph-rsid="001d6531" style:font-name-asian="Courier New" style:font-size-asian="10pt" style:font-name-complex="Liberation Mono" style:font-size-complex="10pt"/>
    </style:style>
    <style:style style:name="P17" style:family="paragraph" style:parent-style-name="Table_20_Contents">
      <style:text-properties style:font-name="Source Code Pro" fo:font-size="9.80000019073486pt" officeooo:rsid="0009a0e3" officeooo:paragraph-rsid="001f487f" style:font-name-asian="Courier New" style:font-size-asian="10pt" style:font-name-complex="Liberation Mono" style:font-size-complex="10pt"/>
    </style:style>
    <style:style style:name="P18" style:family="paragraph" style:parent-style-name="Table_20_Contents">
      <style:text-properties style:font-name="Source Code Pro" fo:font-size="9.80000019073486pt" officeooo:rsid="0009a0e3" officeooo:paragraph-rsid="001f6b31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Source Code Pro" fo:font-size="9.80000019073486pt" officeooo:rsid="0009a0e3" officeooo:paragraph-rsid="001fe341" style:font-name-asian="Courier New" style:font-size-asian="10pt" style:font-name-complex="Liberation Mono" style:font-size-complex="10pt"/>
    </style:style>
    <style:style style:name="P20" style:family="paragraph" style:parent-style-name="Table_20_Contents">
      <style:text-properties style:font-name="Source Code Pro" fo:font-size="9.80000019073486pt" officeooo:rsid="0009a0e3" officeooo:paragraph-rsid="00206b35" style:font-name-asian="Courier New" style:font-size-asian="10pt" style:font-name-complex="Liberation Mono" style:font-size-complex="10pt"/>
    </style:style>
    <style:style style:name="P21" style:family="paragraph" style:parent-style-name="Table_20_Contents">
      <style:text-properties style:font-name="Source Code Pro" fo:font-size="9.80000019073486pt" officeooo:rsid="0009a0e3" officeooo:paragraph-rsid="00215b47" style:font-name-asian="Courier New" style:font-size-asian="10pt" style:font-name-complex="Liberation Mono" style:font-size-complex="10pt"/>
    </style:style>
    <style:style style:name="P22" style:family="paragraph" style:parent-style-name="Table_20_Contents">
      <style:text-properties style:font-name="Source Code Pro" fo:font-size="9.80000019073486pt" officeooo:rsid="000a692e" officeooo:paragraph-rsid="000a692e" style:font-name-asian="Courier New" style:font-size-asian="10pt" style:font-name-complex="Liberation Mono" style:font-size-complex="10pt"/>
    </style:style>
    <style:style style:name="P23" style:family="paragraph" style:parent-style-name="Table_20_Contents">
      <style:text-properties style:font-name="Source Code Pro" fo:font-size="9.80000019073486pt" officeooo:paragraph-rsid="000c5e6c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Source Code Pro" fo:font-size="9.80000019073486pt" officeooo:rsid="000c5e6c" officeooo:paragraph-rsid="000c5e6c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Source Code Pro" fo:font-size="9.80000019073486pt" officeooo:rsid="000d5cf5" officeooo:paragraph-rsid="000d5cf5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Source Code Pro" fo:font-size="9.80000019073486pt" officeooo:rsid="000e9dfc" officeooo:paragraph-rsid="000e9dfc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Source Code Pro" fo:font-size="9.80000019073486pt" officeooo:rsid="000e9dfc" officeooo:paragraph-rsid="0010ae35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Source Code Pro" fo:font-size="9.80000019073486pt" officeooo:rsid="000e9dfc" officeooo:paragraph-rsid="0010e33d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Source Code Pro" fo:font-size="9.80000019073486pt" officeooo:rsid="000e9dfc" officeooo:paragraph-rsid="0011a3ef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Source Code Pro" fo:font-size="9.80000019073486pt" officeooo:rsid="000e9dfc" officeooo:paragraph-rsid="0011c4b3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Source Code Pro" fo:font-size="9.80000019073486pt" officeooo:rsid="000e9dfc" officeooo:paragraph-rsid="0013a06d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Source Code Pro" fo:font-size="9.80000019073486pt" officeooo:rsid="000e9dfc" officeooo:paragraph-rsid="001503b8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Source Code Pro" fo:font-size="9.80000019073486pt" officeooo:rsid="000e9dfc" officeooo:paragraph-rsid="00167cb5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Source Code Pro" fo:font-size="9.80000019073486pt" officeooo:rsid="000e9dfc" officeooo:paragraph-rsid="0019e918" style:font-name-asian="Courier New" style:font-size-asian="10pt" style:font-name-complex="Liberation Mono" style:font-size-complex="10pt"/>
    </style:style>
    <style:style style:name="P35" style:family="paragraph" style:parent-style-name="Table_20_Contents">
      <style:text-properties style:font-name="Source Code Pro" fo:font-size="9.80000019073486pt" officeooo:rsid="000e9dfc" officeooo:paragraph-rsid="001af4c9" style:font-name-asian="Courier New" style:font-size-asian="10pt" style:font-name-complex="Liberation Mono" style:font-size-complex="10pt"/>
    </style:style>
    <style:style style:name="P36" style:family="paragraph" style:parent-style-name="Table_20_Contents">
      <style:text-properties style:font-name="Source Code Pro" fo:font-size="9.80000019073486pt" officeooo:rsid="000e9dfc" officeooo:paragraph-rsid="001b8793" style:font-name-asian="Courier New" style:font-size-asian="10pt" style:font-name-complex="Liberation Mono" style:font-size-complex="10pt"/>
    </style:style>
    <style:style style:name="P37" style:family="paragraph" style:parent-style-name="Table_20_Contents">
      <style:text-properties style:font-name="Source Code Pro" fo:font-size="9.80000019073486pt" officeooo:rsid="000e9dfc" officeooo:paragraph-rsid="001d6531" style:font-name-asian="Courier New" style:font-size-asian="10pt" style:font-name-complex="Liberation Mono" style:font-size-complex="10pt"/>
    </style:style>
    <style:style style:name="P38" style:family="paragraph" style:parent-style-name="Table_20_Contents">
      <style:text-properties style:font-name="Source Code Pro" fo:font-size="9.80000019073486pt" officeooo:paragraph-rsid="000e9dfc" style:font-name-asian="Courier New" style:font-size-asian="10pt" style:font-name-complex="Liberation Mono" style:font-size-complex="10pt"/>
    </style:style>
    <style:style style:name="P39" style:family="paragraph" style:parent-style-name="Table_20_Contents">
      <style:text-properties style:font-name="Source Code Pro" fo:font-size="9.80000019073486pt" officeooo:rsid="0010ae35" officeooo:paragraph-rsid="0010ae35" style:font-name-asian="Courier New" style:font-size-asian="10pt" style:font-name-complex="Liberation Mono" style:font-size-complex="10pt"/>
    </style:style>
    <style:style style:name="P40" style:family="paragraph" style:parent-style-name="Table_20_Contents">
      <style:text-properties style:font-name="Source Code Pro" fo:font-size="9.80000019073486pt" officeooo:rsid="0010ae35" officeooo:paragraph-rsid="0010e33d" style:font-name-asian="Courier New" style:font-size-asian="10pt" style:font-name-complex="Liberation Mono" style:font-size-complex="10pt"/>
    </style:style>
    <style:style style:name="P41" style:family="paragraph" style:parent-style-name="Table_20_Contents">
      <style:text-properties style:font-name="Source Code Pro" fo:font-size="9.80000019073486pt" officeooo:paragraph-rsid="0010ae35" style:font-name-asian="Courier New" style:font-size-asian="10pt" style:font-name-complex="Liberation Mono" style:font-size-complex="10pt"/>
    </style:style>
    <style:style style:name="P42" style:family="paragraph" style:parent-style-name="Table_20_Contents">
      <style:text-properties style:font-name="Source Code Pro" fo:font-size="9.80000019073486pt" officeooo:paragraph-rsid="0010e33d" style:font-name-asian="Courier New" style:font-size-asian="10pt" style:font-name-complex="Liberation Mono" style:font-size-complex="10pt"/>
    </style:style>
    <style:style style:name="P43" style:family="paragraph" style:parent-style-name="Table_20_Contents">
      <style:text-properties style:font-name="Source Code Pro" fo:font-size="9.80000019073486pt" officeooo:rsid="0010e33d" officeooo:paragraph-rsid="0010e33d" style:font-name-asian="Courier New" style:font-size-asian="10pt" style:font-name-complex="Liberation Mono" style:font-size-complex="10pt"/>
    </style:style>
    <style:style style:name="P44" style:family="paragraph" style:parent-style-name="Table_20_Contents">
      <style:text-properties style:font-name="Source Code Pro" fo:font-size="9.80000019073486pt" officeooo:rsid="0010e33d" officeooo:paragraph-rsid="0011a3ef" style:font-name-asian="Courier New" style:font-size-asian="10pt" style:font-name-complex="Liberation Mono" style:font-size-complex="10pt"/>
    </style:style>
    <style:style style:name="P45" style:family="paragraph" style:parent-style-name="Table_20_Contents">
      <style:text-properties style:font-name="Source Code Pro" fo:font-size="9.80000019073486pt" officeooo:rsid="0010e33d" officeooo:paragraph-rsid="0011c4b3" style:font-name-asian="Courier New" style:font-size-asian="10pt" style:font-name-complex="Liberation Mono" style:font-size-complex="10pt"/>
    </style:style>
    <style:style style:name="P46" style:family="paragraph" style:parent-style-name="Table_20_Contents">
      <style:text-properties style:font-name="Source Code Pro" fo:font-size="9.80000019073486pt" officeooo:rsid="0010e33d" officeooo:paragraph-rsid="0013a06d" style:font-name-asian="Courier New" style:font-size-asian="10pt" style:font-name-complex="Liberation Mono" style:font-size-complex="10pt"/>
    </style:style>
    <style:style style:name="P47" style:family="paragraph" style:parent-style-name="Table_20_Contents">
      <style:text-properties style:font-name="Source Code Pro" fo:font-size="9.80000019073486pt" officeooo:rsid="0010e33d" officeooo:paragraph-rsid="00167cb5" style:font-name-asian="Courier New" style:font-size-asian="10pt" style:font-name-complex="Liberation Mono" style:font-size-complex="10pt"/>
    </style:style>
    <style:style style:name="P48" style:family="paragraph" style:parent-style-name="Table_20_Contents">
      <style:text-properties style:font-name="Source Code Pro" fo:font-size="9.80000019073486pt" officeooo:rsid="0010e33d" officeooo:paragraph-rsid="001b8793" style:font-name-asian="Courier New" style:font-size-asian="10pt" style:font-name-complex="Liberation Mono" style:font-size-complex="10pt"/>
    </style:style>
    <style:style style:name="P49" style:family="paragraph" style:parent-style-name="Table_20_Contents">
      <style:text-properties style:font-name="Source Code Pro" fo:font-size="9.80000019073486pt" officeooo:rsid="0010e33d" officeooo:paragraph-rsid="001f487f" style:font-name-asian="Courier New" style:font-size-asian="10pt" style:font-name-complex="Liberation Mono" style:font-size-complex="10pt"/>
    </style:style>
    <style:style style:name="P50" style:family="paragraph" style:parent-style-name="Table_20_Contents">
      <style:text-properties style:font-name="Source Code Pro" fo:font-size="9.80000019073486pt" officeooo:rsid="0011a3ef" officeooo:paragraph-rsid="0011a3ef" style:font-name-asian="Courier New" style:font-size-asian="10pt" style:font-name-complex="Liberation Mono" style:font-size-complex="10pt"/>
    </style:style>
    <style:style style:name="P51" style:family="paragraph" style:parent-style-name="Table_20_Contents">
      <style:text-properties style:font-name="Source Code Pro" fo:font-size="9.80000019073486pt" officeooo:rsid="0011a3ef" officeooo:paragraph-rsid="0011c4b3" style:font-name-asian="Courier New" style:font-size-asian="10pt" style:font-name-complex="Liberation Mono" style:font-size-complex="10pt"/>
    </style:style>
    <style:style style:name="P52" style:family="paragraph" style:parent-style-name="Table_20_Contents">
      <style:text-properties style:font-name="Source Code Pro" fo:font-size="9.80000019073486pt" officeooo:rsid="0011a3ef" officeooo:paragraph-rsid="0013a06d" style:font-name-asian="Courier New" style:font-size-asian="10pt" style:font-name-complex="Liberation Mono" style:font-size-complex="10pt"/>
    </style:style>
    <style:style style:name="P53" style:family="paragraph" style:parent-style-name="Table_20_Contents">
      <style:text-properties style:font-name="Source Code Pro" fo:font-size="9.80000019073486pt" officeooo:rsid="0011a3ef" officeooo:paragraph-rsid="001503b8" style:font-name-asian="Courier New" style:font-size-asian="10pt" style:font-name-complex="Liberation Mono" style:font-size-complex="10pt"/>
    </style:style>
    <style:style style:name="P54" style:family="paragraph" style:parent-style-name="Table_20_Contents">
      <style:text-properties style:font-name="Source Code Pro" fo:font-size="9.80000019073486pt" officeooo:rsid="0011a3ef" officeooo:paragraph-rsid="00167cb5" style:font-name-asian="Courier New" style:font-size-asian="10pt" style:font-name-complex="Liberation Mono" style:font-size-complex="10pt"/>
    </style:style>
    <style:style style:name="P55" style:family="paragraph" style:parent-style-name="Table_20_Contents">
      <style:text-properties style:font-name="Source Code Pro" fo:font-size="9.80000019073486pt" officeooo:rsid="0011a3ef" officeooo:paragraph-rsid="001b8793" style:font-name-asian="Courier New" style:font-size-asian="10pt" style:font-name-complex="Liberation Mono" style:font-size-complex="10pt"/>
    </style:style>
    <style:style style:name="P56" style:family="paragraph" style:parent-style-name="Table_20_Contents">
      <style:text-properties style:font-name="Source Code Pro" fo:font-size="9.80000019073486pt" officeooo:rsid="0011a3ef" officeooo:paragraph-rsid="001f487f" style:font-name-asian="Courier New" style:font-size-asian="10pt" style:font-name-complex="Liberation Mono" style:font-size-complex="10pt"/>
    </style:style>
    <style:style style:name="P57" style:family="paragraph" style:parent-style-name="Table_20_Contents">
      <style:text-properties style:font-name="Source Code Pro" fo:font-size="9.80000019073486pt" officeooo:rsid="0011a3ef" officeooo:paragraph-rsid="001f6b31" style:font-name-asian="Courier New" style:font-size-asian="10pt" style:font-name-complex="Liberation Mono" style:font-size-complex="10pt"/>
    </style:style>
    <style:style style:name="P58" style:family="paragraph" style:parent-style-name="Table_20_Contents">
      <style:text-properties style:font-name="Source Code Pro" fo:font-size="9.80000019073486pt" officeooo:rsid="0011a3ef" officeooo:paragraph-rsid="001fe341" style:font-name-asian="Courier New" style:font-size-asian="10pt" style:font-name-complex="Liberation Mono" style:font-size-complex="10pt"/>
    </style:style>
    <style:style style:name="P59" style:family="paragraph" style:parent-style-name="Table_20_Contents">
      <style:text-properties style:font-name="Source Code Pro" fo:font-size="9.80000019073486pt" officeooo:rsid="0011a3ef" officeooo:paragraph-rsid="00206b35" style:font-name-asian="Courier New" style:font-size-asian="10pt" style:font-name-complex="Liberation Mono" style:font-size-complex="10pt"/>
    </style:style>
    <style:style style:name="P60" style:family="paragraph" style:parent-style-name="Table_20_Contents">
      <style:text-properties style:font-name="Source Code Pro" fo:font-size="9.80000019073486pt" officeooo:paragraph-rsid="0011a3ef" style:font-name-asian="Courier New" style:font-size-asian="10pt" style:font-name-complex="Liberation Mono" style:font-size-complex="10pt"/>
    </style:style>
    <style:style style:name="P61" style:family="paragraph" style:parent-style-name="Table_20_Contents">
      <style:text-properties style:font-name="Source Code Pro" fo:font-size="9.80000019073486pt" officeooo:rsid="0011be59" officeooo:paragraph-rsid="0011be59" style:font-name-asian="Courier New" style:font-size-asian="10pt" style:font-name-complex="Liberation Mono" style:font-size-complex="10pt"/>
    </style:style>
    <style:style style:name="P62" style:family="paragraph" style:parent-style-name="Table_20_Contents">
      <style:text-properties style:font-name="Source Code Pro" fo:font-size="9.80000019073486pt" officeooo:rsid="0011be59" officeooo:paragraph-rsid="0011c4b3" style:font-name-asian="Courier New" style:font-size-asian="10pt" style:font-name-complex="Liberation Mono" style:font-size-complex="10pt"/>
    </style:style>
    <style:style style:name="P63" style:family="paragraph" style:parent-style-name="Table_20_Contents">
      <style:text-properties style:font-name="Source Code Pro" fo:font-size="9.80000019073486pt" officeooo:rsid="0011be59" officeooo:paragraph-rsid="0013a06d" style:font-name-asian="Courier New" style:font-size-asian="10pt" style:font-name-complex="Liberation Mono" style:font-size-complex="10pt"/>
    </style:style>
    <style:style style:name="P64" style:family="paragraph" style:parent-style-name="Table_20_Contents">
      <style:text-properties style:font-name="Source Code Pro" fo:font-size="9.80000019073486pt" officeooo:rsid="0011be59" officeooo:paragraph-rsid="001503b8" style:font-name-asian="Courier New" style:font-size-asian="10pt" style:font-name-complex="Liberation Mono" style:font-size-complex="10pt"/>
    </style:style>
    <style:style style:name="P65" style:family="paragraph" style:parent-style-name="Table_20_Contents">
      <style:text-properties style:font-name="Source Code Pro" fo:font-size="9.80000019073486pt" officeooo:rsid="0011be59" officeooo:paragraph-rsid="00167cb5" style:font-name-asian="Courier New" style:font-size-asian="10pt" style:font-name-complex="Liberation Mono" style:font-size-complex="10pt"/>
    </style:style>
    <style:style style:name="P66" style:family="paragraph" style:parent-style-name="Table_20_Contents">
      <style:text-properties style:font-name="Source Code Pro" fo:font-size="9.80000019073486pt" officeooo:rsid="0011be59" officeooo:paragraph-rsid="001b8793" style:font-name-asian="Courier New" style:font-size-asian="10pt" style:font-name-complex="Liberation Mono" style:font-size-complex="10pt"/>
    </style:style>
    <style:style style:name="P67" style:family="paragraph" style:parent-style-name="Table_20_Contents">
      <style:text-properties style:font-name="Source Code Pro" fo:font-size="9.80000019073486pt" officeooo:rsid="0011be59" officeooo:paragraph-rsid="001f487f" style:font-name-asian="Courier New" style:font-size-asian="10pt" style:font-name-complex="Liberation Mono" style:font-size-complex="10pt"/>
    </style:style>
    <style:style style:name="P68" style:family="paragraph" style:parent-style-name="Table_20_Contents">
      <style:text-properties style:font-name="Source Code Pro" fo:font-size="9.80000019073486pt" officeooo:rsid="0011be59" officeooo:paragraph-rsid="001f6b31" style:font-name-asian="Courier New" style:font-size-asian="10pt" style:font-name-complex="Liberation Mono" style:font-size-complex="10pt"/>
    </style:style>
    <style:style style:name="P69" style:family="paragraph" style:parent-style-name="Table_20_Contents">
      <style:text-properties style:font-name="Source Code Pro" fo:font-size="9.80000019073486pt" officeooo:rsid="0011be59" officeooo:paragraph-rsid="001fe341" style:font-name-asian="Courier New" style:font-size-asian="10pt" style:font-name-complex="Liberation Mono" style:font-size-complex="10pt"/>
    </style:style>
    <style:style style:name="P70" style:family="paragraph" style:parent-style-name="Table_20_Contents">
      <style:text-properties style:font-name="Source Code Pro" fo:font-size="9.80000019073486pt" officeooo:rsid="0011be59" officeooo:paragraph-rsid="00206b35" style:font-name-asian="Courier New" style:font-size-asian="10pt" style:font-name-complex="Liberation Mono" style:font-size-complex="10pt"/>
    </style:style>
    <style:style style:name="P71" style:family="paragraph" style:parent-style-name="Table_20_Contents">
      <style:text-properties style:font-name="Source Code Pro" fo:font-size="9.80000019073486pt" officeooo:rsid="0011be59" officeooo:paragraph-rsid="00215b47" style:font-name-asian="Courier New" style:font-size-asian="10pt" style:font-name-complex="Liberation Mono" style:font-size-complex="10pt"/>
    </style:style>
    <style:style style:name="P72" style:family="paragraph" style:parent-style-name="Table_20_Contents">
      <style:text-properties style:font-name="Source Code Pro" fo:font-size="9.80000019073486pt" officeooo:paragraph-rsid="0011c4b3" style:font-name-asian="Courier New" style:font-size-asian="10pt" style:font-name-complex="Liberation Mono" style:font-size-complex="10pt"/>
    </style:style>
    <style:style style:name="P73" style:family="paragraph" style:parent-style-name="Table_20_Contents">
      <style:text-properties style:font-name="Source Code Pro" fo:font-size="9.80000019073486pt" officeooo:paragraph-rsid="0013a06d" style:font-name-asian="Courier New" style:font-size-asian="10pt" style:font-name-complex="Liberation Mono" style:font-size-complex="10pt"/>
    </style:style>
    <style:style style:name="P74" style:family="paragraph" style:parent-style-name="Table_20_Contents">
      <style:text-properties style:font-name="Source Code Pro" fo:font-size="9.80000019073486pt" officeooo:rsid="0013a06d" officeooo:paragraph-rsid="0013a06d" style:font-name-asian="Courier New" style:font-size-asian="10pt" style:font-name-complex="Liberation Mono" style:font-size-complex="10pt"/>
    </style:style>
    <style:style style:name="P75" style:family="paragraph" style:parent-style-name="Table_20_Contents">
      <style:text-properties style:font-name="Source Code Pro" fo:font-size="9.80000019073486pt" officeooo:rsid="0013a06d" officeooo:paragraph-rsid="00167cb5" style:font-name-asian="Courier New" style:font-size-asian="10pt" style:font-name-complex="Liberation Mono" style:font-size-complex="10pt"/>
    </style:style>
    <style:style style:name="P76" style:family="paragraph" style:parent-style-name="Table_20_Contents">
      <style:text-properties style:font-name="Source Code Pro" fo:font-size="9.80000019073486pt" officeooo:paragraph-rsid="001503b8" style:font-name-asian="Courier New" style:font-size-asian="10pt" style:font-name-complex="Liberation Mono" style:font-size-complex="10pt"/>
    </style:style>
    <style:style style:name="P77" style:family="paragraph" style:parent-style-name="Table_20_Contents">
      <style:text-properties style:font-name="Source Code Pro" fo:font-size="9.80000019073486pt" officeooo:rsid="001503b8" officeooo:paragraph-rsid="001503b8" style:font-name-asian="Courier New" style:font-size-asian="10pt" style:font-name-complex="Liberation Mono" style:font-size-complex="10pt"/>
    </style:style>
    <style:style style:name="P78" style:family="paragraph" style:parent-style-name="Table_20_Contents">
      <style:text-properties style:font-name="Source Code Pro" fo:font-size="9.80000019073486pt" officeooo:rsid="001503b8" officeooo:paragraph-rsid="0019e918" style:font-name-asian="Courier New" style:font-size-asian="10pt" style:font-name-complex="Liberation Mono" style:font-size-complex="10pt"/>
    </style:style>
    <style:style style:name="P79" style:family="paragraph" style:parent-style-name="Table_20_Contents">
      <style:text-properties style:font-name="Source Code Pro" fo:font-size="9.80000019073486pt" officeooo:rsid="001503b8" officeooo:paragraph-rsid="001d6531" style:font-name-asian="Courier New" style:font-size-asian="10pt" style:font-name-complex="Liberation Mono" style:font-size-complex="10pt"/>
    </style:style>
    <style:style style:name="P80" style:family="paragraph" style:parent-style-name="Table_20_Contents">
      <style:text-properties style:font-name="Source Code Pro" fo:font-size="9.80000019073486pt" officeooo:paragraph-rsid="00167cb5" style:font-name-asian="Courier New" style:font-size-asian="10pt" style:font-name-complex="Liberation Mono" style:font-size-complex="10pt"/>
    </style:style>
    <style:style style:name="P81" style:family="paragraph" style:parent-style-name="Table_20_Contents">
      <style:text-properties style:font-name="Source Code Pro" fo:font-size="9.80000019073486pt" officeooo:rsid="00167cb5" officeooo:paragraph-rsid="00167cb5" style:font-name-asian="Courier New" style:font-size-asian="10pt" style:font-name-complex="Liberation Mono" style:font-size-complex="10pt"/>
    </style:style>
    <style:style style:name="P82" style:family="paragraph" style:parent-style-name="Table_20_Contents">
      <style:text-properties style:font-name="Source Code Pro" fo:font-size="9.80000019073486pt" officeooo:rsid="0019e918" officeooo:paragraph-rsid="0019e918" style:font-name-asian="Courier New" style:font-size-asian="10pt" style:font-name-complex="Liberation Mono" style:font-size-complex="10pt"/>
    </style:style>
    <style:style style:name="P83" style:family="paragraph" style:parent-style-name="Table_20_Contents">
      <style:text-properties style:font-name="Source Code Pro" fo:font-size="9.80000019073486pt" officeooo:rsid="0019e918" officeooo:paragraph-rsid="001af4c9" style:font-name-asian="Courier New" style:font-size-asian="10pt" style:font-name-complex="Liberation Mono" style:font-size-complex="10pt"/>
    </style:style>
    <style:style style:name="P84" style:family="paragraph" style:parent-style-name="Table_20_Contents">
      <style:text-properties style:font-name="Source Code Pro" fo:font-size="9.80000019073486pt" officeooo:rsid="0019e918" officeooo:paragraph-rsid="001b8793" style:font-name-asian="Courier New" style:font-size-asian="10pt" style:font-name-complex="Liberation Mono" style:font-size-complex="10pt"/>
    </style:style>
    <style:style style:name="P85" style:family="paragraph" style:parent-style-name="Table_20_Contents">
      <style:text-properties style:font-name="Source Code Pro" fo:font-size="9.80000019073486pt" officeooo:rsid="0019e918" officeooo:paragraph-rsid="001d6531" style:font-name-asian="Courier New" style:font-size-asian="10pt" style:font-name-complex="Liberation Mono" style:font-size-complex="10pt"/>
    </style:style>
    <style:style style:name="P86" style:family="paragraph" style:parent-style-name="Table_20_Contents">
      <style:text-properties style:font-name="Source Code Pro" fo:font-size="9.80000019073486pt" officeooo:rsid="001af4c9" officeooo:paragraph-rsid="001af4c9" style:font-name-asian="Courier New" style:font-size-asian="10pt" style:font-name-complex="Liberation Mono" style:font-size-complex="10pt"/>
    </style:style>
    <style:style style:name="P87" style:family="paragraph" style:parent-style-name="Table_20_Contents">
      <style:text-properties style:font-name="Source Code Pro" fo:font-size="9.80000019073486pt" officeooo:rsid="001af4c9" officeooo:paragraph-rsid="001b8793" style:font-name-asian="Courier New" style:font-size-asian="10pt" style:font-name-complex="Liberation Mono" style:font-size-complex="10pt"/>
    </style:style>
    <style:style style:name="P88" style:family="paragraph" style:parent-style-name="Table_20_Contents">
      <style:text-properties style:font-name="Source Code Pro" fo:font-size="9.80000019073486pt" officeooo:paragraph-rsid="001b8793" style:font-name-asian="Courier New" style:font-size-asian="10pt" style:font-name-complex="Liberation Mono" style:font-size-complex="10pt"/>
    </style:style>
    <style:style style:name="P89" style:family="paragraph" style:parent-style-name="Table_20_Contents">
      <style:text-properties style:font-name="Source Code Pro" fo:font-size="9.80000019073486pt" officeooo:rsid="001b8793" officeooo:paragraph-rsid="001b8793" style:font-name-asian="Courier New" style:font-size-asian="10pt" style:font-name-complex="Liberation Mono" style:font-size-complex="10pt"/>
    </style:style>
    <style:style style:name="P90" style:family="paragraph" style:parent-style-name="Table_20_Contents">
      <style:text-properties style:font-name="Source Code Pro" fo:font-size="9.80000019073486pt" officeooo:paragraph-rsid="001f487f" style:font-name-asian="Courier New" style:font-size-asian="10pt" style:font-name-complex="Liberation Mono" style:font-size-complex="10pt"/>
    </style:style>
    <style:style style:name="P91" style:family="paragraph" style:parent-style-name="Table_20_Contents">
      <style:text-properties style:font-name="Source Code Pro" fo:font-size="9.80000019073486pt" officeooo:rsid="001f487f" officeooo:paragraph-rsid="001f487f" style:font-name-asian="Courier New" style:font-size-asian="10pt" style:font-name-complex="Liberation Mono" style:font-size-complex="10pt"/>
    </style:style>
    <style:style style:name="P92" style:family="paragraph" style:parent-style-name="Table_20_Contents">
      <style:text-properties style:font-name="Source Code Pro" fo:font-size="9.80000019073486pt" officeooo:rsid="001f487f" officeooo:paragraph-rsid="001f6b31" style:font-name-asian="Courier New" style:font-size-asian="10pt" style:font-name-complex="Liberation Mono" style:font-size-complex="10pt"/>
    </style:style>
    <style:style style:name="P93" style:family="paragraph" style:parent-style-name="Table_20_Contents">
      <style:text-properties style:font-name="Source Code Pro" fo:font-size="9.80000019073486pt" officeooo:rsid="001f487f" officeooo:paragraph-rsid="001fe341" style:font-name-asian="Courier New" style:font-size-asian="10pt" style:font-name-complex="Liberation Mono" style:font-size-complex="10pt"/>
    </style:style>
    <style:style style:name="P94" style:family="paragraph" style:parent-style-name="Table_20_Contents">
      <style:text-properties style:font-name="Source Code Pro" fo:font-size="9.80000019073486pt" officeooo:rsid="001f487f" officeooo:paragraph-rsid="00206b35" style:font-name-asian="Courier New" style:font-size-asian="10pt" style:font-name-complex="Liberation Mono" style:font-size-complex="10pt"/>
    </style:style>
    <style:style style:name="P95" style:family="paragraph" style:parent-style-name="Table_20_Contents">
      <style:text-properties style:font-name="Source Code Pro" fo:font-size="9.80000019073486pt" officeooo:rsid="001f487f" officeooo:paragraph-rsid="00215b47" style:font-name-asian="Courier New" style:font-size-asian="10pt" style:font-name-complex="Liberation Mono" style:font-size-complex="10pt"/>
    </style:style>
    <style:style style:name="P96" style:family="paragraph" style:parent-style-name="Table_20_Contents">
      <style:text-properties style:font-name="Source Code Pro" fo:font-size="9.80000019073486pt" officeooo:paragraph-rsid="001f6b31" style:font-name-asian="Courier New" style:font-size-asian="10pt" style:font-name-complex="Liberation Mono" style:font-size-complex="10pt"/>
    </style:style>
    <style:style style:name="P97" style:family="paragraph" style:parent-style-name="Table_20_Contents">
      <style:text-properties style:font-name="Source Code Pro" fo:font-size="9.80000019073486pt" officeooo:rsid="001f6b31" officeooo:paragraph-rsid="001f6b31" style:font-name-asian="Courier New" style:font-size-asian="10pt" style:font-name-complex="Liberation Mono" style:font-size-complex="10pt"/>
    </style:style>
    <style:style style:name="P98" style:family="paragraph" style:parent-style-name="Table_20_Contents">
      <style:text-properties style:font-name="Source Code Pro" fo:font-size="9.80000019073486pt" officeooo:rsid="001f6b31" officeooo:paragraph-rsid="001fe341" style:font-name-asian="Courier New" style:font-size-asian="10pt" style:font-name-complex="Liberation Mono" style:font-size-complex="10pt"/>
    </style:style>
    <style:style style:name="P99" style:family="paragraph" style:parent-style-name="Table_20_Contents">
      <style:text-properties style:font-name="Source Code Pro" fo:font-size="9.80000019073486pt" officeooo:rsid="001f6b31" officeooo:paragraph-rsid="00206b35" style:font-name-asian="Courier New" style:font-size-asian="10pt" style:font-name-complex="Liberation Mono" style:font-size-complex="10pt"/>
    </style:style>
    <style:style style:name="P100" style:family="paragraph" style:parent-style-name="Table_20_Contents">
      <style:text-properties style:font-name="Source Code Pro" fo:font-size="9.80000019073486pt" officeooo:rsid="001f6b31" officeooo:paragraph-rsid="00215b47" style:font-name-asian="Courier New" style:font-size-asian="10pt" style:font-name-complex="Liberation Mono" style:font-size-complex="10pt"/>
    </style:style>
    <style:style style:name="P101" style:family="paragraph" style:parent-style-name="Table_20_Contents">
      <style:text-properties style:font-name="Source Code Pro" fo:font-size="9.80000019073486pt" officeooo:paragraph-rsid="001fe341" style:font-name-asian="Courier New" style:font-size-asian="10pt" style:font-name-complex="Liberation Mono" style:font-size-complex="10pt"/>
    </style:style>
    <style:style style:name="P102" style:family="paragraph" style:parent-style-name="Table_20_Contents">
      <style:text-properties style:font-name="Source Code Pro" fo:font-size="9.80000019073486pt" officeooo:rsid="001fe341" officeooo:paragraph-rsid="001fe341" style:font-name-asian="Courier New" style:font-size-asian="10pt" style:font-name-complex="Liberation Mono" style:font-size-complex="10pt"/>
    </style:style>
    <style:style style:name="P103" style:family="paragraph" style:parent-style-name="Table_20_Contents">
      <style:text-properties style:font-name="Source Code Pro" fo:font-size="9.80000019073486pt" officeooo:rsid="001fe341" officeooo:paragraph-rsid="00206b35" style:font-name-asian="Courier New" style:font-size-asian="10pt" style:font-name-complex="Liberation Mono" style:font-size-complex="10pt"/>
    </style:style>
    <style:style style:name="P104" style:family="paragraph" style:parent-style-name="Table_20_Contents">
      <style:text-properties style:font-name="Source Code Pro" fo:font-size="9.80000019073486pt" officeooo:paragraph-rsid="00206b35" style:font-name-asian="Courier New" style:font-size-asian="10pt" style:font-name-complex="Liberation Mono" style:font-size-complex="10pt"/>
    </style:style>
    <style:style style:name="P105" style:family="paragraph" style:parent-style-name="Table_20_Contents">
      <style:text-properties style:font-name="Source Code Pro" fo:font-size="9.80000019073486pt" officeooo:rsid="00206b35" officeooo:paragraph-rsid="00206b35" style:font-name-asian="Courier New" style:font-size-asian="10pt" style:font-name-complex="Liberation Mono" style:font-size-complex="10pt"/>
    </style:style>
    <style:style style:name="P106" style:family="paragraph" style:parent-style-name="Table_20_Contents">
      <style:text-properties style:font-name="Source Code Pro" fo:font-size="9.80000019073486pt" officeooo:rsid="00206b35" officeooo:paragraph-rsid="00215b47" style:font-name-asian="Courier New" style:font-size-asian="10pt" style:font-name-complex="Liberation Mono" style:font-size-complex="10pt"/>
    </style:style>
    <style:style style:name="P107" style:family="paragraph" style:parent-style-name="Table_20_Contents">
      <style:text-properties style:font-name="Source Code Pro" fo:font-size="9.80000019073486pt" officeooo:paragraph-rsid="00215b47" style:font-name-asian="Courier New" style:font-size-asian="10pt" style:font-name-complex="Liberation Mono" style:font-size-complex="10pt"/>
    </style:style>
    <style:style style:name="P108" style:family="paragraph" style:parent-style-name="Table_20_Contents">
      <style:text-properties style:font-name="Source Code Pro" fo:font-size="9.80000019073486pt" officeooo:rsid="00215b47" officeooo:paragraph-rsid="00215b47" style:font-name-asian="Courier New" style:font-size-asian="10pt" style:font-name-complex="Liberation Mono" style:font-size-complex="10pt"/>
    </style:style>
    <style:style style:name="P109" style:family="paragraph" style:parent-style-name="Preformatted_20_Text">
      <style:text-properties fo:color="#a9b7c6" style:font-name="Source Code Pro" fo:font-size="9.80000019073486pt" officeooo:rsid="0009a0e3" officeooo:paragraph-rsid="0009a0e3"/>
    </style:style>
    <style:style style:name="P110" style:family="paragraph" style:parent-style-name="Preformatted_20_Text">
      <style:text-properties fo:color="#a9b7c6" style:font-name="Source Code Pro" fo:font-size="9.80000019073486pt" officeooo:rsid="0009a0e3" officeooo:paragraph-rsid="000a692e"/>
    </style:style>
    <style:style style:name="P111" style:family="paragraph" style:parent-style-name="Preformatted_20_Text">
      <style:text-properties fo:color="#a9b7c6" style:font-name="Source Code Pro" fo:font-size="9.80000019073486pt" officeooo:rsid="000a692e" officeooo:paragraph-rsid="000c5e6c"/>
    </style:style>
    <style:style style:name="P112" style:family="paragraph" style:parent-style-name="Preformatted_20_Text">
      <style:text-properties fo:color="#a9b7c6" style:font-name="Source Code Pro" fo:font-size="9.80000019073486pt" officeooo:rsid="000a692e" officeooo:paragraph-rsid="000e9dfc"/>
    </style:style>
    <style:style style:name="P113" style:family="paragraph" style:parent-style-name="Preformatted_20_Text">
      <style:text-properties fo:color="#a9b7c6" style:font-name="Source Code Pro" fo:font-size="9.80000019073486pt" officeooo:rsid="000a692e" officeooo:paragraph-rsid="0010ae35"/>
    </style:style>
    <style:style style:name="P114" style:family="paragraph" style:parent-style-name="Preformatted_20_Text">
      <style:text-properties fo:color="#a9b7c6" style:font-name="Source Code Pro" fo:font-size="9.80000019073486pt" officeooo:rsid="000a692e" officeooo:paragraph-rsid="0010e33d"/>
    </style:style>
    <style:style style:name="P115" style:family="paragraph" style:parent-style-name="Preformatted_20_Text">
      <style:text-properties fo:color="#a9b7c6" style:font-name="Source Code Pro" fo:font-size="9.80000019073486pt" officeooo:rsid="000a692e" officeooo:paragraph-rsid="0011a3ef"/>
    </style:style>
    <style:style style:name="P116" style:family="paragraph" style:parent-style-name="Preformatted_20_Text">
      <style:text-properties fo:color="#a9b7c6" style:font-name="Source Code Pro" fo:font-size="9.80000019073486pt" officeooo:rsid="000a692e" officeooo:paragraph-rsid="0011c4b3"/>
    </style:style>
    <style:style style:name="P117" style:family="paragraph" style:parent-style-name="Preformatted_20_Text">
      <style:text-properties fo:color="#a9b7c6" style:font-name="Source Code Pro" fo:font-size="9.80000019073486pt" officeooo:rsid="000a692e" officeooo:paragraph-rsid="0013a06d"/>
    </style:style>
    <style:style style:name="P118" style:family="paragraph" style:parent-style-name="Preformatted_20_Text">
      <style:text-properties fo:color="#a9b7c6" style:font-name="Source Code Pro" fo:font-size="9.80000019073486pt" officeooo:rsid="000a692e" officeooo:paragraph-rsid="001503b8"/>
    </style:style>
    <style:style style:name="P119" style:family="paragraph" style:parent-style-name="Preformatted_20_Text">
      <style:text-properties fo:color="#a9b7c6" style:font-name="Source Code Pro" fo:font-size="9.80000019073486pt" officeooo:rsid="000a692e" officeooo:paragraph-rsid="00167cb5"/>
    </style:style>
    <style:style style:name="P120" style:family="paragraph" style:parent-style-name="Preformatted_20_Text">
      <style:text-properties fo:color="#a9b7c6" style:font-name="Source Code Pro" fo:font-size="9.80000019073486pt" officeooo:rsid="000a692e" officeooo:paragraph-rsid="0019e918"/>
    </style:style>
    <style:style style:name="P121" style:family="paragraph" style:parent-style-name="Preformatted_20_Text">
      <style:text-properties fo:color="#a9b7c6" style:font-name="Source Code Pro" fo:font-size="9.80000019073486pt" officeooo:rsid="000a692e" officeooo:paragraph-rsid="001af4c9"/>
    </style:style>
    <style:style style:name="P122" style:family="paragraph" style:parent-style-name="Preformatted_20_Text">
      <style:text-properties fo:color="#a9b7c6" style:font-name="Source Code Pro" fo:font-size="9.80000019073486pt" officeooo:rsid="000a692e" officeooo:paragraph-rsid="001b8793"/>
    </style:style>
    <style:style style:name="P123" style:family="paragraph" style:parent-style-name="Preformatted_20_Text">
      <style:text-properties fo:color="#a9b7c6" style:font-name="Source Code Pro" fo:font-size="9.80000019073486pt" officeooo:rsid="000a692e" officeooo:paragraph-rsid="001d6531"/>
    </style:style>
    <style:style style:name="P124" style:family="paragraph" style:parent-style-name="Preformatted_20_Text">
      <style:text-properties fo:color="#a9b7c6" style:font-name="Source Code Pro" fo:font-size="9.80000019073486pt" officeooo:rsid="000a692e" officeooo:paragraph-rsid="001f487f"/>
    </style:style>
    <style:style style:name="P125" style:family="paragraph" style:parent-style-name="Preformatted_20_Text">
      <style:text-properties fo:color="#a9b7c6" style:font-name="Source Code Pro" fo:font-size="9.80000019073486pt" officeooo:rsid="000a692e" officeooo:paragraph-rsid="001f6b31"/>
    </style:style>
    <style:style style:name="P126" style:family="paragraph" style:parent-style-name="Preformatted_20_Text">
      <style:text-properties fo:color="#a9b7c6" style:font-name="Source Code Pro" fo:font-size="9.80000019073486pt" officeooo:rsid="000a692e" officeooo:paragraph-rsid="001fe341"/>
    </style:style>
    <style:style style:name="P127" style:family="paragraph" style:parent-style-name="Preformatted_20_Text">
      <style:text-properties fo:color="#a9b7c6" style:font-name="Source Code Pro" fo:font-size="9.80000019073486pt" officeooo:rsid="000a692e" officeooo:paragraph-rsid="00206b35"/>
    </style:style>
    <style:style style:name="P128" style:family="paragraph" style:parent-style-name="Preformatted_20_Text">
      <style:text-properties fo:color="#a9b7c6" style:font-name="Source Code Pro" fo:font-size="9.80000019073486pt" officeooo:rsid="000a692e" officeooo:paragraph-rsid="00215b47"/>
    </style:style>
    <style:style style:name="P129" style:family="paragraph" style:parent-style-name="Preformatted_20_Text">
      <style:text-properties fo:color="#ffc66d" style:font-name="Source Code Pro" fo:font-size="9.80000019073486pt" officeooo:rsid="000a692e" officeooo:paragraph-rsid="000a692e"/>
    </style:style>
    <style:style style:name="P130" style:family="paragraph" style:parent-style-name="Preformatted_20_Text">
      <style:text-properties fo:color="#ffc66d" style:font-name="Source Code Pro" fo:font-size="9.80000019073486pt" officeooo:rsid="0009a0e3" officeooo:paragraph-rsid="000a692e"/>
    </style:style>
    <style:style style:name="P131" style:family="paragraph" style:parent-style-name="Preformatted_20_Text">
      <style:text-properties fo:color="#ffc66d" style:font-name="Source Code Pro" fo:font-size="9.80000019073486pt" officeooo:rsid="0009a0e3" officeooo:paragraph-rsid="000c5e6c"/>
    </style:style>
    <style:style style:name="P132" style:family="paragraph" style:parent-style-name="Preformatted_20_Text">
      <style:text-properties fo:color="#ffc66d" style:font-name="Source Code Pro" fo:font-size="9.80000019073486pt" officeooo:rsid="0009a0e3" officeooo:paragraph-rsid="000e9dfc"/>
    </style:style>
    <style:style style:name="P133" style:family="paragraph" style:parent-style-name="Preformatted_20_Text">
      <style:text-properties fo:color="#ffc66d" style:font-name="Source Code Pro" fo:font-size="9.80000019073486pt" officeooo:rsid="0009a0e3" officeooo:paragraph-rsid="0010ae35"/>
    </style:style>
    <style:style style:name="P134" style:family="paragraph" style:parent-style-name="Preformatted_20_Text">
      <style:text-properties fo:color="#ffc66d" style:font-name="Source Code Pro" fo:font-size="9.80000019073486pt" officeooo:rsid="0009a0e3" officeooo:paragraph-rsid="0010e33d"/>
    </style:style>
    <style:style style:name="P135" style:family="paragraph" style:parent-style-name="Preformatted_20_Text">
      <style:text-properties fo:color="#cc7832" style:font-name="Source Code Pro" fo:font-size="9.80000019073486pt" officeooo:rsid="000a692e" officeooo:paragraph-rsid="000c5e6c"/>
    </style:style>
    <style:style style:name="P136" style:family="paragraph" style:parent-style-name="Preformatted_20_Text">
      <style:text-properties fo:color="#cc7832" style:font-name="Source Code Pro" fo:font-size="9.80000019073486pt" officeooo:rsid="000a692e" officeooo:paragraph-rsid="000e9dfc"/>
    </style:style>
    <style:style style:name="P137" style:family="paragraph" style:parent-style-name="Preformatted_20_Text">
      <style:text-properties fo:color="#cc7832" style:font-name="Source Code Pro" fo:font-size="9.80000019073486pt" officeooo:rsid="000a692e" officeooo:paragraph-rsid="0010ae35"/>
    </style:style>
    <style:style style:name="P138" style:family="paragraph" style:parent-style-name="Preformatted_20_Text">
      <style:text-properties fo:color="#cc7832" style:font-name="Source Code Pro" fo:font-size="9.80000019073486pt" officeooo:rsid="000a692e" officeooo:paragraph-rsid="0010e33d"/>
    </style:style>
    <style:style style:name="P139" style:family="paragraph" style:parent-style-name="Preformatted_20_Text">
      <style:text-properties fo:color="#cc7832" style:font-name="Source Code Pro" fo:font-size="9.80000019073486pt" officeooo:rsid="000a692e" officeooo:paragraph-rsid="0011a3ef"/>
    </style:style>
    <style:style style:name="P140" style:family="paragraph" style:parent-style-name="Preformatted_20_Text">
      <style:text-properties fo:color="#cc7832" style:font-name="Source Code Pro" fo:font-size="9.80000019073486pt" officeooo:rsid="000a692e" officeooo:paragraph-rsid="0011c4b3"/>
    </style:style>
    <style:style style:name="P141" style:family="paragraph" style:parent-style-name="Preformatted_20_Text">
      <style:text-properties fo:color="#cc7832" style:font-name="Source Code Pro" fo:font-size="9.80000019073486pt" officeooo:rsid="000a692e" officeooo:paragraph-rsid="0013a06d"/>
    </style:style>
    <style:style style:name="P142" style:family="paragraph" style:parent-style-name="Preformatted_20_Text">
      <style:text-properties fo:color="#cc7832" style:font-name="Source Code Pro" fo:font-size="9.80000019073486pt" officeooo:rsid="000a692e" officeooo:paragraph-rsid="001503b8"/>
    </style:style>
    <style:style style:name="P143" style:family="paragraph" style:parent-style-name="Preformatted_20_Text">
      <style:text-properties fo:color="#cc7832" style:font-name="Source Code Pro" fo:font-size="9.80000019073486pt" officeooo:rsid="000a692e" officeooo:paragraph-rsid="00167cb5"/>
    </style:style>
    <style:style style:name="P144" style:family="paragraph" style:parent-style-name="Preformatted_20_Text">
      <style:text-properties fo:color="#cc7832" style:font-name="Source Code Pro" fo:font-size="9.80000019073486pt" officeooo:rsid="000a692e" officeooo:paragraph-rsid="0019e918"/>
    </style:style>
    <style:style style:name="P145" style:family="paragraph" style:parent-style-name="Preformatted_20_Text">
      <style:text-properties fo:color="#cc7832" style:font-name="Source Code Pro" fo:font-size="9.80000019073486pt" officeooo:rsid="000a692e" officeooo:paragraph-rsid="001af4c9"/>
    </style:style>
    <style:style style:name="P146" style:family="paragraph" style:parent-style-name="Preformatted_20_Text">
      <style:text-properties fo:color="#cc7832" style:font-name="Source Code Pro" fo:font-size="9.80000019073486pt" officeooo:rsid="000a692e" officeooo:paragraph-rsid="001b8793"/>
    </style:style>
    <style:style style:name="P147" style:family="paragraph" style:parent-style-name="Preformatted_20_Text">
      <style:text-properties fo:color="#cc7832" style:font-name="Source Code Pro" fo:font-size="9.80000019073486pt" officeooo:rsid="000a692e" officeooo:paragraph-rsid="001d6531"/>
    </style:style>
    <style:style style:name="P148" style:family="paragraph" style:parent-style-name="Preformatted_20_Text">
      <style:text-properties fo:color="#cc7832" style:font-name="Source Code Pro" fo:font-size="9.80000019073486pt" officeooo:rsid="000a692e" officeooo:paragraph-rsid="001f487f"/>
    </style:style>
    <style:style style:name="P149" style:family="paragraph" style:parent-style-name="Preformatted_20_Text">
      <style:text-properties fo:color="#cc7832" style:font-name="Source Code Pro" fo:font-size="9.80000019073486pt" officeooo:rsid="000a692e" officeooo:paragraph-rsid="001f6b31"/>
    </style:style>
    <style:style style:name="P150" style:family="paragraph" style:parent-style-name="Preformatted_20_Text">
      <style:text-properties fo:color="#cc7832" style:font-name="Source Code Pro" fo:font-size="9.80000019073486pt" officeooo:rsid="000a692e" officeooo:paragraph-rsid="001fe341"/>
    </style:style>
    <style:style style:name="P151" style:family="paragraph" style:parent-style-name="Preformatted_20_Text">
      <style:text-properties fo:color="#cc7832" style:font-name="Source Code Pro" fo:font-size="9.80000019073486pt" officeooo:rsid="000a692e" officeooo:paragraph-rsid="00206b35"/>
    </style:style>
    <style:style style:name="P152" style:family="paragraph" style:parent-style-name="Preformatted_20_Text">
      <style:text-properties fo:color="#cc7832" style:font-name="Source Code Pro" fo:font-size="9.80000019073486pt" officeooo:rsid="000a692e" officeooo:paragraph-rsid="00215b47"/>
    </style:style>
    <style:style style:name="P153" style:family="paragraph" style:parent-style-name="Table_20_Contents">
      <style:text-properties style:font-name="Source Code Pro" fo:font-size="9.80000019073486pt" officeooo:rsid="0010ae35" officeooo:paragraph-rsid="000e9dfc" style:font-name-asian="Courier New" style:font-size-asian="10pt" style:font-name-complex="Liberation Mono" style:font-size-complex="10pt"/>
    </style:style>
    <style:style style:name="P154" style:family="paragraph" style:parent-style-name="Table_20_Contents">
      <style:text-properties style:font-name="Source Code Pro" fo:font-size="9.80000019073486pt" officeooo:rsid="0010ae35" officeooo:paragraph-rsid="0010ae35" style:font-name-asian="Courier New" style:font-size-asian="10pt" style:font-name-complex="Liberation Mono" style:font-size-complex="10pt"/>
    </style:style>
    <style:style style:name="T1" style:family="text">
      <style:text-properties fo:color="#cc7832"/>
    </style:style>
    <style:style style:name="T2" style:family="text">
      <style:text-properties fo:color="#cc7832" officeooo:rsid="000e9dfc"/>
    </style:style>
    <style:style style:name="T3" style:family="text">
      <style:text-properties fo:color="#cc7832" officeooo:rsid="001f487f"/>
    </style:style>
    <style:style style:name="T4" style:family="text">
      <style:text-properties fo:color="#cc7832" officeooo:rsid="00206b35"/>
    </style:style>
    <style:style style:name="T5" style:family="text">
      <style:text-properties fo:color="#ffc66d"/>
    </style:style>
    <style:style style:name="T6" style:family="text">
      <style:text-properties fo:color="#ffc66d" officeooo:rsid="000e9dfc"/>
    </style:style>
    <style:style style:name="T7" style:family="text">
      <style:text-properties fo:color="#ffc66d" officeooo:rsid="0010e33d"/>
    </style:style>
    <style:style style:name="T8" style:family="text">
      <style:text-properties fo:color="#ffc66d" officeooo:rsid="0013a06d"/>
    </style:style>
    <style:style style:name="T9" style:family="text">
      <style:text-properties fo:color="#ffc66d" officeooo:rsid="001af4c9"/>
    </style:style>
    <style:style style:name="T10" style:family="text">
      <style:text-properties fo:color="#ffc66d" officeooo:rsid="001b8793"/>
    </style:style>
    <style:style style:name="T11" style:family="text">
      <style:text-properties fo:color="#ffc66d" officeooo:rsid="001d6531"/>
    </style:style>
    <style:style style:name="T12" style:family="text">
      <style:text-properties fo:color="#ffc66d" officeooo:rsid="001f487f"/>
    </style:style>
    <style:style style:name="T13" style:family="text">
      <style:text-properties fo:color="#ffc66d" officeooo:rsid="00206b35"/>
    </style:style>
    <style:style style:name="T14" style:family="text">
      <style:text-properties officeooo:rsid="000a692e"/>
    </style:style>
    <style:style style:name="T15" style:family="text">
      <style:text-properties officeooo:rsid="000c5e6c"/>
    </style:style>
    <style:style style:name="T16" style:family="text">
      <style:text-properties officeooo:rsid="000d5cf5"/>
    </style:style>
    <style:style style:name="T17" style:family="text">
      <style:text-properties officeooo:rsid="000e9dfc"/>
    </style:style>
    <style:style style:name="T18" style:family="text">
      <style:text-properties officeooo:rsid="0010ae35"/>
    </style:style>
    <style:style style:name="T19" style:family="text">
      <style:text-properties officeooo:rsid="0010e33d"/>
    </style:style>
    <style:style style:name="T20" style:family="text">
      <style:text-properties officeooo:rsid="0011a3ef"/>
    </style:style>
    <style:style style:name="T21" style:family="text">
      <style:text-properties officeooo:rsid="0011be59"/>
    </style:style>
    <style:style style:name="T22" style:family="text">
      <style:text-properties officeooo:rsid="0011c4b3"/>
    </style:style>
    <style:style style:name="T23" style:family="text">
      <style:text-properties officeooo:rsid="0013a06d"/>
    </style:style>
    <style:style style:name="T24" style:family="text">
      <style:text-properties officeooo:rsid="001503b8"/>
    </style:style>
    <style:style style:name="T25" style:family="text">
      <style:text-properties officeooo:rsid="00167cb5"/>
    </style:style>
    <style:style style:name="T26" style:family="text">
      <style:text-properties officeooo:rsid="0019e918"/>
    </style:style>
    <style:style style:name="T27" style:family="text">
      <style:text-properties officeooo:rsid="001af4c9"/>
    </style:style>
    <style:style style:name="T28" style:family="text">
      <style:text-properties officeooo:rsid="001b8793"/>
    </style:style>
    <style:style style:name="T29" style:family="text">
      <style:text-properties officeooo:rsid="001d6531"/>
    </style:style>
    <style:style style:name="T30" style:family="text">
      <style:text-properties officeooo:rsid="001f487f"/>
    </style:style>
    <style:style style:name="T31" style:family="text">
      <style:text-properties officeooo:rsid="001f6b31"/>
    </style:style>
    <style:style style:name="T32" style:family="text">
      <style:text-properties officeooo:rsid="001fe341"/>
    </style:style>
    <style:style style:name="T33" style:family="text">
      <style:text-properties officeooo:rsid="00206b35"/>
    </style:style>
    <style:style style:name="T34" style:family="text">
      <style:text-properties officeooo:rsid="00237c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<text:span text:style-name="T5">GameBoard</text:span>(<text:span text:style-name="T1">int </text:span>r<text:span text:style-name="T1">, int </text:span>c<text:span text:style-name="T1">, int </text:span>to_win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Input: </text:p>
            <text:p text:style-name="P2">State: Gameboard not Initialized</text:p>
            <text:p text:style-name="P2"/>
            <text:p text:style-name="P2"/>
            <text:p text:style-name="P2">r: 5</text:p>
            <text:p text:style-name="P2">c: 5</text:p>
            <text:p text:style-name="P2">to_win: 3</text:p>
          </table:table-cell>
          <table:table-cell table:style-name="Table1.A1" office:value-type="string">
            <text:p text:style-name="P2">Output: GameBoard Object</text:p>
            <text:p text:style-name="P2">State: GameBoard Initialized</text:p>
            <table:table table:name="Table2" table:style-name="Table2">
              <table:table-column table:style-name="Table2.A" table:number-columns-repeated="5"/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  <table:table-cell table:style-name="Table2.E1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1"/>
                </table:table-cell>
                <table:table-cell table:style-name="Table2.A2" office:value-type="string">
                  <text:p text:style-name="P1"/>
                </table:table-cell>
                <table:table-cell table:style-name="Table2.A2" office:value-type="string">
                  <text:p text:style-name="P1"/>
                </table:table-cell>
                <table:table-cell table:style-name="Table2.A2" office:value-type="string">
                  <text:p text:style-name="P1"/>
                </table:table-cell>
                <table:table-cell table:style-name="Table2.E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1"/>
                </table:table-cell>
                <table:table-cell table:style-name="Table2.A2" office:value-type="string">
                  <text:p text:style-name="P1"/>
                </table:table-cell>
                <table:table-cell table:style-name="Table2.A2" office:value-type="string">
                  <text:p text:style-name="P1"/>
                </table:table-cell>
                <table:table-cell table:style-name="Table2.A2" office:value-type="string">
                  <text:p text:style-name="P1"/>
                </table:table-cell>
                <table:table-cell table:style-name="Table2.E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1"/>
                </table:table-cell>
                <table:table-cell table:style-name="Table2.A2" office:value-type="string">
                  <text:p text:style-name="P1"/>
                </table:table-cell>
                <table:table-cell table:style-name="Table2.A2" office:value-type="string">
                  <text:p text:style-name="P1"/>
                </table:table-cell>
                <table:table-cell table:style-name="Table2.A2" office:value-type="string">
                  <text:p text:style-name="P1"/>
                </table:table-cell>
                <table:table-cell table:style-name="Table2.E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1"/>
                </table:table-cell>
                <table:table-cell table:style-name="Table2.A2" office:value-type="string">
                  <text:p text:style-name="P1"/>
                </table:table-cell>
                <table:table-cell table:style-name="Table2.A2" office:value-type="string">
                  <text:p text:style-name="P1"/>
                </table:table-cell>
                <table:table-cell table:style-name="Table2.A2" office:value-type="string">
                  <text:p text:style-name="P1"/>
                </table:table-cell>
                <table:table-cell table:style-name="Table2.E2" office:value-type="string">
                  <text:p text:style-name="P1"/>
                </table:table-cell>
              </table:table-row>
            </table:table>
            <text:p text:style-name="P2"/>
          </table:table-cell>
          <table:table-cell table:style-name="Table1.C1" office:value-type="string">
            <text:p text:style-name="P2">Reason: </text:p>
            <text:p text:style-name="P2">This test case is unique because it tests a value that is not a minimum or maximum size. It also checks the GameBoard object that is used for every other test case besides the ones that test the constructor</text:p>
            <text:p text:style-name="P2"/>
            <text:p text:style-name="P2">Function: <text:span text:style-name="T14">Constructor_NORM</text:span> <text:s/></text:p>
          </table:table-cell>
        </table:table-row>
      </table:table>
      <text:p text:style-name="P109"/>
      <text:p text:style-name="P110"><text:span text:style-name="T5">GameBoard</text:span>(<text:span text:style-name="T1">int </text:span>r<text:span text:style-name="T1">, int </text:span>c<text:span text:style-name="T1">, int </text:span>to_win)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Input: </text:p>
            <text:p text:style-name="P3">State: Gameboard not Initialized</text:p>
            <text:p text:style-name="P3"/>
            <text:p text:style-name="P3"/>
            <text:p text:style-name="P3">r: <text:span text:style-name="T14">3</text:span></text:p>
            <text:p text:style-name="P3">c: <text:span text:style-name="T14">3</text:span></text:p>
            <text:p text:style-name="P3">to_win: 3</text:p>
          </table:table-cell>
          <table:table-cell table:style-name="Table3.A1" office:value-type="string">
            <text:p text:style-name="P3">Output: GameBoard Object</text:p>
            <text:p text:style-name="P3">State: GameBoard Initialized</text:p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1"/>
                </table:table-cell>
                <table:table-cell table:style-name="Table4.A1" office:value-type="string">
                  <text:p text:style-name="P1"/>
                </table:table-cell>
                <table:table-cell table:style-name="Table4.C1" office:value-type="string">
                  <text:p text:style-name="P1"/>
                </table:table-cell>
              </table:table-row>
              <table:table-row>
                <table:table-cell table:style-name="Table4.A2" office:value-type="string">
                  <text:p text:style-name="P1"/>
                </table:table-cell>
                <table:table-cell table:style-name="Table4.A2" office:value-type="string">
                  <text:p text:style-name="P1"/>
                </table:table-cell>
                <table:table-cell table:style-name="Table4.C2" office:value-type="string">
                  <text:p text:style-name="P1"/>
                </table:table-cell>
              </table:table-row>
              <table:table-row>
                <table:table-cell table:style-name="Table4.A2" office:value-type="string">
                  <text:p text:style-name="P1"/>
                </table:table-cell>
                <table:table-cell table:style-name="Table4.A2" office:value-type="string">
                  <text:p text:style-name="P1"/>
                </table:table-cell>
                <table:table-cell table:style-name="Table4.C2" office:value-type="string">
                  <text:p text:style-name="P1"/>
                </table:table-cell>
              </table:table-row>
            </table:table>
            <text:p text:style-name="P3"/>
            <text:p text:style-name="P3"/>
          </table:table-cell>
          <table:table-cell table:style-name="Table3.C1" office:value-type="string">
            <text:p text:style-name="P3">Reason: </text:p>
            <text:p text:style-name="P3">This test case is unique because it tests <text:span text:style-name="T14">the minimum values the constructor can make a table with.</text:span></text:p>
            <text:p text:style-name="P3"/>
            <text:p text:style-name="P3">Function: <text:span text:style-name="T14">Constructor_MIN</text:span> <text:s/></text:p>
          </table:table-cell>
        </table:table-row>
      </table:table>
      <text:p text:style-name="P110"/>
      <text:p text:style-name="P110"><text:span text:style-name="T5">GameBoard</text:span>(<text:span text:style-name="T1">int </text:span>r<text:span text:style-name="T1">, int </text:span>c<text:span text:style-name="T1">, int </text:span>to_win)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">Input: </text:p>
            <text:p text:style-name="P3">State: Gameboard not Initialized</text:p>
            <text:p text:style-name="P3"/>
            <text:p text:style-name="P3"/>
            <text:p text:style-name="P3">r: <text:span text:style-name="T14">100</text:span></text:p>
            <text:p text:style-name="P3">c: <text:span text:style-name="T14">100</text:span></text:p>
            <text:p text:style-name="P3">to_win: <text:span text:style-name="T14">25</text:span></text:p>
          </table:table-cell>
          <table:table-cell table:style-name="Table5.A1" office:value-type="string">
            <text:p text:style-name="P4">Output: </text:p>
            <text:p text:style-name="P4">GameBoard Object</text:p>
            <text:p text:style-name="P3">State: GameBoard Initialized</text:p>
            <text:p text:style-name="P22"/>
            <text:p text:style-name="P22">A GameBoard of 100x100 spaces unfortunately cannot be represented visually here, but that is what is created.</text:p>
          </table:table-cell>
          <table:table-cell table:style-name="Table5.C1" office:value-type="string">
            <text:p text:style-name="P3">Reason: </text:p>
            <text:p text:style-name="P3">This test case is unique because it tests <text:span text:style-name="T14">the maximum values the constructor can make a table with</text:span></text:p>
            <text:p text:style-name="P3"/>
            <text:p text:style-name="P3">Function: <text:span text:style-name="T14">Constructor_MAX</text:span> </text:p>
          </table:table-cell>
        </table:table-row>
      </table:table>
      <text:p text:style-name="P129"/>
      <text:p text:style-name="P130"/>
      <text:p text:style-name="P111"><text:span text:style-name="T1">boolean </text:span><text:span text:style-name="T5">checkIfFree(</text:span><text:span text:style-name="T1">int </text:span><text:span text:style-name="T5">c)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">Input: </text:p>
            <text:p text:style-name="P4">State: <text:span text:style-name="T15">(number to win = 3)</text:span></text:p>
            <table:table table:name="Table10" table:style-name="Table10">
              <table:table-column table:style-name="Table10.A" table:number-columns-repeated="5"/>
              <table:table-row>
                <table:table-cell table:style-name="Table10.A1" office:value-type="string">
                  <text:p text:style-name="P25">X</text:p>
                </table:table-cell>
                <table:table-cell table:style-name="Table10.A1" office:value-type="string">
                  <text:p text:style-name="P1"/>
                </table:table-cell>
                <table:table-cell table:style-name="Table10.A1" office:value-type="string">
                  <text:p text:style-name="P1"/>
                </table:table-cell>
                <table:table-cell table:style-name="Table10.A1" office:value-type="string">
                  <text:p text:style-name="P1"/>
                </table:table-cell>
                <table:table-cell table:style-name="Table10.E1" office:value-type="string">
                  <text:p text:style-name="P1"/>
                </table:table-cell>
              </table:table-row>
              <table:table-row>
                <table:table-cell table:style-name="Table10.A2" office:value-type="string">
                  <text:p text:style-name="P25">X</text:p>
                </table:table-cell>
                <table:table-cell table:style-name="Table10.A2" office:value-type="string">
                  <text:p text:style-name="P1"/>
                </table:table-cell>
                <table:table-cell table:style-name="Table10.A2" office:value-type="string">
                  <text:p text:style-name="P1"/>
                </table:table-cell>
                <table:table-cell table:style-name="Table10.A2" office:value-type="string">
                  <text:p text:style-name="P1"/>
                </table:table-cell>
                <table:table-cell table:style-name="Table10.E2" office:value-type="string">
                  <text:p text:style-name="P1"/>
                </table:table-cell>
              </table:table-row>
              <table:table-row>
                <table:table-cell table:style-name="Table10.A2" office:value-type="string">
                  <text:p text:style-name="P25">X</text:p>
                </table:table-cell>
                <table:table-cell table:style-name="Table10.A2" office:value-type="string">
                  <text:p text:style-name="P1"/>
                </table:table-cell>
                <table:table-cell table:style-name="Table10.A2" office:value-type="string">
                  <text:p text:style-name="P1"/>
                </table:table-cell>
                <table:table-cell table:style-name="Table10.A2" office:value-type="string">
                  <text:p text:style-name="P1"/>
                </table:table-cell>
                <table:table-cell table:style-name="Table10.E2" office:value-type="string">
                  <text:p text:style-name="P1"/>
                </table:table-cell>
              </table:table-row>
              <table:table-row>
                <table:table-cell table:style-name="Table10.A2" office:value-type="string">
                  <text:p text:style-name="P25">X</text:p>
                </table:table-cell>
                <table:table-cell table:style-name="Table10.A2" office:value-type="string">
                  <text:p text:style-name="P1"/>
                </table:table-cell>
                <table:table-cell table:style-name="Table10.A2" office:value-type="string">
                  <text:p text:style-name="P1"/>
                </table:table-cell>
                <table:table-cell table:style-name="Table10.A2" office:value-type="string">
                  <text:p text:style-name="P1"/>
                </table:table-cell>
                <table:table-cell table:style-name="Table10.E2" office:value-type="string">
                  <text:p text:style-name="P1"/>
                </table:table-cell>
              </table:table-row>
              <table:table-row>
                <table:table-cell table:style-name="Table10.A2" office:value-type="string">
                  <text:p text:style-name="P25">X</text:p>
                </table:table-cell>
                <table:table-cell table:style-name="Table10.A2" office:value-type="string">
                  <text:p text:style-name="P1"/>
                </table:table-cell>
                <table:table-cell table:style-name="Table10.A2" office:value-type="string">
                  <text:p text:style-name="P1"/>
                </table:table-cell>
                <table:table-cell table:style-name="Table10.A2" office:value-type="string">
                  <text:p text:style-name="P1"/>
                </table:table-cell>
                <table:table-cell table:style-name="Table10.E2" office:value-type="string">
                  <text:p text:style-name="P1"/>
                </table:table-cell>
              </table:table-row>
            </table:table>
            <text:p text:style-name="P24">C = 0</text:p>
          </table:table-cell>
          <table:table-cell table:style-name="Table6.A1" office:value-type="string">
            <text:p text:style-name="P4">Output: <text:span text:style-name="T15">false</text:span></text:p>
            <text:p text:style-name="P4">State: <text:span text:style-name="T15">state of board is unchanged</text:span></text:p>
            <text:p text:style-name="P4"/>
          </table:table-cell>
          <table:table-cell table:style-name="Table6.C1" office:value-type="string">
            <text:p text:style-name="P4">Reason: </text:p>
            <text:p text:style-name="P4">This test case is unique because <text:span text:style-name="T15">it tests checkIfFree on a full column and is designed to returned false</text:span></text:p>
            <text:p text:style-name="P4"/>
            <text:p text:style-name="P4">Function: <text:span text:style-name="T15">checkIfFree_column_full</text:span></text:p>
          </table:table-cell>
        </table:table-row>
      </table:table>
      <text:p text:style-name="P135"/>
      <text:p text:style-name="P131"/>
      <text:p text:style-name="P111"><text:span text:style-name="T1">boolean </text:span><text:span text:style-name="T5">checkIfFree(</text:span><text:span text:style-name="T1">int </text:span><text:span text:style-name="T5">c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4">Input: </text:p>
            <text:p text:style-name="P4">State: <text:span text:style-name="T15">(number to win = 3)</text:span></text:p>
            <table:table table:name="Table13" table:style-name="Table13">
              <table:table-column table:style-name="Table13.A" table:number-columns-repeated="5"/>
              <table:table-row>
                <table:table-cell table:style-name="Table13.A1" office:value-type="string">
                  <text:p text:style-name="P23"/>
                </table:table-cell>
                <table:table-cell table:style-name="Table13.A1" office:value-type="string">
                  <text:p text:style-name="P23"/>
                </table:table-cell>
                <table:table-cell table:style-name="Table13.A1" office:value-type="string">
                  <text:p text:style-name="P23"/>
                </table:table-cell>
                <table:table-cell table:style-name="Table13.A1" office:value-type="string">
                  <text:p text:style-name="P23"/>
                </table:table-cell>
                <table:table-cell table:style-name="Table13.E1" office:value-type="string">
                  <text:p text:style-name="P23"/>
                </table:table-cell>
              </table:table-row>
              <table:table-row>
                <table:table-cell table:style-name="Table13.A2" office:value-type="string">
                  <text:p text:style-name="P23"/>
                </table:table-cell>
                <table:table-cell table:style-name="Table13.A2" office:value-type="string">
                  <text:p text:style-name="P23"/>
                </table:table-cell>
                <table:table-cell table:style-name="Table13.A2" office:value-type="string">
                  <text:p text:style-name="P23"/>
                </table:table-cell>
                <table:table-cell table:style-name="Table13.A2" office:value-type="string">
                  <text:p text:style-name="P23"/>
                </table:table-cell>
                <table:table-cell table:style-name="Table13.E2" office:value-type="string">
                  <text:p text:style-name="P23"/>
                </table:table-cell>
              </table:table-row>
              <table:table-row>
                <table:table-cell table:style-name="Table13.A2" office:value-type="string">
                  <text:p text:style-name="P23"/>
                </table:table-cell>
                <table:table-cell table:style-name="Table13.A2" office:value-type="string">
                  <text:p text:style-name="P23"/>
                </table:table-cell>
                <table:table-cell table:style-name="Table13.A2" office:value-type="string">
                  <text:p text:style-name="P23"/>
                </table:table-cell>
                <table:table-cell table:style-name="Table13.A2" office:value-type="string">
                  <text:p text:style-name="P23"/>
                </table:table-cell>
                <table:table-cell table:style-name="Table13.E2" office:value-type="string">
                  <text:p text:style-name="P23"/>
                </table:table-cell>
              </table:table-row>
              <table:table-row>
                <table:table-cell table:style-name="Table13.A2" office:value-type="string">
                  <text:p text:style-name="P23"/>
                </table:table-cell>
                <table:table-cell table:style-name="Table13.A2" office:value-type="string">
                  <text:p text:style-name="P23"/>
                </table:table-cell>
                <table:table-cell table:style-name="Table13.A2" office:value-type="string">
                  <text:p text:style-name="P23"/>
                </table:table-cell>
                <table:table-cell table:style-name="Table13.A2" office:value-type="string">
                  <text:p text:style-name="P23"/>
                </table:table-cell>
                <table:table-cell table:style-name="Table13.E2" office:value-type="string">
                  <text:p text:style-name="P23"/>
                </table:table-cell>
              </table:table-row>
              <table:table-row>
                <table:table-cell table:style-name="Table13.A2" office:value-type="string">
                  <text:p text:style-name="P23"/>
                </table:table-cell>
                <table:table-cell table:style-name="Table13.A2" office:value-type="string">
                  <text:p text:style-name="P23"/>
                </table:table-cell>
                <table:table-cell table:style-name="Table13.A2" office:value-type="string">
                  <text:p text:style-name="P23"/>
                </table:table-cell>
                <table:table-cell table:style-name="Table13.A2" office:value-type="string">
                  <text:p text:style-name="P23"/>
                </table:table-cell>
                <table:table-cell table:style-name="Table13.E2" office:value-type="string">
                  <text:p text:style-name="P23"/>
                </table:table-cell>
              </table:table-row>
            </table:table>
            <text:p text:style-name="P24">C = 0</text:p>
          </table:table-cell>
          <table:table-cell table:style-name="Table12.A1" office:value-type="string">
            <text:p text:style-name="P4">Output: <text:span text:style-name="T15">true</text:span></text:p>
            <text:p text:style-name="P4">State: <text:span text:style-name="T15">state of board is unchanged</text:span></text:p>
            <text:p text:style-name="P4"/>
          </table:table-cell>
          <table:table-cell table:style-name="Table12.C1" office:value-type="string">
            <text:p text:style-name="P4">Reason: </text:p>
            <text:p text:style-name="P4">This test case is unique because <text:span text:style-name="T15">it tests checkifFree on an empty column, and therefore should return true</text:span></text:p>
            <text:p text:style-name="P4"/>
            <text:p text:style-name="P4">Function: <text:span text:style-name="T15">checkIfFree_column_empty</text:span></text:p>
          </table:table-cell>
        </table:table-row>
      </table:table>
      <text:p text:style-name="P135"/>
      <text:p text:style-name="P131"/>
      <text:p text:style-name="P111"><text:soft-page-break/><text:span text:style-name="T1">boolean </text:span><text:span text:style-name="T5">checkIfFree(</text:span><text:span text:style-name="T1">int </text:span><text:span text:style-name="T5">c)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">Input: </text:p>
            <text:p text:style-name="P4">State: <text:span text:style-name="T15">(number to win = 3)</text:span></text:p>
            <table:table table:name="Table14" table:style-name="Table14">
              <table:table-column table:style-name="Table14.A" table:number-columns-repeated="5"/>
              <table:table-row>
                <table:table-cell table:style-name="Table14.A1" office:value-type="string">
                  <text:p text:style-name="P23"/>
                </table:table-cell>
                <table:table-cell table:style-name="Table14.A1" office:value-type="string">
                  <text:p text:style-name="P23"/>
                </table:table-cell>
                <table:table-cell table:style-name="Table14.A1" office:value-type="string">
                  <text:p text:style-name="P23"/>
                </table:table-cell>
                <table:table-cell table:style-name="Table14.A1" office:value-type="string">
                  <text:p text:style-name="P23"/>
                </table:table-cell>
                <table:table-cell table:style-name="Table14.E1" office:value-type="string">
                  <text:p text:style-name="P23"/>
                </table:table-cell>
              </table:table-row>
              <table:table-row>
                <table:table-cell table:style-name="Table14.A2" office:value-type="string">
                  <text:p text:style-name="P25">X</text:p>
                </table:table-cell>
                <table:table-cell table:style-name="Table14.A2" office:value-type="string">
                  <text:p text:style-name="P23"/>
                </table:table-cell>
                <table:table-cell table:style-name="Table14.A2" office:value-type="string">
                  <text:p text:style-name="P23"/>
                </table:table-cell>
                <table:table-cell table:style-name="Table14.A2" office:value-type="string">
                  <text:p text:style-name="P23"/>
                </table:table-cell>
                <table:table-cell table:style-name="Table14.E2" office:value-type="string">
                  <text:p text:style-name="P23"/>
                </table:table-cell>
              </table:table-row>
              <table:table-row>
                <table:table-cell table:style-name="Table14.A2" office:value-type="string">
                  <text:p text:style-name="P25">X</text:p>
                </table:table-cell>
                <table:table-cell table:style-name="Table14.A2" office:value-type="string">
                  <text:p text:style-name="P23"/>
                </table:table-cell>
                <table:table-cell table:style-name="Table14.A2" office:value-type="string">
                  <text:p text:style-name="P23"/>
                </table:table-cell>
                <table:table-cell table:style-name="Table14.A2" office:value-type="string">
                  <text:p text:style-name="P23"/>
                </table:table-cell>
                <table:table-cell table:style-name="Table14.E2" office:value-type="string">
                  <text:p text:style-name="P23"/>
                </table:table-cell>
              </table:table-row>
              <table:table-row>
                <table:table-cell table:style-name="Table14.A2" office:value-type="string">
                  <text:p text:style-name="P25">X</text:p>
                </table:table-cell>
                <table:table-cell table:style-name="Table14.A2" office:value-type="string">
                  <text:p text:style-name="P23"/>
                </table:table-cell>
                <table:table-cell table:style-name="Table14.A2" office:value-type="string">
                  <text:p text:style-name="P23"/>
                </table:table-cell>
                <table:table-cell table:style-name="Table14.A2" office:value-type="string">
                  <text:p text:style-name="P23"/>
                </table:table-cell>
                <table:table-cell table:style-name="Table14.E2" office:value-type="string">
                  <text:p text:style-name="P23"/>
                </table:table-cell>
              </table:table-row>
              <table:table-row>
                <table:table-cell table:style-name="Table14.A2" office:value-type="string">
                  <text:p text:style-name="P25">X</text:p>
                </table:table-cell>
                <table:table-cell table:style-name="Table14.A2" office:value-type="string">
                  <text:p text:style-name="P23"/>
                </table:table-cell>
                <table:table-cell table:style-name="Table14.A2" office:value-type="string">
                  <text:p text:style-name="P23"/>
                </table:table-cell>
                <table:table-cell table:style-name="Table14.A2" office:value-type="string">
                  <text:p text:style-name="P23"/>
                </table:table-cell>
                <table:table-cell table:style-name="Table14.E2" office:value-type="string">
                  <text:p text:style-name="P23"/>
                </table:table-cell>
              </table:table-row>
            </table:table>
            <text:p text:style-name="P25">C = 0</text:p>
          </table:table-cell>
          <table:table-cell table:style-name="Table11.A1" office:value-type="string">
            <text:p text:style-name="P4">Output: <text:span text:style-name="T16">true</text:span></text:p>
            <text:p text:style-name="P4">State: <text:span text:style-name="T15">state of board is unchanged</text:span></text:p>
            <text:p text:style-name="P4"/>
          </table:table-cell>
          <table:table-cell table:style-name="Table11.C1" office:value-type="string">
            <text:p text:style-name="P4">Reason: </text:p>
            <text:p text:style-name="P4">This test case is unique because <text:span text:style-name="T16">it tests checkIfFree on a partially full column rather than a full column or empty one</text:span></text:p>
            <text:p text:style-name="P4"/>
            <text:p text:style-name="P4">Function: <text:span text:style-name="T16">checkIfFree_column_partially_full</text:span></text:p>
          </table:table-cell>
        </table:table-row>
      </table:table>
      <text:p text:style-name="P135"/>
      <text:p text:style-name="P131"/>
      <text:p text:style-name="P111"><text:span text:style-name="T1">boolean </text:span><text:span text:style-name="T5">chec</text:span><text:span text:style-name="T6">kHorizWin</text:span><text:span text:style-name="T5">(</text:span><text:span text:style-name="T2">int r, int c, char p</text:span><text:span text:style-name="T5">)</text:span>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4">Input: </text:p>
            <text:p text:style-name="P4">State: <text:span text:style-name="T15">(number to win = 3)</text:span></text:p>
            <table:table table:name="Table16" table:style-name="Table16">
              <table:table-column table:style-name="Table16.A" table:number-columns-repeated="5"/>
              <table:table-row>
                <table:table-cell table:style-name="Table16.A1" office:value-type="string">
                  <text:p text:style-name="P23"/>
                </table:table-cell>
                <table:table-cell table:style-name="Table16.A1" office:value-type="string">
                  <text:p text:style-name="P23"/>
                </table:table-cell>
                <table:table-cell table:style-name="Table16.A1" office:value-type="string">
                  <text:p text:style-name="P23"/>
                </table:table-cell>
                <table:table-cell table:style-name="Table16.A1" office:value-type="string">
                  <text:p text:style-name="P23"/>
                </table:table-cell>
                <table:table-cell table:style-name="Table16.E1" office:value-type="string">
                  <text:p text:style-name="P23"/>
                </table:table-cell>
              </table:table-row>
              <table:table-row>
                <table:table-cell table:style-name="Table16.A2" office:value-type="string">
                  <text:p text:style-name="P23"/>
                </table:table-cell>
                <table:table-cell table:style-name="Table16.A2" office:value-type="string">
                  <text:p text:style-name="P23"/>
                </table:table-cell>
                <table:table-cell table:style-name="Table16.A2" office:value-type="string">
                  <text:p text:style-name="P23"/>
                </table:table-cell>
                <table:table-cell table:style-name="Table16.A2" office:value-type="string">
                  <text:p text:style-name="P23"/>
                </table:table-cell>
                <table:table-cell table:style-name="Table16.E2" office:value-type="string">
                  <text:p text:style-name="P23"/>
                </table:table-cell>
              </table:table-row>
              <table:table-row>
                <table:table-cell table:style-name="Table16.A2" office:value-type="string">
                  <text:p text:style-name="P23"/>
                </table:table-cell>
                <table:table-cell table:style-name="Table16.A2" office:value-type="string">
                  <text:p text:style-name="P23"/>
                </table:table-cell>
                <table:table-cell table:style-name="Table16.A2" office:value-type="string">
                  <text:p text:style-name="P23"/>
                </table:table-cell>
                <table:table-cell table:style-name="Table16.A2" office:value-type="string">
                  <text:p text:style-name="P23"/>
                </table:table-cell>
                <table:table-cell table:style-name="Table16.E2" office:value-type="string">
                  <text:p text:style-name="P23"/>
                </table:table-cell>
              </table:table-row>
              <table:table-row>
                <table:table-cell table:style-name="Table16.A2" office:value-type="string">
                  <text:p text:style-name="P23"/>
                </table:table-cell>
                <table:table-cell table:style-name="Table16.A2" office:value-type="string">
                  <text:p text:style-name="P23"/>
                </table:table-cell>
                <table:table-cell table:style-name="Table16.A2" office:value-type="string">
                  <text:p text:style-name="P23"/>
                </table:table-cell>
                <table:table-cell table:style-name="Table16.A2" office:value-type="string">
                  <text:p text:style-name="P23"/>
                </table:table-cell>
                <table:table-cell table:style-name="Table16.E2" office:value-type="string">
                  <text:p text:style-name="P23"/>
                </table:table-cell>
              </table:table-row>
              <table:table-row>
                <table:table-cell table:style-name="Table16.A2" office:value-type="string">
                  <text:p text:style-name="P39">X</text:p>
                </table:table-cell>
                <table:table-cell table:style-name="Table16.A2" office:value-type="string">
                  <text:p text:style-name="P39">X</text:p>
                </table:table-cell>
                <table:table-cell table:style-name="Table16.A2" office:value-type="string">
                  <text:p text:style-name="P39">X</text:p>
                </table:table-cell>
                <table:table-cell table:style-name="Table16.A2" office:value-type="string">
                  <text:p text:style-name="P23"/>
                </table:table-cell>
                <table:table-cell table:style-name="Table16.E2" office:value-type="string">
                  <text:p text:style-name="P23"/>
                </table:table-cell>
              </table:table-row>
            </table:table>
            <text:p text:style-name="P26">R = <text:span text:style-name="T18">0</text:span></text:p>
            <text:p text:style-name="P26">c = <text:span text:style-name="T18">0</text:span></text:p>
            <text:p text:style-name="P26">p = ‘<text:span text:style-name="T18">X</text:span></text:p>
          </table:table-cell>
          <table:table-cell table:style-name="Table15.A1" office:value-type="string">
            <text:p text:style-name="P4">Output: <text:span text:style-name="T18">true</text:span></text:p>
            <text:p text:style-name="P4">State: <text:span text:style-name="T15">state of board is unchanged</text:span></text:p>
            <text:p text:style-name="P4"/>
          </table:table-cell>
          <table:table-cell table:style-name="Table15.C1" office:value-type="string">
            <text:p text:style-name="P4">Reason: </text:p>
            <text:p text:style-name="P4">This test case is unique because <text:span text:style-name="T17">it tests checkHorizWin from the beginning of a valid horizontal as opposed to the middle or end</text:span></text:p>
            <text:p text:style-name="P4"/>
            <text:p text:style-name="P4">Function: <text:span text:style-name="T17">checkHorizWin_row0_beginning</text:span></text:p>
          </table:table-cell>
        </table:table-row>
      </table:table>
      <text:p text:style-name="P135"/>
      <text:p text:style-name="P132"/>
      <text:p text:style-name="P112"><text:span text:style-name="T1">boolean </text:span><text:span text:style-name="T5">chec</text:span><text:span text:style-name="T6">kHorizWin</text:span><text:span text:style-name="T5">(</text:span><text:span text:style-name="T2">int r, int c, char p</text:span><text:span text:style-name="T5">)</text:span></text:p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P5">Input: </text:p>
            <text:p text:style-name="P5">State: <text:span text:style-name="T15">(number to win = 3)</text:span></text:p>
            <table:table table:name="Table18" table:style-name="Table18">
              <table:table-column table:style-name="Table18.A" table:number-columns-repeated="5"/>
              <table:table-row>
                <table:table-cell table:style-name="Table18.A1" office:value-type="string">
                  <text:p text:style-name="P38"/>
                </table:table-cell>
                <table:table-cell table:style-name="Table18.A1" office:value-type="string">
                  <text:p text:style-name="P38"/>
                </table:table-cell>
                <table:table-cell table:style-name="Table18.A1" office:value-type="string">
                  <text:p text:style-name="P38"/>
                </table:table-cell>
                <table:table-cell table:style-name="Table18.A1" office:value-type="string">
                  <text:p text:style-name="P38"/>
                </table:table-cell>
                <table:table-cell table:style-name="Table18.E1" office:value-type="string">
                  <text:p text:style-name="P38"/>
                </table:table-cell>
              </table:table-row>
              <table:table-row>
                <table:table-cell table:style-name="Table18.A2" office:value-type="string">
                  <text:p text:style-name="P38"/>
                </table:table-cell>
                <table:table-cell table:style-name="Table18.A2" office:value-type="string">
                  <text:p text:style-name="P38"/>
                </table:table-cell>
                <table:table-cell table:style-name="Table18.A2" office:value-type="string">
                  <text:p text:style-name="P38"/>
                </table:table-cell>
                <table:table-cell table:style-name="Table18.A2" office:value-type="string">
                  <text:p text:style-name="P38"/>
                </table:table-cell>
                <table:table-cell table:style-name="Table18.E2" office:value-type="string">
                  <text:p text:style-name="P38"/>
                </table:table-cell>
              </table:table-row>
              <table:table-row>
                <table:table-cell table:style-name="Table18.A2" office:value-type="string">
                  <text:p text:style-name="P38"/>
                </table:table-cell>
                <table:table-cell table:style-name="Table18.A2" office:value-type="string">
                  <text:p text:style-name="P38"/>
                </table:table-cell>
                <table:table-cell table:style-name="Table18.A2" office:value-type="string">
                  <text:p text:style-name="P38"/>
                </table:table-cell>
                <table:table-cell table:style-name="Table18.A2" office:value-type="string">
                  <text:p text:style-name="P38"/>
                </table:table-cell>
                <table:table-cell table:style-name="Table18.E2" office:value-type="string">
                  <text:p text:style-name="P38"/>
                </table:table-cell>
              </table:table-row>
              <table:table-row>
                <table:table-cell table:style-name="Table18.A2" office:value-type="string">
                  <text:p text:style-name="P38"/>
                </table:table-cell>
                <table:table-cell table:style-name="Table18.A2" office:value-type="string">
                  <text:p text:style-name="P38"/>
                </table:table-cell>
                <table:table-cell table:style-name="Table18.A2" office:value-type="string">
                  <text:p text:style-name="P38"/>
                </table:table-cell>
                <table:table-cell table:style-name="Table18.A2" office:value-type="string">
                  <text:p text:style-name="P38"/>
                </table:table-cell>
                <table:table-cell table:style-name="Table18.E2" office:value-type="string">
                  <text:p text:style-name="P38"/>
                </table:table-cell>
              </table:table-row>
              <table:table-row>
                <table:table-cell table:style-name="Table18.A2" office:value-type="string">
                  <text:p text:style-name="P38"/>
                </table:table-cell>
                <table:table-cell table:style-name="Table18.A2" office:value-type="string">
                  <text:p text:style-name="P38"/>
                </table:table-cell>
                <table:table-cell table:style-name="Table18.A2" office:value-type="string">
                  <text:p text:style-name="P153">X</text:p>
                </table:table-cell>
                <table:table-cell table:style-name="Table18.A2" office:value-type="string">
                  <text:p text:style-name="P153">X</text:p>
                </table:table-cell>
                <table:table-cell table:style-name="Table18.E2" office:value-type="string">
                  <text:p text:style-name="P39">X</text:p>
                </table:table-cell>
              </table:table-row>
            </table:table>
            <text:p text:style-name="P26">R = <text:span text:style-name="T18">0</text:span></text:p>
            <text:p text:style-name="P26">c = <text:span text:style-name="T18">4</text:span></text:p>
            <text:p text:style-name="P26">p = ‘<text:span text:style-name="T18">X’</text:span></text:p>
          </table:table-cell>
          <table:table-cell table:style-name="Table17.A1" office:value-type="string">
            <text:p text:style-name="P5">Output: <text:span text:style-name="T18">true</text:span></text:p>
            <text:p text:style-name="P5">State: <text:span text:style-name="T15">state of board is unchanged</text:span></text:p>
            <text:p text:style-name="P5"/>
          </table:table-cell>
          <table:table-cell table:style-name="Table17.C1" office:value-type="string">
            <text:p text:style-name="P5">Reason: </text:p>
            <text:p text:style-name="P6">This test case is unique because <text:span text:style-name="T18">it tests checkHorizWin from the end of a valid horizontal as opposed to the middle or beginning</text:span></text:p>
            <text:p text:style-name="P5"/>
            <text:p text:style-name="P5">Function: <text:span text:style-name="T18">checkHorizWin_row0_end</text:span></text:p>
          </table:table-cell>
        </table:table-row>
      </table:table>
      <text:p text:style-name="P136"/>
      <text:p text:style-name="P133"/>
      <text:p text:style-name="P113"><text:span text:style-name="T1">boolean </text:span><text:span text:style-name="T5">chec</text:span><text:span text:style-name="T6">kHorizWin</text:span><text:span text:style-name="T5">(</text:span><text:span text:style-name="T2">int r, int c, char p</text:span><text:span text:style-name="T5">)</text:span></text:p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P6">Input: </text:p>
            <text:p text:style-name="P6">State: <text:span text:style-name="T15">(number to win = 3)</text:span></text:p>
            <table:table table:name="Table20" table:style-name="Table20">
              <table:table-column table:style-name="Table20.A" table:number-columns-repeated="5"/>
              <table:table-row>
                <table:table-cell table:style-name="Table20.A1" office:value-type="string">
                  <text:p text:style-name="P41"/>
                </table:table-cell>
                <table:table-cell table:style-name="Table20.A1" office:value-type="string">
                  <text:p text:style-name="P41"/>
                </table:table-cell>
                <table:table-cell table:style-name="Table20.A1" office:value-type="string">
                  <text:p text:style-name="P41"/>
                </table:table-cell>
                <table:table-cell table:style-name="Table20.A1" office:value-type="string">
                  <text:p text:style-name="P41"/>
                </table:table-cell>
                <table:table-cell table:style-name="Table20.E1" office:value-type="string">
                  <text:p text:style-name="P41"/>
                </table:table-cell>
              </table:table-row>
              <table:table-row>
                <table:table-cell table:style-name="Table20.A2" office:value-type="string">
                  <text:p text:style-name="P41"/>
                </table:table-cell>
                <table:table-cell table:style-name="Table20.A2" office:value-type="string">
                  <text:p text:style-name="P41"/>
                </table:table-cell>
                <table:table-cell table:style-name="Table20.A2" office:value-type="string">
                  <text:p text:style-name="P41"/>
                </table:table-cell>
                <table:table-cell table:style-name="Table20.A2" office:value-type="string">
                  <text:p text:style-name="P41"/>
                </table:table-cell>
                <table:table-cell table:style-name="Table20.E2" office:value-type="string">
                  <text:p text:style-name="P41"/>
                </table:table-cell>
              </table:table-row>
              <table:table-row>
                <table:table-cell table:style-name="Table20.A2" office:value-type="string">
                  <text:p text:style-name="P41"/>
                </table:table-cell>
                <table:table-cell table:style-name="Table20.A2" office:value-type="string">
                  <text:p text:style-name="P41"/>
                </table:table-cell>
                <table:table-cell table:style-name="Table20.A2" office:value-type="string">
                  <text:p text:style-name="P41"/>
                </table:table-cell>
                <table:table-cell table:style-name="Table20.A2" office:value-type="string">
                  <text:p text:style-name="P41"/>
                </table:table-cell>
                <table:table-cell table:style-name="Table20.E2" office:value-type="string">
                  <text:p text:style-name="P41"/>
                </table:table-cell>
              </table:table-row>
              <table:table-row>
                <table:table-cell table:style-name="Table20.A2" office:value-type="string">
                  <text:p text:style-name="P41"/>
                </table:table-cell>
                <table:table-cell table:style-name="Table20.A2" office:value-type="string">
                  <text:p text:style-name="P41"/>
                </table:table-cell>
                <table:table-cell table:style-name="Table20.A2" office:value-type="string">
                  <text:p text:style-name="P41"/>
                </table:table-cell>
                <table:table-cell table:style-name="Table20.A2" office:value-type="string">
                  <text:p text:style-name="P41"/>
                </table:table-cell>
                <table:table-cell table:style-name="Table20.E2" office:value-type="string">
                  <text:p text:style-name="P41"/>
                </table:table-cell>
              </table:table-row>
              <table:table-row>
                <table:table-cell table:style-name="Table20.A2" office:value-type="string">
                  <text:p text:style-name="P41"/>
                </table:table-cell>
                <table:table-cell table:style-name="Table20.A2" office:value-type="string">
                  <text:p text:style-name="P39">X</text:p>
                </table:table-cell>
                <table:table-cell table:style-name="Table20.A2" office:value-type="string">
                  <text:p text:style-name="P39">X</text:p>
                </table:table-cell>
                <table:table-cell table:style-name="Table20.A2" office:value-type="string">
                  <text:p text:style-name="P39">X</text:p>
                </table:table-cell>
                <table:table-cell table:style-name="Table20.E2" office:value-type="string">
                  <text:p text:style-name="P39"/>
                </table:table-cell>
              </table:table-row>
            </table:table>
            <text:p text:style-name="P27">R = <text:span text:style-name="T18">0</text:span></text:p>
            <text:p text:style-name="P27">c = <text:span text:style-name="T18">2</text:span></text:p>
            <text:p text:style-name="P27">p = ‘<text:span text:style-name="T18">X’</text:span></text:p>
          </table:table-cell>
          <table:table-cell table:style-name="Table19.A1" office:value-type="string">
            <text:p text:style-name="P6">Output: <text:span text:style-name="T18">true</text:span></text:p>
            <text:p text:style-name="P6">State: <text:span text:style-name="T15">state of board is unchanged</text:span></text:p>
            <text:p text:style-name="P6"/>
          </table:table-cell>
          <table:table-cell table:style-name="Table19.C1" office:value-type="string">
            <text:p text:style-name="P6">Reason: </text:p>
            <text:p text:style-name="P6">This test case is unique because <text:span text:style-name="T18">it tests checkHorizWin from the middle of a valid horizontal as opposed to the end or beginning</text:span></text:p>
            <text:p text:style-name="P6"/>
            <text:p text:style-name="P6">Function: <text:span text:style-name="T18">checkHorizWin_row0_middle</text:span></text:p>
          </table:table-cell>
        </table:table-row>
      </table:table>
      <text:p text:style-name="P137"/>
      <text:p text:style-name="P134"/>
      <text:p text:style-name="P114"><text:span text:style-name="T1">boolean </text:span><text:span text:style-name="T5">chec</text:span><text:span text:style-name="T6">kHorizWin</text:span><text:span text:style-name="T5">(</text:span><text:span text:style-name="T2">int r, int c, char p</text:span><text:span text:style-name="T5">)</text:span></text:p>
      <table:table table:name="Table21" table:style-name="Table21">
        <table:table-column table:style-name="Table21.A"/>
        <table:table-column table:style-name="Table21.B"/>
        <table:table-column table:style-name="Table21.C"/>
        <text:soft-page-break/>
        <table:table-row>
          <table:table-cell table:style-name="Table21.A1" office:value-type="string">
            <text:p text:style-name="P7">Input: </text:p>
            <text:p text:style-name="P7">State: <text:span text:style-name="T15">(number to win = 3)</text:span></text:p>
            <table:table table:name="Table22" table:style-name="Table22">
              <table:table-column table:style-name="Table22.A" table:number-columns-repeated="5"/>
              <table:table-row>
                <table:table-cell table:style-name="Table22.A1" office:value-type="string">
                  <text:p text:style-name="P42"/>
                </table:table-cell>
                <table:table-cell table:style-name="Table22.A1" office:value-type="string">
                  <text:p text:style-name="P42"/>
                </table:table-cell>
                <table:table-cell table:style-name="Table22.A1" office:value-type="string">
                  <text:p text:style-name="P42"/>
                </table:table-cell>
                <table:table-cell table:style-name="Table22.A1" office:value-type="string">
                  <text:p text:style-name="P42"/>
                </table:table-cell>
                <table:table-cell table:style-name="Table22.E1" office:value-type="string">
                  <text:p text:style-name="P42"/>
                </table:table-cell>
              </table:table-row>
              <table:table-row>
                <table:table-cell table:style-name="Table22.A2" office:value-type="string">
                  <text:p text:style-name="P42"/>
                </table:table-cell>
                <table:table-cell table:style-name="Table22.A2" office:value-type="string">
                  <text:p text:style-name="P42"/>
                </table:table-cell>
                <table:table-cell table:style-name="Table22.A2" office:value-type="string">
                  <text:p text:style-name="P42"/>
                </table:table-cell>
                <table:table-cell table:style-name="Table22.A2" office:value-type="string">
                  <text:p text:style-name="P42"/>
                </table:table-cell>
                <table:table-cell table:style-name="Table22.E2" office:value-type="string">
                  <text:p text:style-name="P42"/>
                </table:table-cell>
              </table:table-row>
              <table:table-row>
                <table:table-cell table:style-name="Table22.A2" office:value-type="string">
                  <text:p text:style-name="P42"/>
                </table:table-cell>
                <table:table-cell table:style-name="Table22.A2" office:value-type="string">
                  <text:p text:style-name="P42"/>
                </table:table-cell>
                <table:table-cell table:style-name="Table22.A2" office:value-type="string">
                  <text:p text:style-name="P42"/>
                </table:table-cell>
                <table:table-cell table:style-name="Table22.A2" office:value-type="string">
                  <text:p text:style-name="P42"/>
                </table:table-cell>
                <table:table-cell table:style-name="Table22.E2" office:value-type="string">
                  <text:p text:style-name="P42"/>
                </table:table-cell>
              </table:table-row>
              <table:table-row>
                <table:table-cell table:style-name="Table22.A2" office:value-type="string">
                  <text:p text:style-name="P42"/>
                </table:table-cell>
                <table:table-cell table:style-name="Table22.A2" office:value-type="string">
                  <text:p text:style-name="P42"/>
                </table:table-cell>
                <table:table-cell table:style-name="Table22.A2" office:value-type="string">
                  <text:p text:style-name="P42"/>
                </table:table-cell>
                <table:table-cell table:style-name="Table22.A2" office:value-type="string">
                  <text:p text:style-name="P42"/>
                </table:table-cell>
                <table:table-cell table:style-name="Table22.E2" office:value-type="string">
                  <text:p text:style-name="P42"/>
                </table:table-cell>
              </table:table-row>
              <table:table-row>
                <table:table-cell table:style-name="Table22.A2" office:value-type="string">
                  <text:p text:style-name="P40">X</text:p>
                </table:table-cell>
                <table:table-cell table:style-name="Table22.A2" office:value-type="string">
                  <text:p text:style-name="P40">X</text:p>
                </table:table-cell>
                <table:table-cell table:style-name="Table22.A2" office:value-type="string">
                  <text:p text:style-name="P43">O</text:p>
                </table:table-cell>
                <table:table-cell table:style-name="Table22.A2" office:value-type="string">
                  <text:p text:style-name="P43">O</text:p>
                </table:table-cell>
                <table:table-cell table:style-name="Table22.E2" office:value-type="string">
                  <text:p text:style-name="P42"/>
                </table:table-cell>
              </table:table-row>
            </table:table>
            <text:p text:style-name="P28">R = <text:span text:style-name="T18">0</text:span></text:p>
            <text:p text:style-name="P28">c = <text:span text:style-name="T18">0</text:span></text:p>
            <text:p text:style-name="P28">p = <text:span text:style-name="T18">X</text:span></text:p>
          </table:table-cell>
          <table:table-cell table:style-name="Table21.A1" office:value-type="string">
            <text:p text:style-name="P7">Output: <text:span text:style-name="T19">false</text:span></text:p>
            <text:p text:style-name="P7">State: <text:span text:style-name="T15">state of board is unchanged</text:span></text:p>
            <text:p text:style-name="P7"/>
          </table:table-cell>
          <table:table-cell table:style-name="Table21.C1" office:value-type="string">
            <text:p text:style-name="P7">Reason: </text:p>
            <text:p text:style-name="P7">This test case is unique because <text:span text:style-name="T17">it tests checkHorizWin from the beginning of an invalid horizontal as opposed to the middle or end</text:span></text:p>
            <text:p text:style-name="P7"/>
            <text:p text:style-name="P7">Function: <text:span text:style-name="T17">checkHorizWin_row0_false_beginning</text:span></text:p>
          </table:table-cell>
        </table:table-row>
      </table:table>
      <text:p text:style-name="P138"/>
      <text:p text:style-name="P114"><text:span text:style-name="T1">boolean </text:span><text:span text:style-name="T5">chec</text:span><text:span text:style-name="T6">kHorizWin</text:span><text:span text:style-name="T5">(</text:span><text:span text:style-name="T2">int r, int c, char p</text:span><text:span text:style-name="T5">)</text:span></text:p>
      <table:table table:name="Table23" table:style-name="Table23">
        <table:table-column table:style-name="Table23.A" table:number-columns-repeated="3"/>
        <table:table-row>
          <table:table-cell table:style-name="Table23.A1" office:value-type="string">
            <text:p text:style-name="P7">Input: </text:p>
            <text:p text:style-name="P7">State: <text:span text:style-name="T15">(number to win = 3)</text:span></text:p>
            <table:table table:name="Table24" table:style-name="Table24">
              <table:table-column table:style-name="Table24.A" table:number-columns-repeated="5"/>
              <table:table-row>
                <table:table-cell table:style-name="Table24.A1" office:value-type="string">
                  <text:p text:style-name="P42"/>
                </table:table-cell>
                <table:table-cell table:style-name="Table24.A1" office:value-type="string">
                  <text:p text:style-name="P42"/>
                </table:table-cell>
                <table:table-cell table:style-name="Table24.A1" office:value-type="string">
                  <text:p text:style-name="P42"/>
                </table:table-cell>
                <table:table-cell table:style-name="Table24.A1" office:value-type="string">
                  <text:p text:style-name="P42"/>
                </table:table-cell>
                <table:table-cell table:style-name="Table24.E1" office:value-type="string">
                  <text:p text:style-name="P42"/>
                </table:table-cell>
              </table:table-row>
              <table:table-row>
                <table:table-cell table:style-name="Table24.A2" office:value-type="string">
                  <text:p text:style-name="P42"/>
                </table:table-cell>
                <table:table-cell table:style-name="Table24.A2" office:value-type="string">
                  <text:p text:style-name="P42"/>
                </table:table-cell>
                <table:table-cell table:style-name="Table24.A2" office:value-type="string">
                  <text:p text:style-name="P42"/>
                </table:table-cell>
                <table:table-cell table:style-name="Table24.A2" office:value-type="string">
                  <text:p text:style-name="P42"/>
                </table:table-cell>
                <table:table-cell table:style-name="Table24.E2" office:value-type="string">
                  <text:p text:style-name="P42"/>
                </table:table-cell>
              </table:table-row>
              <table:table-row>
                <table:table-cell table:style-name="Table24.A2" office:value-type="string">
                  <text:p text:style-name="P42"/>
                </table:table-cell>
                <table:table-cell table:style-name="Table24.A2" office:value-type="string">
                  <text:p text:style-name="P42"/>
                </table:table-cell>
                <table:table-cell table:style-name="Table24.A2" office:value-type="string">
                  <text:p text:style-name="P42"/>
                </table:table-cell>
                <table:table-cell table:style-name="Table24.A2" office:value-type="string">
                  <text:p text:style-name="P42"/>
                </table:table-cell>
                <table:table-cell table:style-name="Table24.E2" office:value-type="string">
                  <text:p text:style-name="P42"/>
                </table:table-cell>
              </table:table-row>
              <table:table-row>
                <table:table-cell table:style-name="Table24.A2" office:value-type="string">
                  <text:p text:style-name="P42"/>
                </table:table-cell>
                <table:table-cell table:style-name="Table24.A2" office:value-type="string">
                  <text:p text:style-name="P42"/>
                </table:table-cell>
                <table:table-cell table:style-name="Table24.A2" office:value-type="string">
                  <text:p text:style-name="P42"/>
                </table:table-cell>
                <table:table-cell table:style-name="Table24.A2" office:value-type="string">
                  <text:p text:style-name="P42"/>
                </table:table-cell>
                <table:table-cell table:style-name="Table24.E2" office:value-type="string">
                  <text:p text:style-name="P42"/>
                </table:table-cell>
              </table:table-row>
              <table:table-row>
                <table:table-cell table:style-name="Table24.A2" office:value-type="string">
                  <text:p text:style-name="P40"/>
                </table:table-cell>
                <table:table-cell table:style-name="Table24.A2" office:value-type="string">
                  <text:p text:style-name="P43">X</text:p>
                </table:table-cell>
                <table:table-cell table:style-name="Table24.A2" office:value-type="string">
                  <text:p text:style-name="P43">X</text:p>
                </table:table-cell>
                <table:table-cell table:style-name="Table24.A2" office:value-type="string">
                  <text:p text:style-name="P43">O</text:p>
                </table:table-cell>
                <table:table-cell table:style-name="Table24.E2" office:value-type="string">
                  <text:p text:style-name="P43">O</text:p>
                </table:table-cell>
              </table:table-row>
            </table:table>
            <text:p text:style-name="P28">R = <text:span text:style-name="T19">0</text:span></text:p>
            <text:p text:style-name="P28">c = <text:span text:style-name="T19">4</text:span></text:p>
            <text:p text:style-name="P28">p = <text:span text:style-name="T18">X</text:span></text:p>
          </table:table-cell>
          <table:table-cell table:style-name="Table23.A1" office:value-type="string">
            <text:p text:style-name="P7">Output: <text:span text:style-name="T19">false</text:span></text:p>
            <text:p text:style-name="P7">State: <text:span text:style-name="T15">state of board is unchanged</text:span></text:p>
            <text:p text:style-name="P7"/>
          </table:table-cell>
          <table:table-cell table:style-name="Table23.C1" office:value-type="string">
            <text:p text:style-name="P7">Reason: </text:p>
            <text:p text:style-name="P7">This test case is unique because <text:span text:style-name="T17">it tests checkHorizWin from the end of an invalid horizontal as opposed to the middle or beginning</text:span></text:p>
            <text:p text:style-name="P7"/>
            <text:p text:style-name="P7">Function: <text:span text:style-name="T17">checkHorizWin_row0_false_end</text:span></text:p>
          </table:table-cell>
        </table:table-row>
      </table:table>
      <text:p text:style-name="P138"/>
      <text:p text:style-name="P114"><text:span text:style-name="T1">boolean </text:span><text:span text:style-name="T5">chec</text:span><text:span text:style-name="T6">k</text:span><text:span text:style-name="T7">Vert</text:span><text:span text:style-name="T6">Win</text:span><text:span text:style-name="T5">(</text:span><text:span text:style-name="T2">int r, int c, char p</text:span><text:span text:style-name="T5">)</text:span></text:p>
      <table:table table:name="Table25" table:style-name="Table25">
        <table:table-column table:style-name="Table25.A" table:number-columns-repeated="3"/>
        <table:table-row>
          <table:table-cell table:style-name="Table25.A1" office:value-type="string">
            <text:p text:style-name="P7">Input: </text:p>
            <text:p text:style-name="P7">State: <text:span text:style-name="T15">(number to win = 3)</text:span></text:p>
            <table:table table:name="Table26" table:style-name="Table26">
              <table:table-column table:style-name="Table26.A" table:number-columns-repeated="5"/>
              <table:table-row>
                <table:table-cell table:style-name="Table26.A1" office:value-type="string">
                  <text:p text:style-name="P42"/>
                </table:table-cell>
                <table:table-cell table:style-name="Table26.A1" office:value-type="string">
                  <text:p text:style-name="P42"/>
                </table:table-cell>
                <table:table-cell table:style-name="Table26.A1" office:value-type="string">
                  <text:p text:style-name="P42"/>
                </table:table-cell>
                <table:table-cell table:style-name="Table26.A1" office:value-type="string">
                  <text:p text:style-name="P42"/>
                </table:table-cell>
                <table:table-cell table:style-name="Table26.E1" office:value-type="string">
                  <text:p text:style-name="P42"/>
                </table:table-cell>
              </table:table-row>
              <table:table-row>
                <table:table-cell table:style-name="Table26.A2" office:value-type="string">
                  <text:p text:style-name="P42"/>
                </table:table-cell>
                <table:table-cell table:style-name="Table26.A2" office:value-type="string">
                  <text:p text:style-name="P42"/>
                </table:table-cell>
                <table:table-cell table:style-name="Table26.A2" office:value-type="string">
                  <text:p text:style-name="P42"/>
                </table:table-cell>
                <table:table-cell table:style-name="Table26.A2" office:value-type="string">
                  <text:p text:style-name="P42"/>
                </table:table-cell>
                <table:table-cell table:style-name="Table26.E2" office:value-type="string">
                  <text:p text:style-name="P42"/>
                </table:table-cell>
              </table:table-row>
              <table:table-row>
                <table:table-cell table:style-name="Table26.A2" office:value-type="string">
                  <text:p text:style-name="P50">X</text:p>
                </table:table-cell>
                <table:table-cell table:style-name="Table26.A2" office:value-type="string">
                  <text:p text:style-name="P42"/>
                </table:table-cell>
                <table:table-cell table:style-name="Table26.A2" office:value-type="string">
                  <text:p text:style-name="P42"/>
                </table:table-cell>
                <table:table-cell table:style-name="Table26.A2" office:value-type="string">
                  <text:p text:style-name="P42"/>
                </table:table-cell>
                <table:table-cell table:style-name="Table26.E2" office:value-type="string">
                  <text:p text:style-name="P42"/>
                </table:table-cell>
              </table:table-row>
              <table:table-row>
                <table:table-cell table:style-name="Table26.A2" office:value-type="string">
                  <text:p text:style-name="P50">X</text:p>
                </table:table-cell>
                <table:table-cell table:style-name="Table26.A2" office:value-type="string">
                  <text:p text:style-name="P42"/>
                </table:table-cell>
                <table:table-cell table:style-name="Table26.A2" office:value-type="string">
                  <text:p text:style-name="P42"/>
                </table:table-cell>
                <table:table-cell table:style-name="Table26.A2" office:value-type="string">
                  <text:p text:style-name="P42"/>
                </table:table-cell>
                <table:table-cell table:style-name="Table26.E2" office:value-type="string">
                  <text:p text:style-name="P42"/>
                </table:table-cell>
              </table:table-row>
              <table:table-row>
                <table:table-cell table:style-name="Table26.A2" office:value-type="string">
                  <text:p text:style-name="P50">X</text:p>
                </table:table-cell>
                <table:table-cell table:style-name="Table26.A2" office:value-type="string">
                  <text:p text:style-name="P43"/>
                </table:table-cell>
                <table:table-cell table:style-name="Table26.A2" office:value-type="string">
                  <text:p text:style-name="P43"/>
                </table:table-cell>
                <table:table-cell table:style-name="Table26.A2" office:value-type="string">
                  <text:p text:style-name="P43"/>
                </table:table-cell>
                <table:table-cell table:style-name="Table26.E2" office:value-type="string">
                  <text:p text:style-name="P43"/>
                </table:table-cell>
              </table:table-row>
            </table:table>
            <text:p text:style-name="P28">R = <text:span text:style-name="T20">2</text:span></text:p>
            <text:p text:style-name="P28">c = <text:span text:style-name="T20">0</text:span></text:p>
            <text:p text:style-name="P28">p = <text:span text:style-name="T18">X</text:span></text:p>
          </table:table-cell>
          <table:table-cell table:style-name="Table25.A1" office:value-type="string">
            <text:p text:style-name="P7">Output: <text:span text:style-name="T20">true</text:span></text:p>
            <text:p text:style-name="P7">State: <text:span text:style-name="T15">state of board is unchanged</text:span></text:p>
            <text:p text:style-name="P7"/>
          </table:table-cell>
          <table:table-cell table:style-name="Table25.C1" office:value-type="string">
            <text:p text:style-name="P7">Reason: </text:p>
            <text:p text:style-name="P7">This test case is unique because <text:span text:style-name="T17">it tests checkVertWin on a column with only the winning characters inside, as opposed to some below it</text:span></text:p>
            <text:p text:style-name="P7"/>
            <text:p text:style-name="P7">Function: <text:span text:style-name="T17">checkVertWin_top</text:span></text:p>
          </table:table-cell>
        </table:table-row>
      </table:table>
      <text:p text:style-name="P138"/>
      <text:p text:style-name="P115"><text:span text:style-name="T1">boolean </text:span><text:span text:style-name="T5">chec</text:span><text:span text:style-name="T6">k</text:span><text:span text:style-name="T7">Vert</text:span><text:span text:style-name="T6">Win</text:span><text:span text:style-name="T5">(</text:span><text:span text:style-name="T2">int r, int c, char p</text:span><text:span text:style-name="T5">)</text:span></text:p>
      <table:table table:name="Table27" table:style-name="Table27">
        <table:table-column table:style-name="Table27.A" table:number-columns-repeated="3"/>
        <table:table-row>
          <table:table-cell table:style-name="Table27.A1" office:value-type="string">
            <text:p text:style-name="P8">Input: </text:p>
            <text:p text:style-name="P8">State: <text:span text:style-name="T15">(number to win = 3)</text:span></text:p>
            <table:table table:name="Table28" table:style-name="Table28">
              <table:table-column table:style-name="Table28.A" table:number-columns-repeated="5"/>
              <table:table-row>
                <table:table-cell table:style-name="Table28.A1" office:value-type="string">
                  <text:p text:style-name="P50">X</text:p>
                </table:table-cell>
                <table:table-cell table:style-name="Table28.A1" office:value-type="string">
                  <text:p text:style-name="P60"/>
                </table:table-cell>
                <table:table-cell table:style-name="Table28.A1" office:value-type="string">
                  <text:p text:style-name="P60"/>
                </table:table-cell>
                <table:table-cell table:style-name="Table28.A1" office:value-type="string">
                  <text:p text:style-name="P60"/>
                </table:table-cell>
                <table:table-cell table:style-name="Table28.E1" office:value-type="string">
                  <text:p text:style-name="P60"/>
                </table:table-cell>
              </table:table-row>
              <table:table-row>
                <table:table-cell table:style-name="Table28.A2" office:value-type="string">
                  <text:p text:style-name="P50">X</text:p>
                </table:table-cell>
                <table:table-cell table:style-name="Table28.A2" office:value-type="string">
                  <text:p text:style-name="P60"/>
                </table:table-cell>
                <table:table-cell table:style-name="Table28.A2" office:value-type="string">
                  <text:p text:style-name="P60"/>
                </table:table-cell>
                <table:table-cell table:style-name="Table28.A2" office:value-type="string">
                  <text:p text:style-name="P60"/>
                </table:table-cell>
                <table:table-cell table:style-name="Table28.E2" office:value-type="string">
                  <text:p text:style-name="P60"/>
                </table:table-cell>
              </table:table-row>
              <table:table-row>
                <table:table-cell table:style-name="Table28.A2" office:value-type="string">
                  <text:p text:style-name="P50">X</text:p>
                </table:table-cell>
                <table:table-cell table:style-name="Table28.A2" office:value-type="string">
                  <text:p text:style-name="P60"/>
                </table:table-cell>
                <table:table-cell table:style-name="Table28.A2" office:value-type="string">
                  <text:p text:style-name="P60"/>
                </table:table-cell>
                <table:table-cell table:style-name="Table28.A2" office:value-type="string">
                  <text:p text:style-name="P60"/>
                </table:table-cell>
                <table:table-cell table:style-name="Table28.E2" office:value-type="string">
                  <text:p text:style-name="P60"/>
                </table:table-cell>
              </table:table-row>
              <table:table-row>
                <table:table-cell table:style-name="Table28.A2" office:value-type="string">
                  <text:p text:style-name="P50">O</text:p>
                </table:table-cell>
                <table:table-cell table:style-name="Table28.A2" office:value-type="string">
                  <text:p text:style-name="P60"/>
                </table:table-cell>
                <table:table-cell table:style-name="Table28.A2" office:value-type="string">
                  <text:p text:style-name="P60"/>
                </table:table-cell>
                <table:table-cell table:style-name="Table28.A2" office:value-type="string">
                  <text:p text:style-name="P60"/>
                </table:table-cell>
                <table:table-cell table:style-name="Table28.E2" office:value-type="string">
                  <text:p text:style-name="P60"/>
                </table:table-cell>
              </table:table-row>
              <table:table-row>
                <table:table-cell table:style-name="Table28.A2" office:value-type="string">
                  <text:p text:style-name="P50">O</text:p>
                </table:table-cell>
                <table:table-cell table:style-name="Table28.A2" office:value-type="string">
                  <text:p text:style-name="P44"/>
                </table:table-cell>
                <table:table-cell table:style-name="Table28.A2" office:value-type="string">
                  <text:p text:style-name="P44"/>
                </table:table-cell>
                <table:table-cell table:style-name="Table28.A2" office:value-type="string">
                  <text:p text:style-name="P44"/>
                </table:table-cell>
                <table:table-cell table:style-name="Table28.E2" office:value-type="string">
                  <text:p text:style-name="P44"/>
                </table:table-cell>
              </table:table-row>
            </table:table>
            <text:p text:style-name="P29">R = <text:span text:style-name="T20">2</text:span></text:p>
            <text:p text:style-name="P29">c = <text:span text:style-name="T20">0</text:span></text:p>
            <text:p text:style-name="P29">p = <text:span text:style-name="T18">X</text:span></text:p>
          </table:table-cell>
          <table:table-cell table:style-name="Table27.A1" office:value-type="string">
            <text:p text:style-name="P8">Output: <text:span text:style-name="T20">true</text:span></text:p>
            <text:p text:style-name="P8">State: <text:span text:style-name="T15">state of board is unchanged</text:span></text:p>
            <text:p text:style-name="P8"/>
          </table:table-cell>
          <table:table-cell table:style-name="Table27.C1" office:value-type="string">
            <text:p text:style-name="P8">Reason: </text:p>
            <text:p text:style-name="P8">This test case is unique because <text:span text:style-name="T17">it tests checkVertWin on a <text:s/>winning column with both winning and nonwinning characters inside, as opposed to exclusively winning chars</text:span></text:p>
            <text:p text:style-name="P8"/>
            <text:p text:style-name="P8">Function: <text:span text:style-name="T17">checkVertWin_top_spots_below</text:span></text:p>
          </table:table-cell>
        </table:table-row>
      </table:table>
      <text:p text:style-name="P139"/>
      <text:p text:style-name="P139"/>
      <text:p text:style-name="P139"/>
      <text:p text:style-name="P139"/>
      <text:p text:style-name="P139"/>
      <text:p text:style-name="P139"/>
      <text:p text:style-name="P115"><text:soft-page-break/><text:span text:style-name="T1">boolean </text:span><text:span text:style-name="T5">chec</text:span><text:span text:style-name="T6">k</text:span><text:span text:style-name="T7">Vert</text:span><text:span text:style-name="T6">Win</text:span><text:span text:style-name="T5">(</text:span><text:span text:style-name="T2">int r, int c, char p</text:span><text:span text:style-name="T5">)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8">Input: </text:p>
            <text:p text:style-name="P8">State: <text:span text:style-name="T15">(number to win = 3)</text:span></text:p>
            <table:table table:name="Table30" table:style-name="Table30">
              <table:table-column table:style-name="Table30.A" table:number-columns-repeated="5"/>
              <table:table-row>
                <table:table-cell table:style-name="Table30.A1" office:value-type="string">
                  <text:p text:style-name="P61"/>
                </table:table-cell>
                <table:table-cell table:style-name="Table30.A1" office:value-type="string">
                  <text:p text:style-name="P60"/>
                </table:table-cell>
                <table:table-cell table:style-name="Table30.A1" office:value-type="string">
                  <text:p text:style-name="P60"/>
                </table:table-cell>
                <table:table-cell table:style-name="Table30.A1" office:value-type="string">
                  <text:p text:style-name="P60"/>
                </table:table-cell>
                <table:table-cell table:style-name="Table30.E1" office:value-type="string">
                  <text:p text:style-name="P60"/>
                </table:table-cell>
              </table:table-row>
              <table:table-row>
                <table:table-cell table:style-name="Table30.A2" office:value-type="string">
                  <text:p text:style-name="P50">X</text:p>
                </table:table-cell>
                <table:table-cell table:style-name="Table30.A2" office:value-type="string">
                  <text:p text:style-name="P60"/>
                </table:table-cell>
                <table:table-cell table:style-name="Table30.A2" office:value-type="string">
                  <text:p text:style-name="P60"/>
                </table:table-cell>
                <table:table-cell table:style-name="Table30.A2" office:value-type="string">
                  <text:p text:style-name="P60"/>
                </table:table-cell>
                <table:table-cell table:style-name="Table30.E2" office:value-type="string">
                  <text:p text:style-name="P60"/>
                </table:table-cell>
              </table:table-row>
              <table:table-row>
                <table:table-cell table:style-name="Table30.A2" office:value-type="string">
                  <text:p text:style-name="P50">X</text:p>
                </table:table-cell>
                <table:table-cell table:style-name="Table30.A2" office:value-type="string">
                  <text:p text:style-name="P60"/>
                </table:table-cell>
                <table:table-cell table:style-name="Table30.A2" office:value-type="string">
                  <text:p text:style-name="P60"/>
                </table:table-cell>
                <table:table-cell table:style-name="Table30.A2" office:value-type="string">
                  <text:p text:style-name="P60"/>
                </table:table-cell>
                <table:table-cell table:style-name="Table30.E2" office:value-type="string">
                  <text:p text:style-name="P60"/>
                </table:table-cell>
              </table:table-row>
              <table:table-row>
                <table:table-cell table:style-name="Table30.A2" office:value-type="string">
                  <text:p text:style-name="P50">O</text:p>
                </table:table-cell>
                <table:table-cell table:style-name="Table30.A2" office:value-type="string">
                  <text:p text:style-name="P60"/>
                </table:table-cell>
                <table:table-cell table:style-name="Table30.A2" office:value-type="string">
                  <text:p text:style-name="P60"/>
                </table:table-cell>
                <table:table-cell table:style-name="Table30.A2" office:value-type="string">
                  <text:p text:style-name="P60"/>
                </table:table-cell>
                <table:table-cell table:style-name="Table30.E2" office:value-type="string">
                  <text:p text:style-name="P60"/>
                </table:table-cell>
              </table:table-row>
              <table:table-row>
                <table:table-cell table:style-name="Table30.A2" office:value-type="string">
                  <text:p text:style-name="P50">O</text:p>
                </table:table-cell>
                <table:table-cell table:style-name="Table30.A2" office:value-type="string">
                  <text:p text:style-name="P44"/>
                </table:table-cell>
                <table:table-cell table:style-name="Table30.A2" office:value-type="string">
                  <text:p text:style-name="P44"/>
                </table:table-cell>
                <table:table-cell table:style-name="Table30.A2" office:value-type="string">
                  <text:p text:style-name="P44"/>
                </table:table-cell>
                <table:table-cell table:style-name="Table30.E2" office:value-type="string">
                  <text:p text:style-name="P44"/>
                </table:table-cell>
              </table:table-row>
            </table:table>
            <text:p text:style-name="P29">R = <text:span text:style-name="T21">4</text:span></text:p>
            <text:p text:style-name="P29">c = <text:span text:style-name="T20">0</text:span></text:p>
            <text:p text:style-name="P29">p = <text:span text:style-name="T18">X</text:span></text:p>
          </table:table-cell>
          <table:table-cell table:style-name="Table29.A1" office:value-type="string">
            <text:p text:style-name="P8">Output: <text:span text:style-name="T21">false</text:span></text:p>
            <text:p text:style-name="P8">State: <text:span text:style-name="T15">state of board is unchanged</text:span></text:p>
            <text:p text:style-name="P8"/>
          </table:table-cell>
          <table:table-cell table:style-name="Table29.C1" office:value-type="string">
            <text:p text:style-name="P8">Reason: </text:p>
            <text:p text:style-name="P8">This test case is unique because <text:span text:style-name="T17">it tests checkVertWin on a non winning column with different characters inside from an empty spot above the highest char in the column, as opposed to exclusively one type of char</text:span></text:p>
            <text:p text:style-name="P8"/>
            <text:p text:style-name="P8">Function: <text:span text:style-name="T17">checkVertWin_false_empty_spots_below</text:span></text:p>
          </table:table-cell>
        </table:table-row>
      </table:table>
      <text:p text:style-name="P139"/>
      <text:p text:style-name="P116"><text:span text:style-name="T1">boolean </text:span><text:span text:style-name="T5">chec</text:span><text:span text:style-name="T6">k</text:span><text:span text:style-name="T7">Vert</text:span><text:span text:style-name="T6">Win</text:span><text:span text:style-name="T5">(</text:span><text:span text:style-name="T2">int r, int c, char p</text:span><text:span text:style-name="T5">)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9">Input: </text:p>
            <text:p text:style-name="P9">State: <text:span text:style-name="T15">(number to win = 3)</text:span></text:p>
            <table:table table:name="Table32" table:style-name="Table32">
              <table:table-column table:style-name="Table32.A" table:number-columns-repeated="5"/>
              <table:table-row>
                <table:table-cell table:style-name="Table32.A1" office:value-type="string">
                  <text:p text:style-name="P62"/>
                </table:table-cell>
                <table:table-cell table:style-name="Table32.A1" office:value-type="string">
                  <text:p text:style-name="P72"/>
                </table:table-cell>
                <table:table-cell table:style-name="Table32.A1" office:value-type="string">
                  <text:p text:style-name="P72"/>
                </table:table-cell>
                <table:table-cell table:style-name="Table32.A1" office:value-type="string">
                  <text:p text:style-name="P72"/>
                </table:table-cell>
                <table:table-cell table:style-name="Table32.E1" office:value-type="string">
                  <text:p text:style-name="P72"/>
                </table:table-cell>
              </table:table-row>
              <table:table-row>
                <table:table-cell table:style-name="Table32.A2" office:value-type="string">
                  <text:p text:style-name="P51">X</text:p>
                </table:table-cell>
                <table:table-cell table:style-name="Table32.A2" office:value-type="string">
                  <text:p text:style-name="P72"/>
                </table:table-cell>
                <table:table-cell table:style-name="Table32.A2" office:value-type="string">
                  <text:p text:style-name="P72"/>
                </table:table-cell>
                <table:table-cell table:style-name="Table32.A2" office:value-type="string">
                  <text:p text:style-name="P72"/>
                </table:table-cell>
                <table:table-cell table:style-name="Table32.E2" office:value-type="string">
                  <text:p text:style-name="P72"/>
                </table:table-cell>
              </table:table-row>
              <table:table-row>
                <table:table-cell table:style-name="Table32.A2" office:value-type="string">
                  <text:p text:style-name="P51">X</text:p>
                </table:table-cell>
                <table:table-cell table:style-name="Table32.A2" office:value-type="string">
                  <text:p text:style-name="P72"/>
                </table:table-cell>
                <table:table-cell table:style-name="Table32.A2" office:value-type="string">
                  <text:p text:style-name="P72"/>
                </table:table-cell>
                <table:table-cell table:style-name="Table32.A2" office:value-type="string">
                  <text:p text:style-name="P72"/>
                </table:table-cell>
                <table:table-cell table:style-name="Table32.E2" office:value-type="string">
                  <text:p text:style-name="P72"/>
                </table:table-cell>
              </table:table-row>
              <table:table-row>
                <table:table-cell table:style-name="Table32.A2" office:value-type="string">
                  <text:p text:style-name="P51">O</text:p>
                </table:table-cell>
                <table:table-cell table:style-name="Table32.A2" office:value-type="string">
                  <text:p text:style-name="P72"/>
                </table:table-cell>
                <table:table-cell table:style-name="Table32.A2" office:value-type="string">
                  <text:p text:style-name="P72"/>
                </table:table-cell>
                <table:table-cell table:style-name="Table32.A2" office:value-type="string">
                  <text:p text:style-name="P72"/>
                </table:table-cell>
                <table:table-cell table:style-name="Table32.E2" office:value-type="string">
                  <text:p text:style-name="P72"/>
                </table:table-cell>
              </table:table-row>
              <table:table-row>
                <table:table-cell table:style-name="Table32.A2" office:value-type="string">
                  <text:p text:style-name="P51">O</text:p>
                </table:table-cell>
                <table:table-cell table:style-name="Table32.A2" office:value-type="string">
                  <text:p text:style-name="P45"/>
                </table:table-cell>
                <table:table-cell table:style-name="Table32.A2" office:value-type="string">
                  <text:p text:style-name="P45"/>
                </table:table-cell>
                <table:table-cell table:style-name="Table32.A2" office:value-type="string">
                  <text:p text:style-name="P45"/>
                </table:table-cell>
                <table:table-cell table:style-name="Table32.E2" office:value-type="string">
                  <text:p text:style-name="P45"/>
                </table:table-cell>
              </table:table-row>
            </table:table>
            <text:p text:style-name="P30">R = <text:span text:style-name="T22">3</text:span></text:p>
            <text:p text:style-name="P30">c = <text:span text:style-name="T20">0</text:span></text:p>
            <text:p text:style-name="P30">p = <text:span text:style-name="T18">X</text:span></text:p>
          </table:table-cell>
          <table:table-cell table:style-name="Table31.A1" office:value-type="string">
            <text:p text:style-name="P9">Output: <text:span text:style-name="T21">false</text:span></text:p>
            <text:p text:style-name="P9">State: <text:span text:style-name="T15">state of board is unchanged</text:span></text:p>
            <text:p text:style-name="P9"/>
          </table:table-cell>
          <table:table-cell table:style-name="Table31.C1" office:value-type="string">
            <text:p text:style-name="P9">Reason: </text:p>
            <text:p text:style-name="P9">This test case is unique because <text:span text:style-name="T17">it tests checkVertWin on a non winning column with different characters inside, as opposed to exclusively one type of char</text:span></text:p>
            <text:p text:style-name="P9"/>
            <text:p text:style-name="P9">Function: <text:span text:style-name="T17">checkVertWin_false_top_spots_below</text:span></text:p>
          </table:table-cell>
        </table:table-row>
      </table:table>
      <text:p text:style-name="P140"/>
      <text:p text:style-name="P116"><text:span text:style-name="T1">boolean </text:span><text:span text:style-name="T5">chec</text:span><text:span text:style-name="T6">k</text:span><text:span text:style-name="T7">Vert</text:span><text:span text:style-name="T6">Win</text:span><text:span text:style-name="T5">(</text:span><text:span text:style-name="T2">int r, int c, char p</text:span><text:span text:style-name="T5">)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9">Input: </text:p>
            <text:p text:style-name="P9">State: <text:span text:style-name="T15">(number to win = 3)</text:span></text:p>
            <table:table table:name="Table34" table:style-name="Table34">
              <table:table-column table:style-name="Table34.A" table:number-columns-repeated="5"/>
              <table:table-row>
                <table:table-cell table:style-name="Table34.A1" office:value-type="string">
                  <text:p text:style-name="P62"/>
                </table:table-cell>
                <table:table-cell table:style-name="Table34.A1" office:value-type="string">
                  <text:p text:style-name="P72"/>
                </table:table-cell>
                <table:table-cell table:style-name="Table34.A1" office:value-type="string">
                  <text:p text:style-name="P72"/>
                </table:table-cell>
                <table:table-cell table:style-name="Table34.A1" office:value-type="string">
                  <text:p text:style-name="P72"/>
                </table:table-cell>
                <table:table-cell table:style-name="Table34.E1" office:value-type="string">
                  <text:p text:style-name="P72"/>
                </table:table-cell>
              </table:table-row>
              <table:table-row>
                <table:table-cell table:style-name="Table34.A2" office:value-type="string">
                  <text:p text:style-name="P51"/>
                </table:table-cell>
                <table:table-cell table:style-name="Table34.A2" office:value-type="string">
                  <text:p text:style-name="P72"/>
                </table:table-cell>
                <table:table-cell table:style-name="Table34.A2" office:value-type="string">
                  <text:p text:style-name="P72"/>
                </table:table-cell>
                <table:table-cell table:style-name="Table34.A2" office:value-type="string">
                  <text:p text:style-name="P72"/>
                </table:table-cell>
                <table:table-cell table:style-name="Table34.E2" office:value-type="string">
                  <text:p text:style-name="P72"/>
                </table:table-cell>
              </table:table-row>
              <table:table-row>
                <table:table-cell table:style-name="Table34.A2" office:value-type="string">
                  <text:p text:style-name="P51"/>
                </table:table-cell>
                <table:table-cell table:style-name="Table34.A2" office:value-type="string">
                  <text:p text:style-name="P72"/>
                </table:table-cell>
                <table:table-cell table:style-name="Table34.A2" office:value-type="string">
                  <text:p text:style-name="P72"/>
                </table:table-cell>
                <table:table-cell table:style-name="Table34.A2" office:value-type="string">
                  <text:p text:style-name="P72"/>
                </table:table-cell>
                <table:table-cell table:style-name="Table34.E2" office:value-type="string">
                  <text:p text:style-name="P72"/>
                </table:table-cell>
              </table:table-row>
              <table:table-row>
                <table:table-cell table:style-name="Table34.A2" office:value-type="string">
                  <text:p text:style-name="P51"/>
                </table:table-cell>
                <table:table-cell table:style-name="Table34.A2" office:value-type="string">
                  <text:p text:style-name="P72"/>
                </table:table-cell>
                <table:table-cell table:style-name="Table34.A2" office:value-type="string">
                  <text:p text:style-name="P72"/>
                </table:table-cell>
                <table:table-cell table:style-name="Table34.A2" office:value-type="string">
                  <text:p text:style-name="P72"/>
                </table:table-cell>
                <table:table-cell table:style-name="Table34.E2" office:value-type="string">
                  <text:p text:style-name="P72"/>
                </table:table-cell>
              </table:table-row>
              <table:table-row>
                <table:table-cell table:style-name="Table34.A2" office:value-type="string">
                  <text:p text:style-name="P51"/>
                </table:table-cell>
                <table:table-cell table:style-name="Table34.A2" office:value-type="string">
                  <text:p text:style-name="P45"/>
                </table:table-cell>
                <table:table-cell table:style-name="Table34.A2" office:value-type="string">
                  <text:p text:style-name="P45"/>
                </table:table-cell>
                <table:table-cell table:style-name="Table34.A2" office:value-type="string">
                  <text:p text:style-name="P45"/>
                </table:table-cell>
                <table:table-cell table:style-name="Table34.E2" office:value-type="string">
                  <text:p text:style-name="P45"/>
                </table:table-cell>
              </table:table-row>
            </table:table>
            <text:p text:style-name="P30">R = <text:span text:style-name="T22">0</text:span></text:p>
            <text:p text:style-name="P30">c = <text:span text:style-name="T20">0</text:span></text:p>
            <text:p text:style-name="P30">p = <text:span text:style-name="T18">X</text:span></text:p>
          </table:table-cell>
          <table:table-cell table:style-name="Table33.A1" office:value-type="string">
            <text:p text:style-name="P9">Output: <text:span text:style-name="T21">false</text:span></text:p>
            <text:p text:style-name="P9">State: <text:span text:style-name="T15">state of board is unchanged</text:span></text:p>
            <text:p text:style-name="P9"/>
          </table:table-cell>
          <table:table-cell table:style-name="Table33.C1" office:value-type="string">
            <text:p text:style-name="P9">Reason: </text:p>
            <text:p text:style-name="P9">This test case is unique because <text:span text:style-name="T17">it tests checkVertWin on an empty board, and is trying to make sure it does not check indices that do not exist, causing null ptr exception</text:span></text:p>
            <text:p text:style-name="P9"/>
            <text:p text:style-name="P9">Function: <text:span text:style-name="T17">checkVertWin_false_empty_board</text:span></text:p>
          </table:table-cell>
        </table:table-row>
      </table:table>
      <text:p text:style-name="P140"/>
      <text:p text:style-name="P117"><text:span text:style-name="T1">boolean </text:span><text:span text:style-name="T5">chec</text:span><text:span text:style-name="T6">k</text:span><text:span text:style-name="T8">Diag</text:span><text:span text:style-name="T6">Win</text:span><text:span text:style-name="T5">(</text:span><text:span text:style-name="T2">int r, int c, char p</text:span><text:span text:style-name="T5">)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10">Input: </text:p>
            <text:p text:style-name="P10">State: <text:span text:style-name="T15">(number to win = 3)</text:span></text:p>
            <table:table table:name="Table36" table:style-name="Table36">
              <table:table-column table:style-name="Table36.A" table:number-columns-repeated="5"/>
              <table:table-row>
                <table:table-cell table:style-name="Table36.A1" office:value-type="string">
                  <text:p text:style-name="P63"/>
                </table:table-cell>
                <table:table-cell table:style-name="Table36.A1" office:value-type="string">
                  <text:p text:style-name="P73"/>
                </table:table-cell>
                <table:table-cell table:style-name="Table36.A1" office:value-type="string">
                  <text:p text:style-name="P73"/>
                </table:table-cell>
                <table:table-cell table:style-name="Table36.A1" office:value-type="string">
                  <text:p text:style-name="P73"/>
                </table:table-cell>
                <table:table-cell table:style-name="Table36.E1" office:value-type="string">
                  <text:p text:style-name="P73"/>
                </table:table-cell>
              </table:table-row>
              <table:table-row>
                <table:table-cell table:style-name="Table36.A2" office:value-type="string">
                  <text:p text:style-name="P52"/>
                </table:table-cell>
                <table:table-cell table:style-name="Table36.A2" office:value-type="string">
                  <text:p text:style-name="P73"/>
                </table:table-cell>
                <table:table-cell table:style-name="Table36.A2" office:value-type="string">
                  <text:p text:style-name="P73"/>
                </table:table-cell>
                <table:table-cell table:style-name="Table36.A2" office:value-type="string">
                  <text:p text:style-name="P73"/>
                </table:table-cell>
                <table:table-cell table:style-name="Table36.E2" office:value-type="string">
                  <text:p text:style-name="P73"/>
                </table:table-cell>
              </table:table-row>
              <table:table-row>
                <table:table-cell table:style-name="Table36.A2" office:value-type="string">
                  <text:p text:style-name="P52"/>
                </table:table-cell>
                <table:table-cell table:style-name="Table36.A2" office:value-type="string">
                  <text:p text:style-name="P73"/>
                </table:table-cell>
                <table:table-cell table:style-name="Table36.A2" office:value-type="string">
                  <text:p text:style-name="P73"/>
                </table:table-cell>
                <table:table-cell table:style-name="Table36.A2" office:value-type="string">
                  <text:p text:style-name="P73"/>
                </table:table-cell>
                <table:table-cell table:style-name="Table36.E2" office:value-type="string">
                  <text:p text:style-name="P73"/>
                </table:table-cell>
              </table:table-row>
              <table:table-row>
                <table:table-cell table:style-name="Table36.A2" office:value-type="string">
                  <text:p text:style-name="P52"/>
                </table:table-cell>
                <table:table-cell table:style-name="Table36.A2" office:value-type="string">
                  <text:p text:style-name="P73"/>
                </table:table-cell>
                <table:table-cell table:style-name="Table36.A2" office:value-type="string">
                  <text:p text:style-name="P73"/>
                </table:table-cell>
                <table:table-cell table:style-name="Table36.A2" office:value-type="string">
                  <text:p text:style-name="P73"/>
                </table:table-cell>
                <table:table-cell table:style-name="Table36.E2" office:value-type="string">
                  <text:p text:style-name="P73"/>
                </table:table-cell>
              </table:table-row>
              <table:table-row>
                <table:table-cell table:style-name="Table36.A2" office:value-type="string">
                  <text:p text:style-name="P52"/>
                </table:table-cell>
                <table:table-cell table:style-name="Table36.A2" office:value-type="string">
                  <text:p text:style-name="P46"/>
                </table:table-cell>
                <table:table-cell table:style-name="Table36.A2" office:value-type="string">
                  <text:p text:style-name="P46"/>
                </table:table-cell>
                <table:table-cell table:style-name="Table36.A2" office:value-type="string">
                  <text:p text:style-name="P46"/>
                </table:table-cell>
                <table:table-cell table:style-name="Table36.E2" office:value-type="string">
                  <text:p text:style-name="P46"/>
                </table:table-cell>
              </table:table-row>
            </table:table>
            <text:p text:style-name="P31">R = <text:span text:style-name="T22">0</text:span></text:p>
            <text:p text:style-name="P31">c = <text:span text:style-name="T20">0</text:span></text:p>
            <text:p text:style-name="P31">p = <text:span text:style-name="T18">X</text:span></text:p>
          </table:table-cell>
          <table:table-cell table:style-name="Table35.A1" office:value-type="string">
            <text:p text:style-name="P10">Output: <text:span text:style-name="T21">false</text:span></text:p>
            <text:p text:style-name="P10">State: <text:span text:style-name="T15">state of board is unchanged</text:span></text:p>
            <text:p text:style-name="P10"/>
          </table:table-cell>
          <table:table-cell table:style-name="Table35.C1" office:value-type="string">
            <text:p text:style-name="P10">Reason: </text:p>
            <text:p text:style-name="P10">This test case is unique because <text:span text:style-name="T17">it tests checkDiagWin on an empty board, and is trying to make sure it does not check indices that do not exist, causing null ptr exception</text:span></text:p>
            <text:p text:style-name="P10"/>
            <text:p text:style-name="P10">Function: <text:span text:style-name="T17">checkDiagWin_false_empty_board</text:span></text:p>
          </table:table-cell>
        </table:table-row>
      </table:table>
      <text:p text:style-name="P141"/>
      <text:p text:style-name="P141"/>
      <text:p text:style-name="P141"/>
      <text:p text:style-name="P141"/>
      <text:p text:style-name="P141"/>
      <text:p text:style-name="P117"><text:soft-page-break/><text:span text:style-name="T1">boolean </text:span><text:span text:style-name="T5">chec</text:span><text:span text:style-name="T6">k</text:span><text:span text:style-name="T8">Diag</text:span><text:span text:style-name="T6">Win</text:span><text:span text:style-name="T5">(</text:span><text:span text:style-name="T2">int r, int c, char p</text:span><text:span text:style-name="T5">)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10">Input: </text:p>
            <text:p text:style-name="P10">State: <text:span text:style-name="T15">(number to win = 3)</text:span></text:p>
            <table:table table:name="Table38" table:style-name="Table38">
              <table:table-column table:style-name="Table38.A" table:number-columns-repeated="5"/>
              <table:table-row>
                <table:table-cell table:style-name="Table38.A1" office:value-type="string">
                  <text:p text:style-name="P63"/>
                </table:table-cell>
                <table:table-cell table:style-name="Table38.A1" office:value-type="string">
                  <text:p text:style-name="P73"/>
                </table:table-cell>
                <table:table-cell table:style-name="Table38.A1" office:value-type="string">
                  <text:p text:style-name="P73"/>
                </table:table-cell>
                <table:table-cell table:style-name="Table38.A1" office:value-type="string">
                  <text:p text:style-name="P73"/>
                </table:table-cell>
                <table:table-cell table:style-name="Table38.E1" office:value-type="string">
                  <text:p text:style-name="P73"/>
                </table:table-cell>
              </table:table-row>
              <table:table-row>
                <table:table-cell table:style-name="Table38.A2" office:value-type="string">
                  <text:p text:style-name="P52"/>
                </table:table-cell>
                <table:table-cell table:style-name="Table38.A2" office:value-type="string">
                  <text:p text:style-name="P73"/>
                </table:table-cell>
                <table:table-cell table:style-name="Table38.A2" office:value-type="string">
                  <text:p text:style-name="P73"/>
                </table:table-cell>
                <table:table-cell table:style-name="Table38.A2" office:value-type="string">
                  <text:p text:style-name="P73"/>
                </table:table-cell>
                <table:table-cell table:style-name="Table38.E2" office:value-type="string">
                  <text:p text:style-name="P73"/>
                </table:table-cell>
              </table:table-row>
              <table:table-row>
                <table:table-cell table:style-name="Table38.A2" office:value-type="string">
                  <text:p text:style-name="P52"/>
                </table:table-cell>
                <table:table-cell table:style-name="Table38.A2" office:value-type="string">
                  <text:p text:style-name="P73"/>
                </table:table-cell>
                <table:table-cell table:style-name="Table38.A2" office:value-type="string">
                  <text:p text:style-name="P74">X</text:p>
                </table:table-cell>
                <table:table-cell table:style-name="Table38.A2" office:value-type="string">
                  <text:p text:style-name="P73"/>
                </table:table-cell>
                <table:table-cell table:style-name="Table38.E2" office:value-type="string">
                  <text:p text:style-name="P73"/>
                </table:table-cell>
              </table:table-row>
              <table:table-row>
                <table:table-cell table:style-name="Table38.A2" office:value-type="string">
                  <text:p text:style-name="P52"/>
                </table:table-cell>
                <table:table-cell table:style-name="Table38.A2" office:value-type="string">
                  <text:p text:style-name="P74">X</text:p>
                </table:table-cell>
                <table:table-cell table:style-name="Table38.A2" office:value-type="string">
                  <text:p text:style-name="P74">X</text:p>
                </table:table-cell>
                <table:table-cell table:style-name="Table38.A2" office:value-type="string">
                  <text:p text:style-name="P73"/>
                </table:table-cell>
                <table:table-cell table:style-name="Table38.E2" office:value-type="string">
                  <text:p text:style-name="P73"/>
                </table:table-cell>
              </table:table-row>
              <table:table-row>
                <table:table-cell table:style-name="Table38.A2" office:value-type="string">
                  <text:p text:style-name="P74">X</text:p>
                </table:table-cell>
                <table:table-cell table:style-name="Table38.A2" office:value-type="string">
                  <text:p text:style-name="P74">X</text:p>
                </table:table-cell>
                <table:table-cell table:style-name="Table38.A2" office:value-type="string">
                  <text:p text:style-name="P74">X</text:p>
                </table:table-cell>
                <table:table-cell table:style-name="Table38.A2" office:value-type="string">
                  <text:p text:style-name="P46"/>
                </table:table-cell>
                <table:table-cell table:style-name="Table38.E2" office:value-type="string">
                  <text:p text:style-name="P46"/>
                </table:table-cell>
              </table:table-row>
            </table:table>
            <text:p text:style-name="P31">R = <text:span text:style-name="T23">2</text:span></text:p>
            <text:p text:style-name="P31">c = <text:span text:style-name="T23">2</text:span></text:p>
            <text:p text:style-name="P31">p = <text:span text:style-name="T18">X</text:span></text:p>
          </table:table-cell>
          <table:table-cell table:style-name="Table37.A1" office:value-type="string">
            <text:p text:style-name="P10">Output: <text:span text:style-name="T23">true</text:span></text:p>
            <text:p text:style-name="P10">State: <text:span text:style-name="T15">state of board is unchanged</text:span></text:p>
            <text:p text:style-name="P10"/>
          </table:table-cell>
          <table:table-cell table:style-name="Table37.C1" office:value-type="string">
            <text:p text:style-name="P10">Reason: </text:p>
            <text:p text:style-name="P10">This test case is unique because <text:span text:style-name="T17">it tests checkDiagWin on a diagonal where the left is the bottom and the right side is the top, as opposed to the opposite way of right bottom left top</text:span></text:p>
            <text:p text:style-name="P10"/>
            <text:p text:style-name="P10">Function: <text:span text:style-name="T17">checkDiagWin_left_bottom_right_top</text:span></text:p>
          </table:table-cell>
        </table:table-row>
      </table:table>
      <text:p text:style-name="P141"/>
      <text:p text:style-name="P117"><text:span text:style-name="T1">boolean </text:span><text:span text:style-name="T5">chec</text:span><text:span text:style-name="T6">k</text:span><text:span text:style-name="T8">Diag</text:span><text:span text:style-name="T6">Win</text:span><text:span text:style-name="T5">(</text:span><text:span text:style-name="T2">int r, int c, char p</text:span><text:span text:style-name="T5">)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P10">Input: </text:p>
            <text:p text:style-name="P10">State: <text:span text:style-name="T15">(number to win = 3)</text:span></text:p>
            <table:table table:name="Table40" table:style-name="Table40">
              <table:table-column table:style-name="Table40.A" table:number-columns-repeated="5"/>
              <table:table-row>
                <table:table-cell table:style-name="Table40.A1" office:value-type="string">
                  <text:p text:style-name="P63"/>
                </table:table-cell>
                <table:table-cell table:style-name="Table40.A1" office:value-type="string">
                  <text:p text:style-name="P73"/>
                </table:table-cell>
                <table:table-cell table:style-name="Table40.A1" office:value-type="string">
                  <text:p text:style-name="P73"/>
                </table:table-cell>
                <table:table-cell table:style-name="Table40.A1" office:value-type="string">
                  <text:p text:style-name="P73"/>
                </table:table-cell>
                <table:table-cell table:style-name="Table40.E1" office:value-type="string">
                  <text:p text:style-name="P73"/>
                </table:table-cell>
              </table:table-row>
              <table:table-row>
                <table:table-cell table:style-name="Table40.A2" office:value-type="string">
                  <text:p text:style-name="P52"/>
                </table:table-cell>
                <table:table-cell table:style-name="Table40.A2" office:value-type="string">
                  <text:p text:style-name="P73"/>
                </table:table-cell>
                <table:table-cell table:style-name="Table40.A2" office:value-type="string">
                  <text:p text:style-name="P73"/>
                </table:table-cell>
                <table:table-cell table:style-name="Table40.A2" office:value-type="string">
                  <text:p text:style-name="P73"/>
                </table:table-cell>
                <table:table-cell table:style-name="Table40.E2" office:value-type="string">
                  <text:p text:style-name="P73"/>
                </table:table-cell>
              </table:table-row>
              <table:table-row>
                <table:table-cell table:style-name="Table40.A2" office:value-type="string">
                  <text:p text:style-name="P74">X</text:p>
                </table:table-cell>
                <table:table-cell table:style-name="Table40.A2" office:value-type="string">
                  <text:p text:style-name="P73"/>
                </table:table-cell>
                <table:table-cell table:style-name="Table40.A2" office:value-type="string">
                  <text:p text:style-name="P74"/>
                </table:table-cell>
                <table:table-cell table:style-name="Table40.A2" office:value-type="string">
                  <text:p text:style-name="P73"/>
                </table:table-cell>
                <table:table-cell table:style-name="Table40.E2" office:value-type="string">
                  <text:p text:style-name="P73"/>
                </table:table-cell>
              </table:table-row>
              <table:table-row>
                <table:table-cell table:style-name="Table40.A2" office:value-type="string">
                  <text:p text:style-name="P74">X</text:p>
                </table:table-cell>
                <table:table-cell table:style-name="Table40.A2" office:value-type="string">
                  <text:p text:style-name="P74">X</text:p>
                </table:table-cell>
                <table:table-cell table:style-name="Table40.A2" office:value-type="string">
                  <text:p text:style-name="P74"/>
                </table:table-cell>
                <table:table-cell table:style-name="Table40.A2" office:value-type="string">
                  <text:p text:style-name="P73"/>
                </table:table-cell>
                <table:table-cell table:style-name="Table40.E2" office:value-type="string">
                  <text:p text:style-name="P73"/>
                </table:table-cell>
              </table:table-row>
              <table:table-row>
                <table:table-cell table:style-name="Table40.A2" office:value-type="string">
                  <text:p text:style-name="P74">X</text:p>
                </table:table-cell>
                <table:table-cell table:style-name="Table40.A2" office:value-type="string">
                  <text:p text:style-name="P74">X</text:p>
                </table:table-cell>
                <table:table-cell table:style-name="Table40.A2" office:value-type="string">
                  <text:p text:style-name="P74">X</text:p>
                </table:table-cell>
                <table:table-cell table:style-name="Table40.A2" office:value-type="string">
                  <text:p text:style-name="P46"/>
                </table:table-cell>
                <table:table-cell table:style-name="Table40.E2" office:value-type="string">
                  <text:p text:style-name="P46"/>
                </table:table-cell>
              </table:table-row>
            </table:table>
            <text:p text:style-name="P31">R = <text:span text:style-name="T23">2</text:span></text:p>
            <text:p text:style-name="P31">c = <text:span text:style-name="T24">0</text:span></text:p>
            <text:p text:style-name="P31">p = <text:span text:style-name="T18">X</text:span></text:p>
          </table:table-cell>
          <table:table-cell table:style-name="Table39.A1" office:value-type="string">
            <text:p text:style-name="P10">Output: <text:span text:style-name="T23">true</text:span></text:p>
            <text:p text:style-name="P10">State: <text:span text:style-name="T15">state of board is unchanged</text:span></text:p>
            <text:p text:style-name="P10"/>
          </table:table-cell>
          <table:table-cell table:style-name="Table39.C1" office:value-type="string">
            <text:p text:style-name="P10">Reason: </text:p>
            <text:p text:style-name="P10">This test case is unique because <text:span text:style-name="T17">it tests checkDiagWin on a diagonal where the left is the top and the right side is the bottom, as opposed to the opposite way of right top left bottom</text:span></text:p>
            <text:p text:style-name="P10"/>
            <text:p text:style-name="P10">Function: <text:span text:style-name="T17">checkDiagWin_left_top_right_bottom</text:span></text:p>
          </table:table-cell>
        </table:table-row>
      </table:table>
      <text:p text:style-name="P141"/>
      <text:p text:style-name="P118"><text:span text:style-name="T1">boolean </text:span><text:span text:style-name="T5">chec</text:span><text:span text:style-name="T6">k</text:span><text:span text:style-name="T8">Diag</text:span><text:span text:style-name="T6">Win</text:span><text:span text:style-name="T5">(</text:span><text:span text:style-name="T2">int r, int c, char p</text:span><text:span text:style-name="T5">)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P11">Input: </text:p>
            <text:p text:style-name="P11">State: <text:span text:style-name="T15">(number to win = 3)</text:span></text:p>
            <table:table table:name="Table42" table:style-name="Table42">
              <table:table-column table:style-name="Table42.A" table:number-columns-repeated="5"/>
              <table:table-row>
                <table:table-cell table:style-name="Table42.A1" office:value-type="string">
                  <text:p text:style-name="P64"/>
                </table:table-cell>
                <table:table-cell table:style-name="Table42.A1" office:value-type="string">
                  <text:p text:style-name="P76"/>
                </table:table-cell>
                <table:table-cell table:style-name="Table42.A1" office:value-type="string">
                  <text:p text:style-name="P76"/>
                </table:table-cell>
                <table:table-cell table:style-name="Table42.A1" office:value-type="string">
                  <text:p text:style-name="P76"/>
                </table:table-cell>
                <table:table-cell table:style-name="Table42.E1" office:value-type="string">
                  <text:p text:style-name="P77">X</text:p>
                </table:table-cell>
              </table:table-row>
              <table:table-row>
                <table:table-cell table:style-name="Table42.A2" office:value-type="string">
                  <text:p text:style-name="P53"/>
                </table:table-cell>
                <table:table-cell table:style-name="Table42.A2" office:value-type="string">
                  <text:p text:style-name="P76"/>
                </table:table-cell>
                <table:table-cell table:style-name="Table42.A2" office:value-type="string">
                  <text:p text:style-name="P76"/>
                </table:table-cell>
                <table:table-cell table:style-name="Table42.A2" office:value-type="string">
                  <text:p text:style-name="P77">X</text:p>
                </table:table-cell>
                <table:table-cell table:style-name="Table42.E2" office:value-type="string">
                  <text:p text:style-name="P77">X</text:p>
                </table:table-cell>
              </table:table-row>
              <table:table-row>
                <table:table-cell table:style-name="Table42.A2" office:value-type="string">
                  <text:p text:style-name="P53"/>
                </table:table-cell>
                <table:table-cell table:style-name="Table42.A2" office:value-type="string">
                  <text:p text:style-name="P76"/>
                </table:table-cell>
                <table:table-cell table:style-name="Table42.A2" office:value-type="string">
                  <text:p text:style-name="P77">X</text:p>
                </table:table-cell>
                <table:table-cell table:style-name="Table42.A2" office:value-type="string">
                  <text:p text:style-name="P77">X</text:p>
                </table:table-cell>
                <table:table-cell table:style-name="Table42.E2" office:value-type="string">
                  <text:p text:style-name="P77">X</text:p>
                </table:table-cell>
              </table:table-row>
              <table:table-row>
                <table:table-cell table:style-name="Table42.A2" office:value-type="string">
                  <text:p text:style-name="P77">O</text:p>
                </table:table-cell>
                <table:table-cell table:style-name="Table42.A2" office:value-type="string">
                  <text:p text:style-name="P77">O</text:p>
                </table:table-cell>
                <table:table-cell table:style-name="Table42.A2" office:value-type="string">
                  <text:p text:style-name="P77">O</text:p>
                </table:table-cell>
                <table:table-cell table:style-name="Table42.A2" office:value-type="string">
                  <text:p text:style-name="P77">O</text:p>
                </table:table-cell>
                <table:table-cell table:style-name="Table42.E2" office:value-type="string">
                  <text:p text:style-name="P77">O</text:p>
                </table:table-cell>
              </table:table-row>
              <table:table-row>
                <table:table-cell table:style-name="Table42.A2" office:value-type="string">
                  <text:p text:style-name="P77">O</text:p>
                </table:table-cell>
                <table:table-cell table:style-name="Table42.A2" office:value-type="string">
                  <text:p text:style-name="P77">O</text:p>
                </table:table-cell>
                <table:table-cell table:style-name="Table42.A2" office:value-type="string">
                  <text:p text:style-name="P77">O</text:p>
                </table:table-cell>
                <table:table-cell table:style-name="Table42.A2" office:value-type="string">
                  <text:p text:style-name="P77">O</text:p>
                </table:table-cell>
                <table:table-cell table:style-name="Table42.E2" office:value-type="string">
                  <text:p text:style-name="P77">O</text:p>
                </table:table-cell>
              </table:table-row>
            </table:table>
            <text:p text:style-name="P32">R = <text:span text:style-name="T24">4</text:span></text:p>
            <text:p text:style-name="P32">c = <text:span text:style-name="T24">4</text:span></text:p>
            <text:p text:style-name="P32">p = <text:span text:style-name="T24">X</text:span></text:p>
          </table:table-cell>
          <table:table-cell table:style-name="Table41.A1" office:value-type="string">
            <text:p text:style-name="P11">Output: <text:span text:style-name="T23">true</text:span></text:p>
            <text:p text:style-name="P11">State: <text:span text:style-name="T15">state of board is unchanged</text:span></text:p>
            <text:p text:style-name="P11"/>
          </table:table-cell>
          <table:table-cell table:style-name="Table41.C1" office:value-type="string">
            <text:p text:style-name="P11">Reason: </text:p>
            <text:p text:style-name="P11">This test case is unique because <text:span text:style-name="T17">it tests checkDiagWin on a diagonal where the winning characters have a pattern of left is the bottom and the right side is the top with non winning characters below, as opposed to the opposite way of right bottom left top</text:span></text:p>
            <text:p text:style-name="P11"/>
            <text:p text:style-name="P11">Function: <text:span text:style-name="T17">checkDiagWin_left_bottom_right_top_spots_under</text:span></text:p>
          </table:table-cell>
        </table:table-row>
      </table:table>
      <text:p text:style-name="P142"/>
      <text:p text:style-name="P142"/>
      <text:p text:style-name="P118"><text:bookmark-start text:name="__DdeLink__29_784073507"/><text:span text:style-name="T1">boolean </text:span><text:span text:style-name="T5">chec</text:span><text:span text:style-name="T6">k</text:span><text:span text:style-name="T8">Diag</text:span><text:span text:style-name="T6">Win</text:span><text:span text:style-name="T5">(</text:span><text:span text:style-name="T2">int r, int c, char p</text:span><text:span text:style-name="T5">)</text:span></text:p>
      <table:table table:name="Table43" table:style-name="Table43">
        <table:table-column table:style-name="Table43.A"/>
        <table:table-column table:style-name="Table43.B"/>
        <table:table-column table:style-name="Table43.C"/>
        <table:table-row>
          <table:table-cell table:style-name="Table43.A1" office:value-type="string">
            <text:p text:style-name="P11">Input: </text:p>
            <text:p text:style-name="P11">State: <text:span text:style-name="T15">(number to win = 3)</text:span></text:p>
            <table:table table:name="Table44" table:style-name="Table44">
              <table:table-column table:style-name="Table44.A" table:number-columns-repeated="5"/>
              <table:table-row>
                <table:table-cell table:style-name="Table44.A1" office:value-type="string">
                  <text:p text:style-name="P77">X</text:p>
                </table:table-cell>
                <table:table-cell table:style-name="Table44.A1" office:value-type="string">
                  <text:p text:style-name="P76"/>
                </table:table-cell>
                <table:table-cell table:style-name="Table44.A1" office:value-type="string">
                  <text:p text:style-name="P76"/>
                </table:table-cell>
                <table:table-cell table:style-name="Table44.A1" office:value-type="string">
                  <text:p text:style-name="P76"/>
                </table:table-cell>
                <table:table-cell table:style-name="Table44.E1" office:value-type="string">
                  <text:p text:style-name="P77"/>
                </table:table-cell>
              </table:table-row>
              <table:table-row>
                <table:table-cell table:style-name="Table44.A2" office:value-type="string">
                  <text:p text:style-name="P77">X</text:p>
                </table:table-cell>
                <table:table-cell table:style-name="Table44.A2" office:value-type="string">
                  <text:p text:style-name="P77">X</text:p>
                </table:table-cell>
                <table:table-cell table:style-name="Table44.A2" office:value-type="string">
                  <text:p text:style-name="P76"/>
                </table:table-cell>
                <table:table-cell table:style-name="Table44.A2" office:value-type="string">
                  <text:p text:style-name="P77"/>
                </table:table-cell>
                <table:table-cell table:style-name="Table44.E2" office:value-type="string">
                  <text:p text:style-name="P77"/>
                </table:table-cell>
              </table:table-row>
              <table:table-row>
                <table:table-cell table:style-name="Table44.A2" office:value-type="string">
                  <text:p text:style-name="P77">X</text:p>
                </table:table-cell>
                <table:table-cell table:style-name="Table44.A2" office:value-type="string">
                  <text:p text:style-name="P77">X</text:p>
                </table:table-cell>
                <table:table-cell table:style-name="Table44.A2" office:value-type="string">
                  <text:p text:style-name="P77">X</text:p>
                </table:table-cell>
                <table:table-cell table:style-name="Table44.A2" office:value-type="string">
                  <text:p text:style-name="P77"/>
                </table:table-cell>
                <table:table-cell table:style-name="Table44.E2" office:value-type="string">
                  <text:p text:style-name="P77"/>
                </table:table-cell>
              </table:table-row>
              <table:table-row>
                <table:table-cell table:style-name="Table44.A2" office:value-type="string">
                  <text:p text:style-name="P77">O</text:p>
                </table:table-cell>
                <table:table-cell table:style-name="Table44.A2" office:value-type="string">
                  <text:p text:style-name="P77">O</text:p>
                </table:table-cell>
                <table:table-cell table:style-name="Table44.A2" office:value-type="string">
                  <text:p text:style-name="P77">O</text:p>
                </table:table-cell>
                <table:table-cell table:style-name="Table44.A2" office:value-type="string">
                  <text:p text:style-name="P77">O</text:p>
                </table:table-cell>
                <table:table-cell table:style-name="Table44.E2" office:value-type="string">
                  <text:p text:style-name="P77">O</text:p>
                </table:table-cell>
              </table:table-row>
              <table:table-row>
                <table:table-cell table:style-name="Table44.A2" office:value-type="string">
                  <text:p text:style-name="P77">O</text:p>
                </table:table-cell>
                <table:table-cell table:style-name="Table44.A2" office:value-type="string">
                  <text:p text:style-name="P77">O</text:p>
                </table:table-cell>
                <table:table-cell table:style-name="Table44.A2" office:value-type="string">
                  <text:p text:style-name="P77">O</text:p>
                </table:table-cell>
                <table:table-cell table:style-name="Table44.A2" office:value-type="string">
                  <text:p text:style-name="P77">O</text:p>
                </table:table-cell>
                <table:table-cell table:style-name="Table44.E2" office:value-type="string">
                  <text:p text:style-name="P77">O</text:p>
                </table:table-cell>
              </table:table-row>
            </table:table>
            <text:p text:style-name="P32">R = <text:span text:style-name="T24">4</text:span></text:p>
            <text:p text:style-name="P32">c = <text:span text:style-name="T24">0</text:span></text:p>
            <text:p text:style-name="P32">p = <text:span text:style-name="T24">X</text:span></text:p>
          </table:table-cell>
          <table:table-cell table:style-name="Table43.A1" office:value-type="string">
            <text:p text:style-name="P11">Output: <text:span text:style-name="T23">true</text:span></text:p>
            <text:p text:style-name="P11">State: <text:span text:style-name="T15">state of board is unchanged</text:span></text:p>
            <text:p text:style-name="P11"/>
          </table:table-cell>
          <table:table-cell table:style-name="Table43.C1" office:value-type="string">
            <text:p text:style-name="P11">Reason: </text:p>
            <text:p text:style-name="P11">This test case is unique because <text:span text:style-name="T17">it tests checkDiagWin on a diagonal where the winning characters have a pattern of left is the top and the right side is the bottom with non winning characters below, as opposed to the opposite way of right bottom left top</text:span></text:p>
            <text:p text:style-name="P11"/>
            <text:p text:style-name="P11">Function: <text:span text:style-name="T17">checkDiagWin_left_top_right_bottom_spots_under</text:span></text:p>
          </table:table-cell>
        </table:table-row>
      </table:table>
      <text:p text:style-name="P142"><text:bookmark-end text:name="__DdeLink__29_784073507"/></text:p>
      <text:p text:style-name="P142"/>
      <text:p text:style-name="P142"/>
      <text:p text:style-name="P142"/>
      <text:p text:style-name="P119"><text:soft-page-break/><text:span text:style-name="T1">boolean </text:span><text:span text:style-name="T5">chec</text:span><text:span text:style-name="T6">k</text:span><text:span text:style-name="T8">Diag</text:span><text:span text:style-name="T6">Win</text:span><text:span text:style-name="T5">(</text:span><text:span text:style-name="T2">int r, int c, char p</text:span><text:span text:style-name="T5">)</text:span></text:p>
      <table:table table:name="Table45" table:style-name="Table45">
        <table:table-column table:style-name="Table45.A"/>
        <table:table-column table:style-name="Table45.B"/>
        <table:table-column table:style-name="Table45.C"/>
        <table:table-row>
          <table:table-cell table:style-name="Table45.A1" office:value-type="string">
            <text:p text:style-name="P12">Input: </text:p>
            <text:p text:style-name="P12">State: <text:span text:style-name="T15">(number to win = 3)</text:span></text:p>
            <table:table table:name="Table46" table:style-name="Table46">
              <table:table-column table:style-name="Table46.A" table:number-columns-repeated="5"/>
              <table:table-row>
                <table:table-cell table:style-name="Table46.A1" office:value-type="string">
                  <text:p text:style-name="P65"/>
                </table:table-cell>
                <table:table-cell table:style-name="Table46.A1" office:value-type="string">
                  <text:p text:style-name="P80"/>
                </table:table-cell>
                <table:table-cell table:style-name="Table46.A1" office:value-type="string">
                  <text:p text:style-name="P80"/>
                </table:table-cell>
                <table:table-cell table:style-name="Table46.A1" office:value-type="string">
                  <text:p text:style-name="P80"/>
                </table:table-cell>
                <table:table-cell table:style-name="Table46.E1" office:value-type="string">
                  <text:p text:style-name="P80"/>
                </table:table-cell>
              </table:table-row>
              <table:table-row>
                <table:table-cell table:style-name="Table46.A2" office:value-type="string">
                  <text:p text:style-name="P54"/>
                </table:table-cell>
                <table:table-cell table:style-name="Table46.A2" office:value-type="string">
                  <text:p text:style-name="P80"/>
                </table:table-cell>
                <table:table-cell table:style-name="Table46.A2" office:value-type="string">
                  <text:p text:style-name="P80"/>
                </table:table-cell>
                <table:table-cell table:style-name="Table46.A2" office:value-type="string">
                  <text:p text:style-name="P80"/>
                </table:table-cell>
                <table:table-cell table:style-name="Table46.E2" office:value-type="string">
                  <text:p text:style-name="P80"/>
                </table:table-cell>
              </table:table-row>
              <table:table-row>
                <table:table-cell table:style-name="Table46.A2" office:value-type="string">
                  <text:p text:style-name="P54"/>
                </table:table-cell>
                <table:table-cell table:style-name="Table46.A2" office:value-type="string">
                  <text:p text:style-name="P80"/>
                </table:table-cell>
                <table:table-cell table:style-name="Table46.A2" office:value-type="string">
                  <text:p text:style-name="P75"/>
                </table:table-cell>
                <table:table-cell table:style-name="Table46.A2" office:value-type="string">
                  <text:p text:style-name="P80"/>
                </table:table-cell>
                <table:table-cell table:style-name="Table46.E2" office:value-type="string">
                  <text:p text:style-name="P80"/>
                </table:table-cell>
              </table:table-row>
              <table:table-row>
                <table:table-cell table:style-name="Table46.A2" office:value-type="string">
                  <text:p text:style-name="P54"/>
                </table:table-cell>
                <table:table-cell table:style-name="Table46.A2" office:value-type="string">
                  <text:p text:style-name="P75">X</text:p>
                </table:table-cell>
                <table:table-cell table:style-name="Table46.A2" office:value-type="string">
                  <text:p text:style-name="P75"/>
                </table:table-cell>
                <table:table-cell table:style-name="Table46.A2" office:value-type="string">
                  <text:p text:style-name="P80"/>
                </table:table-cell>
                <table:table-cell table:style-name="Table46.E2" office:value-type="string">
                  <text:p text:style-name="P80"/>
                </table:table-cell>
              </table:table-row>
              <table:table-row>
                <table:table-cell table:style-name="Table46.A2" office:value-type="string">
                  <text:p text:style-name="P75">X</text:p>
                </table:table-cell>
                <table:table-cell table:style-name="Table46.A2" office:value-type="string">
                  <text:p text:style-name="P75">X</text:p>
                </table:table-cell>
                <table:table-cell table:style-name="Table46.A2" office:value-type="string">
                  <text:p text:style-name="P75"/>
                </table:table-cell>
                <table:table-cell table:style-name="Table46.A2" office:value-type="string">
                  <text:p text:style-name="P47"/>
                </table:table-cell>
                <table:table-cell table:style-name="Table46.E2" office:value-type="string">
                  <text:p text:style-name="P47"/>
                </table:table-cell>
              </table:table-row>
            </table:table>
            <text:p text:style-name="P33">R = <text:span text:style-name="T25">0</text:span></text:p>
            <text:p text:style-name="P33">c = <text:span text:style-name="T25">0</text:span></text:p>
            <text:p text:style-name="P33">p = <text:span text:style-name="T18">X</text:span></text:p>
          </table:table-cell>
          <table:table-cell table:style-name="Table45.A1" office:value-type="string">
            <text:p text:style-name="P12">Output: <text:span text:style-name="T25">false</text:span></text:p>
            <text:p text:style-name="P12">State: <text:span text:style-name="T15">state of board is unchanged</text:span></text:p>
            <text:p text:style-name="P12"/>
          </table:table-cell>
          <table:table-cell table:style-name="Table45.C1" office:value-type="string">
            <text:p text:style-name="P12">Reason: </text:p>
            <text:p text:style-name="P12">This test case is unique because <text:span text:style-name="T17">it tests checkDiagWin on a non winning diagonal where the left is the bottom and the right side is the top, as opposed to the opposite way of right bottom left top</text:span></text:p>
            <text:p text:style-name="P12"/>
            <text:p text:style-name="P12">Function: <text:span text:style-name="T17">checkDiagWin_left_bottom_right_top_insufficient_chars</text:span></text:p>
          </table:table-cell>
        </table:table-row>
      </table:table>
      <text:p text:style-name="P143"/>
      <text:p text:style-name="P119"><text:span text:style-name="T1">boolean </text:span><text:span text:style-name="T5">chec</text:span><text:span text:style-name="T6">k</text:span><text:span text:style-name="T8">Diag</text:span><text:span text:style-name="T6">Win</text:span><text:span text:style-name="T5">(</text:span><text:span text:style-name="T2">int r, int c, char p</text:span><text:span text:style-name="T5">)</text:span></text:p>
      <table:table table:name="Table47" table:style-name="Table47">
        <table:table-column table:style-name="Table47.A"/>
        <table:table-column table:style-name="Table47.B"/>
        <table:table-column table:style-name="Table47.C"/>
        <table:table-row>
          <table:table-cell table:style-name="Table47.A1" office:value-type="string">
            <text:p text:style-name="P12">Input: </text:p>
            <text:p text:style-name="P12">State: <text:span text:style-name="T15">(number to win = 3)</text:span></text:p>
            <table:table table:name="Table48" table:style-name="Table48">
              <table:table-column table:style-name="Table48.A" table:number-columns-repeated="5"/>
              <table:table-row>
                <table:table-cell table:style-name="Table48.A1" office:value-type="string">
                  <text:p text:style-name="P65"/>
                </table:table-cell>
                <table:table-cell table:style-name="Table48.A1" office:value-type="string">
                  <text:p text:style-name="P80"/>
                </table:table-cell>
                <table:table-cell table:style-name="Table48.A1" office:value-type="string">
                  <text:p text:style-name="P80"/>
                </table:table-cell>
                <table:table-cell table:style-name="Table48.A1" office:value-type="string">
                  <text:p text:style-name="P80"/>
                </table:table-cell>
                <table:table-cell table:style-name="Table48.E1" office:value-type="string">
                  <text:p text:style-name="P80"/>
                </table:table-cell>
              </table:table-row>
              <table:table-row>
                <table:table-cell table:style-name="Table48.A2" office:value-type="string">
                  <text:p text:style-name="P54"/>
                </table:table-cell>
                <table:table-cell table:style-name="Table48.A2" office:value-type="string">
                  <text:p text:style-name="P80"/>
                </table:table-cell>
                <table:table-cell table:style-name="Table48.A2" office:value-type="string">
                  <text:p text:style-name="P80"/>
                </table:table-cell>
                <table:table-cell table:style-name="Table48.A2" office:value-type="string">
                  <text:p text:style-name="P80"/>
                </table:table-cell>
                <table:table-cell table:style-name="Table48.E2" office:value-type="string">
                  <text:p text:style-name="P80"/>
                </table:table-cell>
              </table:table-row>
              <table:table-row>
                <table:table-cell table:style-name="Table48.A2" office:value-type="string">
                  <text:p text:style-name="P54"/>
                </table:table-cell>
                <table:table-cell table:style-name="Table48.A2" office:value-type="string">
                  <text:p text:style-name="P80"/>
                </table:table-cell>
                <table:table-cell table:style-name="Table48.A2" office:value-type="string">
                  <text:p text:style-name="P75"/>
                </table:table-cell>
                <table:table-cell table:style-name="Table48.A2" office:value-type="string">
                  <text:p text:style-name="P80"/>
                </table:table-cell>
                <table:table-cell table:style-name="Table48.E2" office:value-type="string">
                  <text:p text:style-name="P80"/>
                </table:table-cell>
              </table:table-row>
              <table:table-row>
                <table:table-cell table:style-name="Table48.A2" office:value-type="string">
                  <text:p text:style-name="P81"/>
                </table:table-cell>
                <table:table-cell table:style-name="Table48.A2" office:value-type="string">
                  <text:p text:style-name="P82">X</text:p>
                </table:table-cell>
                <table:table-cell table:style-name="Table48.A2" office:value-type="string">
                  <text:p text:style-name="P75"/>
                </table:table-cell>
                <table:table-cell table:style-name="Table48.A2" office:value-type="string">
                  <text:p text:style-name="P80"/>
                </table:table-cell>
                <table:table-cell table:style-name="Table48.E2" office:value-type="string">
                  <text:p text:style-name="P80"/>
                </table:table-cell>
              </table:table-row>
              <table:table-row>
                <table:table-cell table:style-name="Table48.A2" office:value-type="string">
                  <text:p text:style-name="P75"/>
                </table:table-cell>
                <table:table-cell table:style-name="Table48.A2" office:value-type="string">
                  <text:p text:style-name="P75">X</text:p>
                </table:table-cell>
                <table:table-cell table:style-name="Table48.A2" office:value-type="string">
                  <text:p text:style-name="P82">X</text:p>
                </table:table-cell>
                <table:table-cell table:style-name="Table48.A2" office:value-type="string">
                  <text:p text:style-name="P47"/>
                </table:table-cell>
                <table:table-cell table:style-name="Table48.E2" office:value-type="string">
                  <text:p text:style-name="P47"/>
                </table:table-cell>
              </table:table-row>
            </table:table>
            <text:p text:style-name="P33">R = <text:span text:style-name="T25">1</text:span></text:p>
            <text:p text:style-name="P33">c = <text:span text:style-name="T27">1</text:span></text:p>
            <text:p text:style-name="P33">p = <text:span text:style-name="T18">X</text:span></text:p>
          </table:table-cell>
          <table:table-cell table:style-name="Table47.A1" office:value-type="string">
            <text:p text:style-name="P12">Output: <text:span text:style-name="T25">false</text:span></text:p>
            <text:p text:style-name="P12">State: <text:span text:style-name="T15">state of board is unchanged</text:span></text:p>
            <text:p text:style-name="P12"/>
          </table:table-cell>
          <table:table-cell table:style-name="Table47.C1" office:value-type="string">
            <text:p text:style-name="P12">Reason: </text:p>
            <text:p text:style-name="P12">This test case is unique because <text:span text:style-name="T17">it tests checkDiagWin on a non winning diagonal where the left is the top and the right side is the bottom, as opposed to the opposite way of right top left bottom</text:span></text:p>
            <text:p text:style-name="P12"/>
            <text:p text:style-name="P12">Function: <text:span text:style-name="T17">checkDiagWin_false_left_top_right_bottom_insufficient_chars</text:span></text:p>
          </table:table-cell>
        </table:table-row>
      </table:table>
      <text:p text:style-name="P143"/>
      <text:p text:style-name="P120"><text:span text:style-name="T1">boolean </text:span><text:span text:style-name="T5">chec</text:span><text:span text:style-name="T6">k</text:span><text:span text:style-name="T8">Diag</text:span><text:span text:style-name="T6">Win</text:span><text:span text:style-name="T5">(</text:span><text:span text:style-name="T2">int r, int c, char p</text:span><text:span text:style-name="T5">)</text:span></text:p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office:value-type="string">
            <text:p text:style-name="P13">Input: </text:p>
            <text:p text:style-name="P13">State: <text:span text:style-name="T15">(number to win = 3)</text:span></text:p>
            <table:table table:name="Table50" table:style-name="Table50">
              <table:table-column table:style-name="Table50.A" table:number-columns-repeated="5"/>
              <table:table-row>
                <table:table-cell table:style-name="Table50.A1" office:value-type="string">
                  <text:p text:style-name="P82">O</text:p>
                </table:table-cell>
                <table:table-cell table:style-name="Table50.A1" office:value-type="string">
                  <text:p text:style-name="P82">O</text:p>
                </table:table-cell>
                <table:table-cell table:style-name="Table50.A1" office:value-type="string">
                  <text:p text:style-name="P82">O</text:p>
                </table:table-cell>
                <table:table-cell table:style-name="Table50.A1" office:value-type="string">
                  <text:p text:style-name="P82">O</text:p>
                </table:table-cell>
                <table:table-cell table:style-name="Table50.E1" office:value-type="string">
                  <text:p text:style-name="P82">O</text:p>
                </table:table-cell>
              </table:table-row>
              <table:table-row>
                <table:table-cell table:style-name="Table50.A2" office:value-type="string">
                  <text:p text:style-name="P82">X</text:p>
                </table:table-cell>
                <table:table-cell table:style-name="Table50.A2" office:value-type="string">
                  <text:p text:style-name="P82">X</text:p>
                </table:table-cell>
                <table:table-cell table:style-name="Table50.A2" office:value-type="string">
                  <text:p text:style-name="P82">X</text:p>
                </table:table-cell>
                <table:table-cell table:style-name="Table50.A2" office:value-type="string">
                  <text:p text:style-name="P82">X</text:p>
                </table:table-cell>
                <table:table-cell table:style-name="Table50.E2" office:value-type="string">
                  <text:p text:style-name="P82">X</text:p>
                </table:table-cell>
              </table:table-row>
              <table:table-row>
                <table:table-cell table:style-name="Table50.A2" office:value-type="string">
                  <text:p text:style-name="P82">O</text:p>
                </table:table-cell>
                <table:table-cell table:style-name="Table50.A2" office:value-type="string">
                  <text:p text:style-name="P82">O</text:p>
                </table:table-cell>
                <table:table-cell table:style-name="Table50.A2" office:value-type="string">
                  <text:p text:style-name="P82">O</text:p>
                </table:table-cell>
                <table:table-cell table:style-name="Table50.A2" office:value-type="string">
                  <text:p text:style-name="P82">O</text:p>
                </table:table-cell>
                <table:table-cell table:style-name="Table50.E2" office:value-type="string">
                  <text:p text:style-name="P82">O</text:p>
                </table:table-cell>
              </table:table-row>
              <table:table-row>
                <table:table-cell table:style-name="Table50.A2" office:value-type="string">
                  <text:p text:style-name="P82">X</text:p>
                </table:table-cell>
                <table:table-cell table:style-name="Table50.A2" office:value-type="string">
                  <text:p text:style-name="P82">X</text:p>
                </table:table-cell>
                <table:table-cell table:style-name="Table50.A2" office:value-type="string">
                  <text:p text:style-name="P82">X</text:p>
                </table:table-cell>
                <table:table-cell table:style-name="Table50.A2" office:value-type="string">
                  <text:p text:style-name="P82">X</text:p>
                </table:table-cell>
                <table:table-cell table:style-name="Table50.E2" office:value-type="string">
                  <text:p text:style-name="P82">X</text:p>
                </table:table-cell>
              </table:table-row>
              <table:table-row>
                <table:table-cell table:style-name="Table50.A2" office:value-type="string">
                  <text:p text:style-name="P78">O</text:p>
                </table:table-cell>
                <table:table-cell table:style-name="Table50.A2" office:value-type="string">
                  <text:p text:style-name="P78">O</text:p>
                </table:table-cell>
                <table:table-cell table:style-name="Table50.A2" office:value-type="string">
                  <text:p text:style-name="P78">O</text:p>
                </table:table-cell>
                <table:table-cell table:style-name="Table50.A2" office:value-type="string">
                  <text:p text:style-name="P78">O</text:p>
                </table:table-cell>
                <table:table-cell table:style-name="Table50.E2" office:value-type="string">
                  <text:p text:style-name="P78">O</text:p>
                </table:table-cell>
              </table:table-row>
            </table:table>
            <text:p text:style-name="P34">R = <text:span text:style-name="T26">2</text:span></text:p>
            <text:p text:style-name="P34">c = <text:span text:style-name="T26">2</text:span></text:p>
            <text:p text:style-name="P34">p = <text:span text:style-name="T26">O</text:span></text:p>
          </table:table-cell>
          <table:table-cell table:style-name="Table49.A1" office:value-type="string">
            <text:p text:style-name="P13">Output: <text:span text:style-name="T26">false</text:span></text:p>
            <text:p text:style-name="P13">State: <text:span text:style-name="T15">state of board is unchanged</text:span></text:p>
            <text:p text:style-name="P13"/>
          </table:table-cell>
          <table:table-cell table:style-name="Table49.C1" office:value-type="string">
            <text:p text:style-name="P13">Reason: </text:p>
            <text:p text:style-name="P13">This test case is unique because <text:span text:style-name="T17">it tests checkDiagWin on a board that is alternating, allowing it to test all diagonals negatively, making sure that there are no false positives for these cases</text:span></text:p>
            <text:p text:style-name="P13"/>
            <text:p text:style-name="P13">Function: <text:span text:style-name="T17">checkDiagWin_full_alternating_board</text:span></text:p>
          </table:table-cell>
        </table:table-row>
      </table:table>
      <text:p text:style-name="P144"/>
      <text:p text:style-name="P121"><text:span text:style-name="T1">boolean </text:span><text:span text:style-name="T5">chec</text:span><text:span text:style-name="T6">k</text:span><text:span text:style-name="T9">Tie</text:span><text:span text:style-name="T5">()</text:span></text:p>
      <table:table table:name="Table51" table:style-name="Table51">
        <table:table-column table:style-name="Table51.A"/>
        <table:table-column table:style-name="Table51.B"/>
        <table:table-column table:style-name="Table51.C"/>
        <table:table-row>
          <table:table-cell table:style-name="Table51.A1" office:value-type="string">
            <text:p text:style-name="P14">Input: </text:p>
            <text:p text:style-name="P14">State: <text:span text:style-name="T15">(number to win = 3)</text:span></text:p>
            <table:table table:name="Table52" table:style-name="Table52">
              <table:table-column table:style-name="Table52.A" table:number-columns-repeated="5"/>
              <table:table-row>
                <table:table-cell table:style-name="Table52.A1" office:value-type="string">
                  <text:p text:style-name="P86">X</text:p>
                </table:table-cell>
                <table:table-cell table:style-name="Table52.A1" office:value-type="string">
                  <text:p text:style-name="P86">X</text:p>
                </table:table-cell>
                <table:table-cell table:style-name="Table52.A1" office:value-type="string">
                  <text:p text:style-name="P86">X</text:p>
                </table:table-cell>
                <table:table-cell table:style-name="Table52.A1" office:value-type="string">
                  <text:p text:style-name="P86">X</text:p>
                </table:table-cell>
                <table:table-cell table:style-name="Table52.E1" office:value-type="string">
                  <text:p text:style-name="P86">X</text:p>
                </table:table-cell>
              </table:table-row>
              <table:table-row>
                <table:table-cell table:style-name="Table52.A2" office:value-type="string">
                  <text:p text:style-name="P83">X</text:p>
                </table:table-cell>
                <table:table-cell table:style-name="Table52.A2" office:value-type="string">
                  <text:p text:style-name="P83">X</text:p>
                </table:table-cell>
                <table:table-cell table:style-name="Table52.A2" office:value-type="string">
                  <text:p text:style-name="P83">X</text:p>
                </table:table-cell>
                <table:table-cell table:style-name="Table52.A2" office:value-type="string">
                  <text:p text:style-name="P83">X</text:p>
                </table:table-cell>
                <table:table-cell table:style-name="Table52.E2" office:value-type="string">
                  <text:p text:style-name="P83">X</text:p>
                </table:table-cell>
              </table:table-row>
              <table:table-row>
                <table:table-cell table:style-name="Table52.A2" office:value-type="string">
                  <text:p text:style-name="P86">X</text:p>
                </table:table-cell>
                <table:table-cell table:style-name="Table52.A2" office:value-type="string">
                  <text:p text:style-name="P86">X</text:p>
                </table:table-cell>
                <table:table-cell table:style-name="Table52.A2" office:value-type="string">
                  <text:p text:style-name="P86">X</text:p>
                </table:table-cell>
                <table:table-cell table:style-name="Table52.A2" office:value-type="string">
                  <text:p text:style-name="P86">X</text:p>
                </table:table-cell>
                <table:table-cell table:style-name="Table52.E2" office:value-type="string">
                  <text:p text:style-name="P86">X</text:p>
                </table:table-cell>
              </table:table-row>
              <table:table-row>
                <table:table-cell table:style-name="Table52.A2" office:value-type="string">
                  <text:p text:style-name="P83">X</text:p>
                </table:table-cell>
                <table:table-cell table:style-name="Table52.A2" office:value-type="string">
                  <text:p text:style-name="P83">X</text:p>
                </table:table-cell>
                <table:table-cell table:style-name="Table52.A2" office:value-type="string">
                  <text:p text:style-name="P83">X</text:p>
                </table:table-cell>
                <table:table-cell table:style-name="Table52.A2" office:value-type="string">
                  <text:p text:style-name="P83">X</text:p>
                </table:table-cell>
                <table:table-cell table:style-name="Table52.E2" office:value-type="string">
                  <text:p text:style-name="P83">X</text:p>
                </table:table-cell>
              </table:table-row>
              <table:table-row>
                <table:table-cell table:style-name="Table52.A2" office:value-type="string">
                  <text:p text:style-name="P86">X</text:p>
                </table:table-cell>
                <table:table-cell table:style-name="Table52.A2" office:value-type="string">
                  <text:p text:style-name="P86">X</text:p>
                </table:table-cell>
                <table:table-cell table:style-name="Table52.A2" office:value-type="string">
                  <text:p text:style-name="P86">X</text:p>
                </table:table-cell>
                <table:table-cell table:style-name="Table52.A2" office:value-type="string">
                  <text:p text:style-name="P86">X</text:p>
                </table:table-cell>
                <table:table-cell table:style-name="Table52.E2" office:value-type="string">
                  <text:p text:style-name="P86">X</text:p>
                </table:table-cell>
              </table:table-row>
            </table:table>
            <text:p text:style-name="P35"/>
          </table:table-cell>
          <table:table-cell table:style-name="Table51.A1" office:value-type="string">
            <text:p text:style-name="P14">Output: <text:span text:style-name="T27">true</text:span></text:p>
            <text:p text:style-name="P14">State: <text:span text:style-name="T15">state of board is unchanged</text:span></text:p>
            <text:p text:style-name="P14"/>
          </table:table-cell>
          <table:table-cell table:style-name="Table51.C1" office:value-type="string">
            <text:p text:style-name="P14">Reason: </text:p>
            <text:p text:style-name="P14">This test case is unique because <text:span text:style-name="T17">it tests checkTie on a board that is full as opposed to empty or partially full</text:span></text:p>
            <text:p text:style-name="P14"/>
            <text:p text:style-name="P14">Function: <text:span text:style-name="T17">checkTie_full_board</text:span></text:p>
          </table:table-cell>
        </table:table-row>
      </table:table>
      <text:p text:style-name="P145"/>
      <text:p text:style-name="P143"/>
      <text:p text:style-name="P146"/>
      <text:p text:style-name="P146"/>
      <text:p text:style-name="P146"/>
      <text:p text:style-name="P146"/>
      <text:p text:style-name="P146"/>
      <text:p text:style-name="P146"/>
      <text:p text:style-name="P122"><text:soft-page-break/><text:span text:style-name="T1">boolean </text:span><text:span text:style-name="T5">chec</text:span><text:span text:style-name="T6">k</text:span><text:span text:style-name="T10">Tie</text:span><text:span text:style-name="T5">()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5">Input: </text:p>
            <text:p text:style-name="P15">State: <text:span text:style-name="T15">(number to win = 3)</text:span></text:p>
            <table:table table:name="Table8" table:style-name="Table8">
              <table:table-column table:style-name="Table8.A" table:number-columns-repeated="5"/>
              <table:table-row>
                <table:table-cell table:style-name="Table8.A1" office:value-type="string">
                  <text:p text:style-name="P66"/>
                </table:table-cell>
                <table:table-cell table:style-name="Table8.A1" office:value-type="string">
                  <text:p text:style-name="P88"/>
                </table:table-cell>
                <table:table-cell table:style-name="Table8.A1" office:value-type="string">
                  <text:p text:style-name="P88"/>
                </table:table-cell>
                <table:table-cell table:style-name="Table8.A1" office:value-type="string">
                  <text:p text:style-name="P88"/>
                </table:table-cell>
                <table:table-cell table:style-name="Table8.E1" office:value-type="string">
                  <text:p text:style-name="P88"/>
                </table:table-cell>
              </table:table-row>
              <table:table-row>
                <table:table-cell table:style-name="Table8.A2" office:value-type="string">
                  <text:p text:style-name="P55"/>
                </table:table-cell>
                <table:table-cell table:style-name="Table8.A2" office:value-type="string">
                  <text:p text:style-name="P88"/>
                </table:table-cell>
                <table:table-cell table:style-name="Table8.A2" office:value-type="string">
                  <text:p text:style-name="P88"/>
                </table:table-cell>
                <table:table-cell table:style-name="Table8.A2" office:value-type="string">
                  <text:p text:style-name="P88"/>
                </table:table-cell>
                <table:table-cell table:style-name="Table8.E2" office:value-type="string">
                  <text:p text:style-name="P88"/>
                </table:table-cell>
              </table:table-row>
              <table:table-row>
                <table:table-cell table:style-name="Table8.A2" office:value-type="string">
                  <text:p text:style-name="P55"/>
                </table:table-cell>
                <table:table-cell table:style-name="Table8.A2" office:value-type="string">
                  <text:p text:style-name="P88"/>
                </table:table-cell>
                <table:table-cell table:style-name="Table8.A2" office:value-type="string">
                  <text:p text:style-name="P88"/>
                </table:table-cell>
                <table:table-cell table:style-name="Table8.A2" office:value-type="string">
                  <text:p text:style-name="P88"/>
                </table:table-cell>
                <table:table-cell table:style-name="Table8.E2" office:value-type="string">
                  <text:p text:style-name="P88"/>
                </table:table-cell>
              </table:table-row>
              <table:table-row>
                <table:table-cell table:style-name="Table8.A2" office:value-type="string">
                  <text:p text:style-name="P55"/>
                </table:table-cell>
                <table:table-cell table:style-name="Table8.A2" office:value-type="string">
                  <text:p text:style-name="P88"/>
                </table:table-cell>
                <table:table-cell table:style-name="Table8.A2" office:value-type="string">
                  <text:p text:style-name="P88"/>
                </table:table-cell>
                <table:table-cell table:style-name="Table8.A2" office:value-type="string">
                  <text:p text:style-name="P88"/>
                </table:table-cell>
                <table:table-cell table:style-name="Table8.E2" office:value-type="string">
                  <text:p text:style-name="P88"/>
                </table:table-cell>
              </table:table-row>
              <table:table-row>
                <table:table-cell table:style-name="Table8.A2" office:value-type="string">
                  <text:p text:style-name="P55"/>
                </table:table-cell>
                <table:table-cell table:style-name="Table8.A2" office:value-type="string">
                  <text:p text:style-name="P48"/>
                </table:table-cell>
                <table:table-cell table:style-name="Table8.A2" office:value-type="string">
                  <text:p text:style-name="P48"/>
                </table:table-cell>
                <table:table-cell table:style-name="Table8.A2" office:value-type="string">
                  <text:p text:style-name="P48"/>
                </table:table-cell>
                <table:table-cell table:style-name="Table8.E2" office:value-type="string">
                  <text:p text:style-name="P48"/>
                </table:table-cell>
              </table:table-row>
            </table:table>
            <text:p text:style-name="P36"/>
          </table:table-cell>
          <table:table-cell table:style-name="Table7.A1" office:value-type="string">
            <text:p text:style-name="P15">Output: <text:span text:style-name="T21">false</text:span></text:p>
            <text:p text:style-name="P15">State: <text:span text:style-name="T15">state of board is unchanged</text:span></text:p>
            <text:p text:style-name="P15"/>
          </table:table-cell>
          <table:table-cell table:style-name="Table7.C1" office:value-type="string">
            <text:p text:style-name="P15">Reason: </text:p>
            <text:p text:style-name="P15">This test case is unique because <text:span text:style-name="T17">it tests checkTie on an empty board as opposed to full or partially full</text:span></text:p>
            <text:p text:style-name="P15"/>
            <text:p text:style-name="P15">Function: <text:span text:style-name="T17">checkTie_empty_board</text:span></text:p>
          </table:table-cell>
        </table:table-row>
      </table:table>
      <text:p text:style-name="P146"/>
      <text:p text:style-name="P122"><text:span text:style-name="T1">boolean </text:span><text:span text:style-name="T5">chec</text:span><text:span text:style-name="T6">k</text:span><text:span text:style-name="T9">Tie</text:span><text:span text:style-name="T5">(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5">Input: </text:p>
            <text:p text:style-name="P15">State: <text:span text:style-name="T15">(number to win = 3)</text:span></text:p>
            <table:table table:name="Table53" table:style-name="Table53">
              <table:table-column table:style-name="Table53.A" table:number-columns-repeated="5"/>
              <table:table-row>
                <table:table-cell table:style-name="Table53.A1" office:value-type="string">
                  <text:p text:style-name="P89">X</text:p>
                </table:table-cell>
                <table:table-cell table:style-name="Table53.A1" office:value-type="string">
                  <text:p text:style-name="P89">X</text:p>
                </table:table-cell>
                <table:table-cell table:style-name="Table53.A1" office:value-type="string">
                  <text:p text:style-name="P89">X</text:p>
                </table:table-cell>
                <table:table-cell table:style-name="Table53.A1" office:value-type="string">
                  <text:p text:style-name="P87"/>
                </table:table-cell>
                <table:table-cell table:style-name="Table53.E1" office:value-type="string">
                  <text:p text:style-name="P87"/>
                </table:table-cell>
              </table:table-row>
              <table:table-row>
                <table:table-cell table:style-name="Table53.A2" office:value-type="string">
                  <text:p text:style-name="P89">X</text:p>
                </table:table-cell>
                <table:table-cell table:style-name="Table53.A2" office:value-type="string">
                  <text:p text:style-name="P89">X</text:p>
                </table:table-cell>
                <table:table-cell table:style-name="Table53.A2" office:value-type="string">
                  <text:p text:style-name="P89">X</text:p>
                </table:table-cell>
                <table:table-cell table:style-name="Table53.A2" office:value-type="string">
                  <text:p text:style-name="P84"/>
                </table:table-cell>
                <table:table-cell table:style-name="Table53.E2" office:value-type="string">
                  <text:p text:style-name="P84"/>
                </table:table-cell>
              </table:table-row>
              <table:table-row>
                <table:table-cell table:style-name="Table53.A2" office:value-type="string">
                  <text:p text:style-name="P87">X</text:p>
                </table:table-cell>
                <table:table-cell table:style-name="Table53.A2" office:value-type="string">
                  <text:p text:style-name="P87">X</text:p>
                </table:table-cell>
                <table:table-cell table:style-name="Table53.A2" office:value-type="string">
                  <text:p text:style-name="P87">X</text:p>
                </table:table-cell>
                <table:table-cell table:style-name="Table53.A2" office:value-type="string">
                  <text:p text:style-name="P87"/>
                </table:table-cell>
                <table:table-cell table:style-name="Table53.E2" office:value-type="string">
                  <text:p text:style-name="P87"/>
                </table:table-cell>
              </table:table-row>
              <table:table-row>
                <table:table-cell table:style-name="Table53.A2" office:value-type="string">
                  <text:p text:style-name="P84">X</text:p>
                </table:table-cell>
                <table:table-cell table:style-name="Table53.A2" office:value-type="string">
                  <text:p text:style-name="P84">X</text:p>
                </table:table-cell>
                <table:table-cell table:style-name="Table53.A2" office:value-type="string">
                  <text:p text:style-name="P84">X</text:p>
                </table:table-cell>
                <table:table-cell table:style-name="Table53.A2" office:value-type="string">
                  <text:p text:style-name="P84"/>
                </table:table-cell>
                <table:table-cell table:style-name="Table53.E2" office:value-type="string">
                  <text:p text:style-name="P84"/>
                </table:table-cell>
              </table:table-row>
              <table:table-row>
                <table:table-cell table:style-name="Table53.A2" office:value-type="string">
                  <text:p text:style-name="P87">X</text:p>
                </table:table-cell>
                <table:table-cell table:style-name="Table53.A2" office:value-type="string">
                  <text:p text:style-name="P87">X</text:p>
                </table:table-cell>
                <table:table-cell table:style-name="Table53.A2" office:value-type="string">
                  <text:p text:style-name="P87">X</text:p>
                </table:table-cell>
                <table:table-cell table:style-name="Table53.A2" office:value-type="string">
                  <text:p text:style-name="P87"/>
                </table:table-cell>
                <table:table-cell table:style-name="Table53.E2" office:value-type="string">
                  <text:p text:style-name="P87"/>
                </table:table-cell>
              </table:table-row>
            </table:table>
            <text:p text:style-name="P36"/>
          </table:table-cell>
          <table:table-cell table:style-name="Table9.A1" office:value-type="string">
            <text:p text:style-name="P15">Output: <text:span text:style-name="T28">false</text:span></text:p>
            <text:p text:style-name="P15">State: <text:span text:style-name="T15">state of board is unchanged</text:span></text:p>
            <text:p text:style-name="P15"/>
          </table:table-cell>
          <table:table-cell table:style-name="Table9.C1" office:value-type="string">
            <text:p text:style-name="P15">Reason: </text:p>
            <text:p text:style-name="P15">This test case is unique because <text:span text:style-name="T17">it tests checkTie on a board where only some of the columns are full as opposed to some of the rows full or entire board empty or full</text:span></text:p>
            <text:p text:style-name="P15"/>
            <text:p text:style-name="P15">Function: <text:span text:style-name="T17">checkTie_some_columns_full</text:span></text:p>
          </table:table-cell>
        </table:table-row>
      </table:table>
      <text:p text:style-name="P146"/>
      <text:p text:style-name="P123"><text:span text:style-name="T1">boolean </text:span><text:span text:style-name="T5">chec</text:span><text:span text:style-name="T6">k</text:span><text:span text:style-name="T11">Tie</text:span><text:span text:style-name="T5">()</text:span></text:p>
      <table:table table:name="Table54" table:style-name="Table54">
        <table:table-column table:style-name="Table54.A"/>
        <table:table-column table:style-name="Table54.B"/>
        <table:table-column table:style-name="Table54.C"/>
        <table:table-row>
          <table:table-cell table:style-name="Table54.A1" office:value-type="string">
            <text:p text:style-name="P16">Input: </text:p>
            <text:p text:style-name="P16">State: <text:span text:style-name="T15">(number to win = 3)</text:span></text:p>
            <table:table table:name="Table55" table:style-name="Table55">
              <table:table-column table:style-name="Table55.A" table:number-columns-repeated="5"/>
              <table:table-row>
                <table:table-cell table:style-name="Table55.A1" office:value-type="string">
                  <text:p text:style-name="P85">O</text:p>
                </table:table-cell>
                <table:table-cell table:style-name="Table55.A1" office:value-type="string">
                  <text:p text:style-name="P85">O</text:p>
                </table:table-cell>
                <table:table-cell table:style-name="Table55.A1" office:value-type="string">
                  <text:p text:style-name="P85">O</text:p>
                </table:table-cell>
                <table:table-cell table:style-name="Table55.A1" office:value-type="string">
                  <text:p text:style-name="P85">O</text:p>
                </table:table-cell>
                <table:table-cell table:style-name="Table55.E1" office:value-type="string">
                  <text:p text:style-name="P85">O</text:p>
                </table:table-cell>
              </table:table-row>
              <table:table-row>
                <table:table-cell table:style-name="Table55.A2" office:value-type="string">
                  <text:p text:style-name="P85">X</text:p>
                </table:table-cell>
                <table:table-cell table:style-name="Table55.A2" office:value-type="string">
                  <text:p text:style-name="P85">X</text:p>
                </table:table-cell>
                <table:table-cell table:style-name="Table55.A2" office:value-type="string">
                  <text:p text:style-name="P85">X</text:p>
                </table:table-cell>
                <table:table-cell table:style-name="Table55.A2" office:value-type="string">
                  <text:p text:style-name="P85">X</text:p>
                </table:table-cell>
                <table:table-cell table:style-name="Table55.E2" office:value-type="string">
                  <text:p text:style-name="P85">X</text:p>
                </table:table-cell>
              </table:table-row>
              <table:table-row>
                <table:table-cell table:style-name="Table55.A2" office:value-type="string">
                  <text:p text:style-name="P85">O</text:p>
                </table:table-cell>
                <table:table-cell table:style-name="Table55.A2" office:value-type="string">
                  <text:p text:style-name="P85">O</text:p>
                </table:table-cell>
                <table:table-cell table:style-name="Table55.A2" office:value-type="string">
                  <text:p text:style-name="P85">O</text:p>
                </table:table-cell>
                <table:table-cell table:style-name="Table55.A2" office:value-type="string">
                  <text:p text:style-name="P85">O</text:p>
                </table:table-cell>
                <table:table-cell table:style-name="Table55.E2" office:value-type="string">
                  <text:p text:style-name="P85">O</text:p>
                </table:table-cell>
              </table:table-row>
              <table:table-row>
                <table:table-cell table:style-name="Table55.A2" office:value-type="string">
                  <text:p text:style-name="P85">X</text:p>
                </table:table-cell>
                <table:table-cell table:style-name="Table55.A2" office:value-type="string">
                  <text:p text:style-name="P85">X</text:p>
                </table:table-cell>
                <table:table-cell table:style-name="Table55.A2" office:value-type="string">
                  <text:p text:style-name="P85">X</text:p>
                </table:table-cell>
                <table:table-cell table:style-name="Table55.A2" office:value-type="string">
                  <text:p text:style-name="P85">X</text:p>
                </table:table-cell>
                <table:table-cell table:style-name="Table55.E2" office:value-type="string">
                  <text:p text:style-name="P85">X</text:p>
                </table:table-cell>
              </table:table-row>
              <table:table-row>
                <table:table-cell table:style-name="Table55.A2" office:value-type="string">
                  <text:p text:style-name="P79">O</text:p>
                </table:table-cell>
                <table:table-cell table:style-name="Table55.A2" office:value-type="string">
                  <text:p text:style-name="P79">O</text:p>
                </table:table-cell>
                <table:table-cell table:style-name="Table55.A2" office:value-type="string">
                  <text:p text:style-name="P79">O</text:p>
                </table:table-cell>
                <table:table-cell table:style-name="Table55.A2" office:value-type="string">
                  <text:p text:style-name="P79">O</text:p>
                </table:table-cell>
                <table:table-cell table:style-name="Table55.E2" office:value-type="string">
                  <text:p text:style-name="P79">O</text:p>
                </table:table-cell>
              </table:table-row>
            </table:table>
            <text:p text:style-name="P37"/>
          </table:table-cell>
          <table:table-cell table:style-name="Table54.A1" office:value-type="string">
            <text:p text:style-name="P16">Output: <text:span text:style-name="T29">true</text:span></text:p>
            <text:p text:style-name="P16">State: <text:span text:style-name="T15">state of board is unchanged</text:span></text:p>
            <text:p text:style-name="P16"/>
          </table:table-cell>
          <table:table-cell table:style-name="Table54.C1" office:value-type="string">
            <text:p text:style-name="P16">Reason: </text:p>
            <text:p text:style-name="P16">This test case is unique because <text:span text:style-name="T17">it tests checkTie on a full, alternating character board as opposed to a non-alternating full board, partially full, or empty board</text:span></text:p>
            <text:p text:style-name="P16"/>
            <text:p text:style-name="P16">Function: <text:span text:style-name="T17">checkTie_full_alternating_board</text:span></text:p>
          </table:table-cell>
        </table:table-row>
      </table:table>
      <text:p text:style-name="P147"/>
      <text:p text:style-name="P124"><text:span text:style-name="T3">char</text:span><text:span text:style-name="T1"> </text:span><text:span text:style-name="T3">whatsAtPos</text:span><text:span text:style-name="T5">(</text:span><text:span text:style-name="T12">int r, int c</text:span><text:span text:style-name="T5">)</text:span></text:p>
      <table:table table:name="Table56" table:style-name="Table56">
        <table:table-column table:style-name="Table56.A"/>
        <table:table-column table:style-name="Table56.B"/>
        <table:table-column table:style-name="Table56.C"/>
        <table:table-row>
          <table:table-cell table:style-name="Table56.A1" office:value-type="string">
            <text:p text:style-name="P17">Input: </text:p>
            <text:p text:style-name="P17">State: <text:span text:style-name="T15">(number to win = 3)</text:span></text:p>
            <table:table table:name="Table57" table:style-name="Table57">
              <table:table-column table:style-name="Table57.A" table:number-columns-repeated="5"/>
              <table:table-row>
                <table:table-cell table:style-name="Table57.A1" office:value-type="string">
                  <text:p text:style-name="P67"/>
                </table:table-cell>
                <table:table-cell table:style-name="Table57.A1" office:value-type="string">
                  <text:p text:style-name="P90"/>
                </table:table-cell>
                <table:table-cell table:style-name="Table57.A1" office:value-type="string">
                  <text:p text:style-name="P90"/>
                </table:table-cell>
                <table:table-cell table:style-name="Table57.A1" office:value-type="string">
                  <text:p text:style-name="P90"/>
                </table:table-cell>
                <table:table-cell table:style-name="Table57.E1" office:value-type="string">
                  <text:p text:style-name="P90"/>
                </table:table-cell>
              </table:table-row>
              <table:table-row>
                <table:table-cell table:style-name="Table57.A2" office:value-type="string">
                  <text:p text:style-name="P56"/>
                </table:table-cell>
                <table:table-cell table:style-name="Table57.A2" office:value-type="string">
                  <text:p text:style-name="P90"/>
                </table:table-cell>
                <table:table-cell table:style-name="Table57.A2" office:value-type="string">
                  <text:p text:style-name="P90"/>
                </table:table-cell>
                <table:table-cell table:style-name="Table57.A2" office:value-type="string">
                  <text:p text:style-name="P90"/>
                </table:table-cell>
                <table:table-cell table:style-name="Table57.E2" office:value-type="string">
                  <text:p text:style-name="P90"/>
                </table:table-cell>
              </table:table-row>
              <table:table-row>
                <table:table-cell table:style-name="Table57.A2" office:value-type="string">
                  <text:p text:style-name="P56"/>
                </table:table-cell>
                <table:table-cell table:style-name="Table57.A2" office:value-type="string">
                  <text:p text:style-name="P90"/>
                </table:table-cell>
                <table:table-cell table:style-name="Table57.A2" office:value-type="string">
                  <text:p text:style-name="P90"/>
                </table:table-cell>
                <table:table-cell table:style-name="Table57.A2" office:value-type="string">
                  <text:p text:style-name="P90"/>
                </table:table-cell>
                <table:table-cell table:style-name="Table57.E2" office:value-type="string">
                  <text:p text:style-name="P90"/>
                </table:table-cell>
              </table:table-row>
              <table:table-row>
                <table:table-cell table:style-name="Table57.A2" office:value-type="string">
                  <text:p text:style-name="P56"/>
                </table:table-cell>
                <table:table-cell table:style-name="Table57.A2" office:value-type="string">
                  <text:p text:style-name="P90"/>
                </table:table-cell>
                <table:table-cell table:style-name="Table57.A2" office:value-type="string">
                  <text:p text:style-name="P90"/>
                </table:table-cell>
                <table:table-cell table:style-name="Table57.A2" office:value-type="string">
                  <text:p text:style-name="P90"/>
                </table:table-cell>
                <table:table-cell table:style-name="Table57.E2" office:value-type="string">
                  <text:p text:style-name="P90"/>
                </table:table-cell>
              </table:table-row>
              <table:table-row>
                <table:table-cell table:style-name="Table57.A2" office:value-type="string">
                  <text:p text:style-name="P56"/>
                </table:table-cell>
                <table:table-cell table:style-name="Table57.A2" office:value-type="string">
                  <text:p text:style-name="P49"/>
                </table:table-cell>
                <table:table-cell table:style-name="Table57.A2" office:value-type="string">
                  <text:p text:style-name="P49"/>
                </table:table-cell>
                <table:table-cell table:style-name="Table57.A2" office:value-type="string">
                  <text:p text:style-name="P49"/>
                </table:table-cell>
                <table:table-cell table:style-name="Table57.E2" office:value-type="string">
                  <text:p text:style-name="P49"/>
                </table:table-cell>
              </table:table-row>
            </table:table>
            <text:p text:style-name="P91">R = 0</text:p>
            <text:p text:style-name="P91">c = 0</text:p>
          </table:table-cell>
          <table:table-cell table:style-name="Table56.A1" office:value-type="string">
            <text:p text:style-name="P17">Output: ‘ ‘</text:p>
            <text:p text:style-name="P17">State: <text:span text:style-name="T15">state of board is unchanged</text:span></text:p>
            <text:p text:style-name="P17"/>
          </table:table-cell>
          <table:table-cell table:style-name="Table56.C1" office:value-type="string">
            <text:p text:style-name="P17">Reason: </text:p>
            <text:p text:style-name="P17">This test case is unique because <text:span text:style-name="T17">it tests WhatsAtPos on an empty space on an empty board as opposed to full or partially full</text:span></text:p>
            <text:p text:style-name="P17"/>
            <text:p text:style-name="P17">Function: <text:span text:style-name="T30">WhatsAtPos_empty_space_empty_board</text:span></text:p>
          </table:table-cell>
        </table:table-row>
      </table:table>
      <text:p text:style-name="P148"/>
      <text:p text:style-name="P124"><text:span text:style-name="T3">char</text:span><text:span text:style-name="T1"> </text:span><text:span text:style-name="T3">whatsAtPos</text:span><text:span text:style-name="T5">(</text:span><text:span text:style-name="T12">int r, int c</text:span><text:span text:style-name="T5">)</text:span></text:p>
      <table:table table:name="Table58" table:style-name="Table58">
        <table:table-column table:style-name="Table58.A"/>
        <table:table-column table:style-name="Table58.B"/>
        <table:table-column table:style-name="Table58.C"/>
        <table:table-row>
          <table:table-cell table:style-name="Table58.A1" office:value-type="string">
            <text:p text:style-name="P17">Input: </text:p>
            <text:p text:style-name="P17">State: <text:span text:style-name="T15">(number to win = 3)</text:span></text:p>
            <table:table table:name="Table59" table:style-name="Table59">
              <table:table-column table:style-name="Table59.A" table:number-columns-repeated="5"/>
              <table:table-row>
                <table:table-cell table:style-name="Table59.A1" office:value-type="string">
                  <text:p text:style-name="P67"/>
                </table:table-cell>
                <table:table-cell table:style-name="Table59.A1" office:value-type="string">
                  <text:p text:style-name="P90"/>
                </table:table-cell>
                <table:table-cell table:style-name="Table59.A1" office:value-type="string">
                  <text:p text:style-name="P90"/>
                </table:table-cell>
                <table:table-cell table:style-name="Table59.A1" office:value-type="string">
                  <text:p text:style-name="P90"/>
                </table:table-cell>
                <table:table-cell table:style-name="Table59.E1" office:value-type="string">
                  <text:p text:style-name="P90"/>
                </table:table-cell>
              </table:table-row>
              <table:table-row>
                <table:table-cell table:style-name="Table59.A2" office:value-type="string">
                  <text:p text:style-name="P56"/>
                </table:table-cell>
                <table:table-cell table:style-name="Table59.A2" office:value-type="string">
                  <text:p text:style-name="P90"/>
                </table:table-cell>
                <table:table-cell table:style-name="Table59.A2" office:value-type="string">
                  <text:p text:style-name="P90"/>
                </table:table-cell>
                <table:table-cell table:style-name="Table59.A2" office:value-type="string">
                  <text:p text:style-name="P90"/>
                </table:table-cell>
                <table:table-cell table:style-name="Table59.E2" office:value-type="string">
                  <text:p text:style-name="P90"/>
                </table:table-cell>
              </table:table-row>
              <table:table-row>
                <table:table-cell table:style-name="Table59.A2" office:value-type="string">
                  <text:p text:style-name="P56"/>
                </table:table-cell>
                <table:table-cell table:style-name="Table59.A2" office:value-type="string">
                  <text:p text:style-name="P90"/>
                </table:table-cell>
                <table:table-cell table:style-name="Table59.A2" office:value-type="string">
                  <text:p text:style-name="P90"/>
                </table:table-cell>
                <table:table-cell table:style-name="Table59.A2" office:value-type="string">
                  <text:p text:style-name="P90"/>
                </table:table-cell>
                <table:table-cell table:style-name="Table59.E2" office:value-type="string">
                  <text:p text:style-name="P90"/>
                </table:table-cell>
              </table:table-row>
              <table:table-row>
                <table:table-cell table:style-name="Table59.A2" office:value-type="string">
                  <text:p text:style-name="P56"/>
                </table:table-cell>
                <table:table-cell table:style-name="Table59.A2" office:value-type="string">
                  <text:p text:style-name="P90"/>
                </table:table-cell>
                <table:table-cell table:style-name="Table59.A2" office:value-type="string">
                  <text:p text:style-name="P90"/>
                </table:table-cell>
                <table:table-cell table:style-name="Table59.A2" office:value-type="string">
                  <text:p text:style-name="P90"/>
                </table:table-cell>
                <table:table-cell table:style-name="Table59.E2" office:value-type="string">
                  <text:p text:style-name="P90"/>
                </table:table-cell>
              </table:table-row>
              <table:table-row>
                <table:table-cell table:style-name="Table59.A2" office:value-type="string">
                  <text:p text:style-name="P91">X</text:p>
                </table:table-cell>
                <table:table-cell table:style-name="Table59.A2" office:value-type="string">
                  <text:p text:style-name="P91">X</text:p>
                </table:table-cell>
                <table:table-cell table:style-name="Table59.A2" office:value-type="string">
                  <text:p text:style-name="P91">X</text:p>
                </table:table-cell>
                <table:table-cell table:style-name="Table59.A2" office:value-type="string">
                  <text:p text:style-name="P91">X</text:p>
                </table:table-cell>
                <table:table-cell table:style-name="Table59.E2" office:value-type="string">
                  <text:p text:style-name="P91">X</text:p>
                </table:table-cell>
              </table:table-row>
            </table:table>
            <text:p text:style-name="P91">R = 1</text:p>
            <text:p text:style-name="P91">c = 0</text:p>
          </table:table-cell>
          <table:table-cell table:style-name="Table58.A1" office:value-type="string">
            <text:p text:style-name="P17">Output: ‘ ‘</text:p>
            <text:p text:style-name="P17">State: <text:span text:style-name="T15">state of board is unchanged</text:span></text:p>
            <text:p text:style-name="P17"/>
          </table:table-cell>
          <table:table-cell table:style-name="Table58.C1" office:value-type="string">
            <text:p text:style-name="P17">Reason: </text:p>
            <text:p text:style-name="P17">This test case is unique because <text:span text:style-name="T17">it tests WhatsAtPos on an empty space on an partially full board as opposed to full or empty one</text:span></text:p>
            <text:p text:style-name="P17"/>
            <text:p text:style-name="P17">Function: <text:span text:style-name="T30">WhatsAtPos_empty_space_part_full_board</text:span></text:p>
          </table:table-cell>
        </table:table-row>
      </table:table>
      <text:p text:style-name="P148"/>
      <text:p text:style-name="P148"><text:soft-page-break/></text:p>
      <text:p text:style-name="P124"><text:span text:style-name="T3">char</text:span><text:span text:style-name="T1"> </text:span><text:span text:style-name="T3">whatsAtPos</text:span><text:span text:style-name="T5">(</text:span><text:span text:style-name="T12">int r, int c</text:span><text:span text:style-name="T5">)</text:span></text:p>
      <table:table table:name="Table60" table:style-name="Table60">
        <table:table-column table:style-name="Table60.A"/>
        <table:table-column table:style-name="Table60.B"/>
        <table:table-column table:style-name="Table60.C"/>
        <table:table-row>
          <table:table-cell table:style-name="Table60.A1" office:value-type="string">
            <text:p text:style-name="P17">Input: </text:p>
            <text:p text:style-name="P17">State: <text:span text:style-name="T15">(number to win = 3)</text:span></text:p>
            <table:table table:name="Table61" table:style-name="Table61">
              <table:table-column table:style-name="Table61.A" table:number-columns-repeated="5"/>
              <table:table-row>
                <table:table-cell table:style-name="Table61.A1" office:value-type="string">
                  <text:p text:style-name="P91">X</text:p>
                </table:table-cell>
                <table:table-cell table:style-name="Table61.A1" office:value-type="string">
                  <text:p text:style-name="P91">X</text:p>
                </table:table-cell>
                <table:table-cell table:style-name="Table61.A1" office:value-type="string">
                  <text:p text:style-name="P91">X</text:p>
                </table:table-cell>
                <table:table-cell table:style-name="Table61.A1" office:value-type="string">
                  <text:p text:style-name="P91">X</text:p>
                </table:table-cell>
                <table:table-cell table:style-name="Table61.E1" office:value-type="string">
                  <text:p text:style-name="P90"/>
                </table:table-cell>
              </table:table-row>
              <table:table-row>
                <table:table-cell table:style-name="Table61.A2" office:value-type="string">
                  <text:p text:style-name="P91">X</text:p>
                </table:table-cell>
                <table:table-cell table:style-name="Table61.A2" office:value-type="string">
                  <text:p text:style-name="P91">X</text:p>
                </table:table-cell>
                <table:table-cell table:style-name="Table61.A2" office:value-type="string">
                  <text:p text:style-name="P91">X</text:p>
                </table:table-cell>
                <table:table-cell table:style-name="Table61.A2" office:value-type="string">
                  <text:p text:style-name="P91">X</text:p>
                </table:table-cell>
                <table:table-cell table:style-name="Table61.E2" office:value-type="string">
                  <text:p text:style-name="P91">X</text:p>
                </table:table-cell>
              </table:table-row>
              <table:table-row>
                <table:table-cell table:style-name="Table61.A2" office:value-type="string">
                  <text:p text:style-name="P91">X</text:p>
                </table:table-cell>
                <table:table-cell table:style-name="Table61.A2" office:value-type="string">
                  <text:p text:style-name="P91">X</text:p>
                </table:table-cell>
                <table:table-cell table:style-name="Table61.A2" office:value-type="string">
                  <text:p text:style-name="P91">X</text:p>
                </table:table-cell>
                <table:table-cell table:style-name="Table61.A2" office:value-type="string">
                  <text:p text:style-name="P91">X</text:p>
                </table:table-cell>
                <table:table-cell table:style-name="Table61.E2" office:value-type="string">
                  <text:p text:style-name="P91">X</text:p>
                </table:table-cell>
              </table:table-row>
              <table:table-row>
                <table:table-cell table:style-name="Table61.A2" office:value-type="string">
                  <text:p text:style-name="P91">X</text:p>
                </table:table-cell>
                <table:table-cell table:style-name="Table61.A2" office:value-type="string">
                  <text:p text:style-name="P91">X</text:p>
                </table:table-cell>
                <table:table-cell table:style-name="Table61.A2" office:value-type="string">
                  <text:p text:style-name="P91">X</text:p>
                </table:table-cell>
                <table:table-cell table:style-name="Table61.A2" office:value-type="string">
                  <text:p text:style-name="P91">X</text:p>
                </table:table-cell>
                <table:table-cell table:style-name="Table61.E2" office:value-type="string">
                  <text:p text:style-name="P91">X</text:p>
                </table:table-cell>
              </table:table-row>
              <table:table-row>
                <table:table-cell table:style-name="Table61.A2" office:value-type="string">
                  <text:p text:style-name="P91">X</text:p>
                </table:table-cell>
                <table:table-cell table:style-name="Table61.A2" office:value-type="string">
                  <text:p text:style-name="P91">X</text:p>
                </table:table-cell>
                <table:table-cell table:style-name="Table61.A2" office:value-type="string">
                  <text:p text:style-name="P91">X</text:p>
                </table:table-cell>
                <table:table-cell table:style-name="Table61.A2" office:value-type="string">
                  <text:p text:style-name="P91">X</text:p>
                </table:table-cell>
                <table:table-cell table:style-name="Table61.E2" office:value-type="string">
                  <text:p text:style-name="P91">X</text:p>
                </table:table-cell>
              </table:table-row>
            </table:table>
            <text:p text:style-name="P91">R = 4</text:p>
            <text:p text:style-name="P91">c = 4</text:p>
          </table:table-cell>
          <table:table-cell table:style-name="Table60.A1" office:value-type="string">
            <text:p text:style-name="P17">Output: ‘ ‘</text:p>
            <text:p text:style-name="P17">State: <text:span text:style-name="T15">state of board is unchanged</text:span></text:p>
            <text:p text:style-name="P17"/>
          </table:table-cell>
          <table:table-cell table:style-name="Table60.C1" office:value-type="string">
            <text:p text:style-name="P17">Reason: </text:p>
            <text:p text:style-name="P17">This test case is unique because <text:span text:style-name="T17">it tests WhatsAtPos on the only empty space on an nearly filled board as opposed to full or empty board</text:span></text:p>
            <text:p text:style-name="P17"/>
            <text:p text:style-name="P17">Function: <text:span text:style-name="T30">WhatsAtPos_empty_space_almost_full_board</text:span></text:p>
          </table:table-cell>
        </table:table-row>
      </table:table>
      <text:p text:style-name="P148"/>
      <text:p text:style-name="P149"/>
      <text:p text:style-name="P125"><text:span text:style-name="T3">char</text:span><text:span text:style-name="T1"> </text:span><text:span text:style-name="T3">whatsAtPos</text:span><text:span text:style-name="T5">(</text:span><text:span text:style-name="T12">int r, int c</text:span><text:span text:style-name="T5">)</text:span></text:p>
      <table:table table:name="Table62" table:style-name="Table62">
        <table:table-column table:style-name="Table62.A"/>
        <table:table-column table:style-name="Table62.B"/>
        <table:table-column table:style-name="Table62.C"/>
        <table:table-row>
          <table:table-cell table:style-name="Table62.A1" office:value-type="string">
            <text:p text:style-name="P18">Input: </text:p>
            <text:p text:style-name="P18">State: <text:span text:style-name="T15">(number to win = 3)</text:span></text:p>
            <table:table table:name="Table63" table:style-name="Table63">
              <table:table-column table:style-name="Table63.A" table:number-columns-repeated="5"/>
              <table:table-row>
                <table:table-cell table:style-name="Table63.A1" office:value-type="string">
                  <text:p text:style-name="P68"/>
                </table:table-cell>
                <table:table-cell table:style-name="Table63.A1" office:value-type="string">
                  <text:p text:style-name="P96"/>
                </table:table-cell>
                <table:table-cell table:style-name="Table63.A1" office:value-type="string">
                  <text:p text:style-name="P96"/>
                </table:table-cell>
                <table:table-cell table:style-name="Table63.A1" office:value-type="string">
                  <text:p text:style-name="P96"/>
                </table:table-cell>
                <table:table-cell table:style-name="Table63.E1" office:value-type="string">
                  <text:p text:style-name="P96"/>
                </table:table-cell>
              </table:table-row>
              <table:table-row>
                <table:table-cell table:style-name="Table63.A2" office:value-type="string">
                  <text:p text:style-name="P57"/>
                </table:table-cell>
                <table:table-cell table:style-name="Table63.A2" office:value-type="string">
                  <text:p text:style-name="P96"/>
                </table:table-cell>
                <table:table-cell table:style-name="Table63.A2" office:value-type="string">
                  <text:p text:style-name="P96"/>
                </table:table-cell>
                <table:table-cell table:style-name="Table63.A2" office:value-type="string">
                  <text:p text:style-name="P96"/>
                </table:table-cell>
                <table:table-cell table:style-name="Table63.E2" office:value-type="string">
                  <text:p text:style-name="P96"/>
                </table:table-cell>
              </table:table-row>
              <table:table-row>
                <table:table-cell table:style-name="Table63.A2" office:value-type="string">
                  <text:p text:style-name="P57"/>
                </table:table-cell>
                <table:table-cell table:style-name="Table63.A2" office:value-type="string">
                  <text:p text:style-name="P96"/>
                </table:table-cell>
                <table:table-cell table:style-name="Table63.A2" office:value-type="string">
                  <text:p text:style-name="P96"/>
                </table:table-cell>
                <table:table-cell table:style-name="Table63.A2" office:value-type="string">
                  <text:p text:style-name="P96"/>
                </table:table-cell>
                <table:table-cell table:style-name="Table63.E2" office:value-type="string">
                  <text:p text:style-name="P96"/>
                </table:table-cell>
              </table:table-row>
              <table:table-row>
                <table:table-cell table:style-name="Table63.A2" office:value-type="string">
                  <text:p text:style-name="P57"/>
                </table:table-cell>
                <table:table-cell table:style-name="Table63.A2" office:value-type="string">
                  <text:p text:style-name="P96"/>
                </table:table-cell>
                <table:table-cell table:style-name="Table63.A2" office:value-type="string">
                  <text:p text:style-name="P96"/>
                </table:table-cell>
                <table:table-cell table:style-name="Table63.A2" office:value-type="string">
                  <text:p text:style-name="P96"/>
                </table:table-cell>
                <table:table-cell table:style-name="Table63.E2" office:value-type="string">
                  <text:p text:style-name="P96"/>
                </table:table-cell>
              </table:table-row>
              <table:table-row>
                <table:table-cell table:style-name="Table63.A2" office:value-type="string">
                  <text:p text:style-name="P92"/>
                </table:table-cell>
                <table:table-cell table:style-name="Table63.A2" office:value-type="string">
                  <text:p text:style-name="P92"/>
                </table:table-cell>
                <table:table-cell table:style-name="Table63.A2" office:value-type="string">
                  <text:p text:style-name="P92"/>
                </table:table-cell>
                <table:table-cell table:style-name="Table63.A2" office:value-type="string">
                  <text:p text:style-name="P92">X</text:p>
                </table:table-cell>
                <table:table-cell table:style-name="Table63.E2" office:value-type="string">
                  <text:p text:style-name="P92"/>
                </table:table-cell>
              </table:table-row>
            </table:table>
            <text:p text:style-name="P92">R = <text:span text:style-name="T31">0</text:span></text:p>
            <text:p text:style-name="P92">c = <text:span text:style-name="T31">3</text:span></text:p>
          </table:table-cell>
          <table:table-cell table:style-name="Table62.A1" office:value-type="string">
            <text:p text:style-name="P18">Output: ‘<text:span text:style-name="T31">X</text:span>‘</text:p>
            <text:p text:style-name="P18">State: <text:span text:style-name="T15">state of board is unchanged</text:span></text:p>
            <text:p text:style-name="P18"/>
          </table:table-cell>
          <table:table-cell table:style-name="Table62.C1" office:value-type="string">
            <text:p text:style-name="P18">Reason: </text:p>
            <text:p text:style-name="P18">This test case is unique because <text:span text:style-name="T17">it tests WhatsAtPos on the only non-empty space on the board as opposed to a completely full or empty board</text:span></text:p>
            <text:p text:style-name="P18"/>
            <text:p text:style-name="P18">Function: <text:span text:style-name="T30">WhatsAtPos_only_spot_on_board</text:span></text:p>
          </table:table-cell>
        </table:table-row>
      </table:table>
      <text:p text:style-name="P149"/>
      <text:p text:style-name="P125"><text:span text:style-name="T3">char</text:span><text:span text:style-name="T1"> </text:span><text:span text:style-name="T3">whatsAtPos</text:span><text:span text:style-name="T5">(</text:span><text:span text:style-name="T12">int r, int c</text:span><text:span text:style-name="T5">)</text:span></text:p>
      <table:table table:name="Table64" table:style-name="Table64">
        <table:table-column table:style-name="Table64.A"/>
        <table:table-column table:style-name="Table64.B"/>
        <table:table-column table:style-name="Table64.C"/>
        <table:table-row>
          <table:table-cell table:style-name="Table64.A1" office:value-type="string">
            <text:p text:style-name="P18">Input: </text:p>
            <text:p text:style-name="P18">State: <text:span text:style-name="T15">(number to win = 3)</text:span></text:p>
            <table:table table:name="Table65" table:style-name="Table65">
              <table:table-column table:style-name="Table65.A" table:number-columns-repeated="5"/>
              <table:table-row>
                <table:table-cell table:style-name="Table65.A1" office:value-type="string">
                  <text:p text:style-name="P68"/>
                </table:table-cell>
                <table:table-cell table:style-name="Table65.A1" office:value-type="string">
                  <text:p text:style-name="P96"/>
                </table:table-cell>
                <table:table-cell table:style-name="Table65.A1" office:value-type="string">
                  <text:p text:style-name="P96"/>
                </table:table-cell>
                <table:table-cell table:style-name="Table65.A1" office:value-type="string">
                  <text:p text:style-name="P96"/>
                </table:table-cell>
                <table:table-cell table:style-name="Table65.E1" office:value-type="string">
                  <text:p text:style-name="P96"/>
                </table:table-cell>
              </table:table-row>
              <table:table-row>
                <table:table-cell table:style-name="Table65.A2" office:value-type="string">
                  <text:p text:style-name="P57"/>
                </table:table-cell>
                <table:table-cell table:style-name="Table65.A2" office:value-type="string">
                  <text:p text:style-name="P96"/>
                </table:table-cell>
                <table:table-cell table:style-name="Table65.A2" office:value-type="string">
                  <text:p text:style-name="P96"/>
                </table:table-cell>
                <table:table-cell table:style-name="Table65.A2" office:value-type="string">
                  <text:p text:style-name="P96"/>
                </table:table-cell>
                <table:table-cell table:style-name="Table65.E2" office:value-type="string">
                  <text:p text:style-name="P96"/>
                </table:table-cell>
              </table:table-row>
              <table:table-row>
                <table:table-cell table:style-name="Table65.A2" office:value-type="string">
                  <text:p text:style-name="P57"/>
                </table:table-cell>
                <table:table-cell table:style-name="Table65.A2" office:value-type="string">
                  <text:p text:style-name="P96"/>
                </table:table-cell>
                <table:table-cell table:style-name="Table65.A2" office:value-type="string">
                  <text:p text:style-name="P96"/>
                </table:table-cell>
                <table:table-cell table:style-name="Table65.A2" office:value-type="string">
                  <text:p text:style-name="P96"/>
                </table:table-cell>
                <table:table-cell table:style-name="Table65.E2" office:value-type="string">
                  <text:p text:style-name="P96"/>
                </table:table-cell>
              </table:table-row>
              <table:table-row>
                <table:table-cell table:style-name="Table65.A2" office:value-type="string">
                  <text:p text:style-name="P57"/>
                </table:table-cell>
                <table:table-cell table:style-name="Table65.A2" office:value-type="string">
                  <text:p text:style-name="P96"/>
                </table:table-cell>
                <table:table-cell table:style-name="Table65.A2" office:value-type="string">
                  <text:p text:style-name="P96"/>
                </table:table-cell>
                <table:table-cell table:style-name="Table65.A2" office:value-type="string">
                  <text:p text:style-name="P96"/>
                </table:table-cell>
                <table:table-cell table:style-name="Table65.E2" office:value-type="string">
                  <text:p text:style-name="P96"/>
                </table:table-cell>
              </table:table-row>
              <table:table-row>
                <table:table-cell table:style-name="Table65.A2" office:value-type="string">
                  <text:p text:style-name="P97">O</text:p>
                </table:table-cell>
                <table:table-cell table:style-name="Table65.A2" office:value-type="string">
                  <text:p text:style-name="P97">O</text:p>
                </table:table-cell>
                <table:table-cell table:style-name="Table65.A2" office:value-type="string">
                  <text:p text:style-name="P97">O</text:p>
                </table:table-cell>
                <table:table-cell table:style-name="Table65.A2" office:value-type="string">
                  <text:p text:style-name="P92">X</text:p>
                </table:table-cell>
                <table:table-cell table:style-name="Table65.E2" office:value-type="string">
                  <text:p text:style-name="P97">O</text:p>
                </table:table-cell>
              </table:table-row>
            </table:table>
            <text:p text:style-name="P92">R = <text:span text:style-name="T31">0</text:span></text:p>
            <text:p text:style-name="P92">c = <text:span text:style-name="T31">3</text:span></text:p>
          </table:table-cell>
          <table:table-cell table:style-name="Table64.A1" office:value-type="string">
            <text:p text:style-name="P18">Output: ‘<text:span text:style-name="T31">X</text:span>‘</text:p>
            <text:p text:style-name="P18">State: <text:span text:style-name="T15">state of board is unchanged</text:span></text:p>
            <text:p text:style-name="P18"/>
          </table:table-cell>
          <table:table-cell table:style-name="Table64.C1" office:value-type="string">
            <text:p text:style-name="P18">Reason: </text:p>
            <text:p text:style-name="P18">This test case is unique because <text:span text:style-name="T17">it tests WhatsAtPos on a different char from the rest of its <text:s/>row as opposed to the same one as the rest, making sure <text:s/>it is picking the right one on the row</text:span></text:p>
            <text:p text:style-name="P18"/>
            <text:p text:style-name="P18">Function: <text:span text:style-name="T30">WhatsAtPos_diff_char_than_rest_of_row</text:span></text:p>
          </table:table-cell>
        </table:table-row>
      </table:table>
      <text:p text:style-name="P149"/>
      <text:p text:style-name="P149"/>
      <text:p text:style-name="P125"><text:span text:style-name="T3">char</text:span><text:span text:style-name="T1"> </text:span><text:span text:style-name="T3">whatsAtPos</text:span><text:span text:style-name="T5">(</text:span><text:span text:style-name="T12">int r, int c</text:span><text:span text:style-name="T5">)</text:span></text:p>
      <table:table table:name="Table66" table:style-name="Table66">
        <table:table-column table:style-name="Table66.A"/>
        <table:table-column table:style-name="Table66.B"/>
        <table:table-column table:style-name="Table66.C"/>
        <table:table-row>
          <table:table-cell table:style-name="Table66.A1" office:value-type="string">
            <text:p text:style-name="P18">Input: </text:p>
            <text:p text:style-name="P18">State: <text:span text:style-name="T15">(number to win = 3)</text:span></text:p>
            <table:table table:name="Table67" table:style-name="Table67">
              <table:table-column table:style-name="Table67.A" table:number-columns-repeated="5"/>
              <table:table-row>
                <table:table-cell table:style-name="Table67.A1" office:value-type="string">
                  <text:p text:style-name="P97">O</text:p>
                </table:table-cell>
                <table:table-cell table:style-name="Table67.A1" office:value-type="string">
                  <text:p text:style-name="P97">O</text:p>
                </table:table-cell>
                <table:table-cell table:style-name="Table67.A1" office:value-type="string">
                  <text:p text:style-name="P97">O</text:p>
                </table:table-cell>
                <table:table-cell table:style-name="Table67.A1" office:value-type="string">
                  <text:p text:style-name="P97">O</text:p>
                </table:table-cell>
                <table:table-cell table:style-name="Table67.E1" office:value-type="string">
                  <text:p text:style-name="P97">O</text:p>
                </table:table-cell>
              </table:table-row>
              <table:table-row>
                <table:table-cell table:style-name="Table67.A2" office:value-type="string">
                  <text:p text:style-name="P97">O</text:p>
                </table:table-cell>
                <table:table-cell table:style-name="Table67.A2" office:value-type="string">
                  <text:p text:style-name="P97">O</text:p>
                </table:table-cell>
                <table:table-cell table:style-name="Table67.A2" office:value-type="string">
                  <text:p text:style-name="P97">O</text:p>
                </table:table-cell>
                <table:table-cell table:style-name="Table67.A2" office:value-type="string">
                  <text:p text:style-name="P97">O</text:p>
                </table:table-cell>
                <table:table-cell table:style-name="Table67.E2" office:value-type="string">
                  <text:p text:style-name="P97">O</text:p>
                </table:table-cell>
              </table:table-row>
              <table:table-row>
                <table:table-cell table:style-name="Table67.A2" office:value-type="string">
                  <text:p text:style-name="P97">O</text:p>
                </table:table-cell>
                <table:table-cell table:style-name="Table67.A2" office:value-type="string">
                  <text:p text:style-name="P97">O</text:p>
                </table:table-cell>
                <table:table-cell table:style-name="Table67.A2" office:value-type="string">
                  <text:p text:style-name="P97">X</text:p>
                </table:table-cell>
                <table:table-cell table:style-name="Table67.A2" office:value-type="string">
                  <text:p text:style-name="P97">O</text:p>
                </table:table-cell>
                <table:table-cell table:style-name="Table67.E2" office:value-type="string">
                  <text:p text:style-name="P97">O</text:p>
                </table:table-cell>
              </table:table-row>
              <table:table-row>
                <table:table-cell table:style-name="Table67.A2" office:value-type="string">
                  <text:p text:style-name="P97">O</text:p>
                </table:table-cell>
                <table:table-cell table:style-name="Table67.A2" office:value-type="string">
                  <text:p text:style-name="P97">O</text:p>
                </table:table-cell>
                <table:table-cell table:style-name="Table67.A2" office:value-type="string">
                  <text:p text:style-name="P97">O</text:p>
                </table:table-cell>
                <table:table-cell table:style-name="Table67.A2" office:value-type="string">
                  <text:p text:style-name="P97">O</text:p>
                </table:table-cell>
                <table:table-cell table:style-name="Table67.E2" office:value-type="string">
                  <text:p text:style-name="P97">O</text:p>
                </table:table-cell>
              </table:table-row>
              <table:table-row>
                <table:table-cell table:style-name="Table67.A2" office:value-type="string">
                  <text:p text:style-name="P97">O</text:p>
                </table:table-cell>
                <table:table-cell table:style-name="Table67.A2" office:value-type="string">
                  <text:p text:style-name="P97">O</text:p>
                </table:table-cell>
                <table:table-cell table:style-name="Table67.A2" office:value-type="string">
                  <text:p text:style-name="P97">O</text:p>
                </table:table-cell>
                <table:table-cell table:style-name="Table67.A2" office:value-type="string">
                  <text:p text:style-name="P97">O</text:p>
                </table:table-cell>
                <table:table-cell table:style-name="Table67.E2" office:value-type="string">
                  <text:p text:style-name="P97">O</text:p>
                </table:table-cell>
              </table:table-row>
            </table:table>
            <text:p text:style-name="P92">R = <text:span text:style-name="T32">2</text:span></text:p>
            <text:p text:style-name="P92">c = <text:span text:style-name="T32">2</text:span></text:p>
          </table:table-cell>
          <table:table-cell table:style-name="Table66.A1" office:value-type="string">
            <text:p text:style-name="P18">Output: ‘<text:span text:style-name="T31">X</text:span>‘</text:p>
            <text:p text:style-name="P18">State: <text:span text:style-name="T15">state of board is unchanged</text:span></text:p>
            <text:p text:style-name="P18"/>
          </table:table-cell>
          <table:table-cell table:style-name="Table66.C1" office:value-type="string">
            <text:p text:style-name="P18">Reason: </text:p>
            <text:p text:style-name="P18">This test case is unique because <text:span text:style-name="T17">it tests WhatsAtPos on a different char from the rest of the entire board as opposed to the same one as the rest, making sure <text:s/>it is picking the right one on the board</text:span></text:p>
            <text:p text:style-name="P18"/>
            <text:p text:style-name="P18">Function: <text:span text:style-name="T30">WhatsAtPos_diff_char_than_rest_of_board</text:span></text:p>
          </table:table-cell>
        </table:table-row>
      </table:table>
      <text:p text:style-name="P149"/>
      <text:p text:style-name="P150"/>
      <text:p text:style-name="P150"/>
      <text:p text:style-name="P150"/>
      <text:p text:style-name="P150"/>
      <text:p text:style-name="P150"/>
      <text:p text:style-name="P126"><text:soft-page-break/><text:span text:style-name="T3">char</text:span><text:span text:style-name="T1"> </text:span><text:span text:style-name="T3">whatsAtPos</text:span><text:span text:style-name="T5">(</text:span><text:span text:style-name="T12">int r, int c</text:span><text:span text:style-name="T5">)</text:span></text:p>
      <table:table table:name="Table68" table:style-name="Table68">
        <table:table-column table:style-name="Table68.A"/>
        <table:table-column table:style-name="Table68.B"/>
        <table:table-column table:style-name="Table68.C"/>
        <table:table-row>
          <table:table-cell table:style-name="Table68.A1" office:value-type="string">
            <text:p text:style-name="P19">Input: </text:p>
            <text:p text:style-name="P19">State: <text:span text:style-name="T15">(number to win = 3)</text:span></text:p>
            <table:table table:name="Table69" table:style-name="Table69">
              <table:table-column table:style-name="Table69.A" table:number-columns-repeated="5"/>
              <table:table-row>
                <table:table-cell table:style-name="Table69.A1" office:value-type="string">
                  <text:p text:style-name="P69"/>
                </table:table-cell>
                <table:table-cell table:style-name="Table69.A1" office:value-type="string">
                  <text:p text:style-name="P101"/>
                </table:table-cell>
                <table:table-cell table:style-name="Table69.A1" office:value-type="string">
                  <text:p text:style-name="P101"/>
                </table:table-cell>
                <table:table-cell table:style-name="Table69.A1" office:value-type="string">
                  <text:p text:style-name="P101"/>
                </table:table-cell>
                <table:table-cell table:style-name="Table69.E1" office:value-type="string">
                  <text:p text:style-name="P101"/>
                </table:table-cell>
              </table:table-row>
              <table:table-row>
                <table:table-cell table:style-name="Table69.A2" office:value-type="string">
                  <text:p text:style-name="P58"/>
                </table:table-cell>
                <table:table-cell table:style-name="Table69.A2" office:value-type="string">
                  <text:p text:style-name="P101"/>
                </table:table-cell>
                <table:table-cell table:style-name="Table69.A2" office:value-type="string">
                  <text:p text:style-name="P101"/>
                </table:table-cell>
                <table:table-cell table:style-name="Table69.A2" office:value-type="string">
                  <text:p text:style-name="P101"/>
                </table:table-cell>
                <table:table-cell table:style-name="Table69.E2" office:value-type="string">
                  <text:p text:style-name="P101"/>
                </table:table-cell>
              </table:table-row>
              <table:table-row>
                <table:table-cell table:style-name="Table69.A2" office:value-type="string">
                  <text:p text:style-name="P102">O</text:p>
                </table:table-cell>
                <table:table-cell table:style-name="Table69.A2" office:value-type="string">
                  <text:p text:style-name="P101"/>
                </table:table-cell>
                <table:table-cell table:style-name="Table69.A2" office:value-type="string">
                  <text:p text:style-name="P101"/>
                </table:table-cell>
                <table:table-cell table:style-name="Table69.A2" office:value-type="string">
                  <text:p text:style-name="P101"/>
                </table:table-cell>
                <table:table-cell table:style-name="Table69.E2" office:value-type="string">
                  <text:p text:style-name="P101"/>
                </table:table-cell>
              </table:table-row>
              <table:table-row>
                <table:table-cell table:style-name="Table69.A2" office:value-type="string">
                  <text:p text:style-name="P102">X</text:p>
                </table:table-cell>
                <table:table-cell table:style-name="Table69.A2" office:value-type="string">
                  <text:p text:style-name="P101"/>
                </table:table-cell>
                <table:table-cell table:style-name="Table69.A2" office:value-type="string">
                  <text:p text:style-name="P101"/>
                </table:table-cell>
                <table:table-cell table:style-name="Table69.A2" office:value-type="string">
                  <text:p text:style-name="P101"/>
                </table:table-cell>
                <table:table-cell table:style-name="Table69.E2" office:value-type="string">
                  <text:p text:style-name="P101"/>
                </table:table-cell>
              </table:table-row>
              <table:table-row>
                <table:table-cell table:style-name="Table69.A2" office:value-type="string">
                  <text:p text:style-name="P98">O</text:p>
                </table:table-cell>
                <table:table-cell table:style-name="Table69.A2" office:value-type="string">
                  <text:p text:style-name="P98"/>
                </table:table-cell>
                <table:table-cell table:style-name="Table69.A2" office:value-type="string">
                  <text:p text:style-name="P98"/>
                </table:table-cell>
                <table:table-cell table:style-name="Table69.A2" office:value-type="string">
                  <text:p text:style-name="P93"/>
                </table:table-cell>
                <table:table-cell table:style-name="Table69.E2" office:value-type="string">
                  <text:p text:style-name="P98"/>
                </table:table-cell>
              </table:table-row>
            </table:table>
            <text:p text:style-name="P93">R = <text:span text:style-name="T32">1</text:span></text:p>
            <text:p text:style-name="P93">c = <text:span text:style-name="T32">0</text:span></text:p>
          </table:table-cell>
          <table:table-cell table:style-name="Table68.A1" office:value-type="string">
            <text:p text:style-name="P19">Output: ‘<text:span text:style-name="T31">X</text:span>‘</text:p>
            <text:p text:style-name="P19">State: <text:span text:style-name="T15">state of board is unchanged</text:span></text:p>
            <text:p text:style-name="P19"/>
          </table:table-cell>
          <table:table-cell table:style-name="Table68.C1" office:value-type="string">
            <text:p text:style-name="P19">Reason: </text:p>
            <text:p text:style-name="P19">This test case is unique because <text:span text:style-name="T17">it tests WhatsAtPos when there are different characters above and below it, making sure the function is picking the right character</text:span></text:p>
            <text:p text:style-name="P19"/>
            <text:p text:style-name="P19">Function: <text:span text:style-name="T30">WhatsAtPos_spots_taken_above_and_below</text:span></text:p>
          </table:table-cell>
        </table:table-row>
      </table:table>
      <text:p text:style-name="P150"/>
      <text:p text:style-name="P127"><text:span text:style-name="T4">void</text:span><text:span text:style-name="T3"> </text:span><text:span text:style-name="T4">placeToken</text:span><text:span text:style-name="T5">(</text:span><text:span text:style-name="T13">char p</text:span><text:span text:style-name="T12">, int c</text:span><text:span text:style-name="T5">)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>
          <table:table-cell table:style-name="Table70.A1" office:value-type="string">
            <text:p text:style-name="P20">Input: </text:p>
            <text:p text:style-name="P20">State: <text:span text:style-name="T15">(number to win = 3)</text:span></text:p>
            <table:table table:name="Table71" table:style-name="Table71">
              <table:table-column table:style-name="Table71.A" table:number-columns-repeated="5"/>
              <table:table-row>
                <table:table-cell table:style-name="Table71.A1" office:value-type="string">
                  <text:p text:style-name="P70"/>
                </table:table-cell>
                <table:table-cell table:style-name="Table71.A1" office:value-type="string">
                  <text:p text:style-name="P104"/>
                </table:table-cell>
                <table:table-cell table:style-name="Table71.A1" office:value-type="string">
                  <text:p text:style-name="P104"/>
                </table:table-cell>
                <table:table-cell table:style-name="Table71.A1" office:value-type="string">
                  <text:p text:style-name="P104"/>
                </table:table-cell>
                <table:table-cell table:style-name="Table71.E1" office:value-type="string">
                  <text:p text:style-name="P104"/>
                </table:table-cell>
              </table:table-row>
              <table:table-row>
                <table:table-cell table:style-name="Table71.A2" office:value-type="string">
                  <text:p text:style-name="P59"/>
                </table:table-cell>
                <table:table-cell table:style-name="Table71.A2" office:value-type="string">
                  <text:p text:style-name="P104"/>
                </table:table-cell>
                <table:table-cell table:style-name="Table71.A2" office:value-type="string">
                  <text:p text:style-name="P104"/>
                </table:table-cell>
                <table:table-cell table:style-name="Table71.A2" office:value-type="string">
                  <text:p text:style-name="P104"/>
                </table:table-cell>
                <table:table-cell table:style-name="Table71.E2" office:value-type="string">
                  <text:p text:style-name="P104"/>
                </table:table-cell>
              </table:table-row>
              <table:table-row>
                <table:table-cell table:style-name="Table71.A2" office:value-type="string">
                  <text:p text:style-name="P103"/>
                </table:table-cell>
                <table:table-cell table:style-name="Table71.A2" office:value-type="string">
                  <text:p text:style-name="P104"/>
                </table:table-cell>
                <table:table-cell table:style-name="Table71.A2" office:value-type="string">
                  <text:p text:style-name="P104"/>
                </table:table-cell>
                <table:table-cell table:style-name="Table71.A2" office:value-type="string">
                  <text:p text:style-name="P104"/>
                </table:table-cell>
                <table:table-cell table:style-name="Table71.E2" office:value-type="string">
                  <text:p text:style-name="P104"/>
                </table:table-cell>
              </table:table-row>
              <table:table-row>
                <table:table-cell table:style-name="Table71.A2" office:value-type="string">
                  <text:p text:style-name="P103"/>
                </table:table-cell>
                <table:table-cell table:style-name="Table71.A2" office:value-type="string">
                  <text:p text:style-name="P104"/>
                </table:table-cell>
                <table:table-cell table:style-name="Table71.A2" office:value-type="string">
                  <text:p text:style-name="P104"/>
                </table:table-cell>
                <table:table-cell table:style-name="Table71.A2" office:value-type="string">
                  <text:p text:style-name="P104"/>
                </table:table-cell>
                <table:table-cell table:style-name="Table71.E2" office:value-type="string">
                  <text:p text:style-name="P104"/>
                </table:table-cell>
              </table:table-row>
              <table:table-row>
                <table:table-cell table:style-name="Table71.A2" office:value-type="string">
                  <text:p text:style-name="P99"/>
                </table:table-cell>
                <table:table-cell table:style-name="Table71.A2" office:value-type="string">
                  <text:p text:style-name="P99"/>
                </table:table-cell>
                <table:table-cell table:style-name="Table71.A2" office:value-type="string">
                  <text:p text:style-name="P99"/>
                </table:table-cell>
                <table:table-cell table:style-name="Table71.A2" office:value-type="string">
                  <text:p text:style-name="P94"/>
                </table:table-cell>
                <table:table-cell table:style-name="Table71.E2" office:value-type="string">
                  <text:p text:style-name="P99"/>
                </table:table-cell>
              </table:table-row>
            </table:table>
            <text:p text:style-name="P94"><text:span text:style-name="T33">p</text:span> = <text:span text:style-name="T33">X</text:span></text:p>
            <text:p text:style-name="P94">c = <text:span text:style-name="T33">0</text:span></text:p>
          </table:table-cell>
          <table:table-cell table:style-name="Table70.A1" office:value-type="string">
            <text:p text:style-name="P20">Output: </text:p>
            <text:p text:style-name="P20">State: </text:p>
            <table:table table:name="Table72" table:style-name="Table72">
              <table:table-column table:style-name="Table72.A" table:number-columns-repeated="5"/>
              <table:table-row>
                <table:table-cell table:style-name="Table72.A1" office:value-type="string">
                  <text:p text:style-name="P1"/>
                </table:table-cell>
                <table:table-cell table:style-name="Table72.A1" office:value-type="string">
                  <text:p text:style-name="P1"/>
                </table:table-cell>
                <table:table-cell table:style-name="Table72.A1" office:value-type="string">
                  <text:p text:style-name="P1"/>
                </table:table-cell>
                <table:table-cell table:style-name="Table72.A1" office:value-type="string">
                  <text:p text:style-name="P1"/>
                </table:table-cell>
                <table:table-cell table:style-name="Table72.E1" office:value-type="string">
                  <text:p text:style-name="P1"/>
                </table:table-cell>
              </table:table-row>
              <table:table-row>
                <table:table-cell table:style-name="Table72.A2" office:value-type="string">
                  <text:p text:style-name="P1"/>
                </table:table-cell>
                <table:table-cell table:style-name="Table72.A2" office:value-type="string">
                  <text:p text:style-name="P1"/>
                </table:table-cell>
                <table:table-cell table:style-name="Table72.A2" office:value-type="string">
                  <text:p text:style-name="P1"/>
                </table:table-cell>
                <table:table-cell table:style-name="Table72.A2" office:value-type="string">
                  <text:p text:style-name="P1"/>
                </table:table-cell>
                <table:table-cell table:style-name="Table72.E2" office:value-type="string">
                  <text:p text:style-name="P1"/>
                </table:table-cell>
              </table:table-row>
              <table:table-row>
                <table:table-cell table:style-name="Table72.A2" office:value-type="string">
                  <text:p text:style-name="P1"/>
                </table:table-cell>
                <table:table-cell table:style-name="Table72.A2" office:value-type="string">
                  <text:p text:style-name="P1"/>
                </table:table-cell>
                <table:table-cell table:style-name="Table72.A2" office:value-type="string">
                  <text:p text:style-name="P1"/>
                </table:table-cell>
                <table:table-cell table:style-name="Table72.A2" office:value-type="string">
                  <text:p text:style-name="P1"/>
                </table:table-cell>
                <table:table-cell table:style-name="Table72.E2" office:value-type="string">
                  <text:p text:style-name="P1"/>
                </table:table-cell>
              </table:table-row>
              <table:table-row>
                <table:table-cell table:style-name="Table72.A2" office:value-type="string">
                  <text:p text:style-name="P1"/>
                </table:table-cell>
                <table:table-cell table:style-name="Table72.A2" office:value-type="string">
                  <text:p text:style-name="P1"/>
                </table:table-cell>
                <table:table-cell table:style-name="Table72.A2" office:value-type="string">
                  <text:p text:style-name="P1"/>
                </table:table-cell>
                <table:table-cell table:style-name="Table72.A2" office:value-type="string">
                  <text:p text:style-name="P1"/>
                </table:table-cell>
                <table:table-cell table:style-name="Table72.E2" office:value-type="string">
                  <text:p text:style-name="P1"/>
                </table:table-cell>
              </table:table-row>
              <table:table-row>
                <table:table-cell table:style-name="Table72.A2" office:value-type="string">
                  <text:p text:style-name="P105">X</text:p>
                </table:table-cell>
                <table:table-cell table:style-name="Table72.A2" office:value-type="string">
                  <text:p text:style-name="P1"/>
                </table:table-cell>
                <table:table-cell table:style-name="Table72.A2" office:value-type="string">
                  <text:p text:style-name="P1"/>
                </table:table-cell>
                <table:table-cell table:style-name="Table72.A2" office:value-type="string">
                  <text:p text:style-name="P1"/>
                </table:table-cell>
                <table:table-cell table:style-name="Table72.E2" office:value-type="string">
                  <text:p text:style-name="P1"/>
                </table:table-cell>
              </table:table-row>
            </table:table>
            <text:p text:style-name="P20"/>
          </table:table-cell>
          <table:table-cell table:style-name="Table70.C1" office:value-type="string">
            <text:p text:style-name="P20">Reason: </text:p>
            <text:p text:style-name="P20">This test case is unique because <text:span text:style-name="T17">it tests if placeToken can put a character on an empty board as opposed to a partially full one</text:span></text:p>
            <text:p text:style-name="P20"/>
            <text:p text:style-name="P20">Function: <text:span text:style-name="T33">placeToken_empty_board</text:span></text:p>
          </table:table-cell>
        </table:table-row>
      </table:table>
      <text:p text:style-name="P151"/>
      <text:p text:style-name="P127"><text:span text:style-name="T4">void</text:span><text:span text:style-name="T3"> </text:span><text:span text:style-name="T4">placeToken</text:span><text:span text:style-name="T5">(</text:span><text:span text:style-name="T13">char p</text:span><text:span text:style-name="T12">, int c</text:span><text:span text:style-name="T5">)</text:span></text:p>
      <table:table table:name="Table73" table:style-name="Table73">
        <table:table-column table:style-name="Table73.A"/>
        <table:table-column table:style-name="Table73.B"/>
        <table:table-column table:style-name="Table73.C"/>
        <table:table-row>
          <table:table-cell table:style-name="Table73.A1" office:value-type="string">
            <text:p text:style-name="P20">Input: </text:p>
            <text:p text:style-name="P20">State: <text:span text:style-name="T15">(number to win = 3)</text:span></text:p>
            <table:table table:name="Table74" table:style-name="Table74">
              <table:table-column table:style-name="Table74.A" table:number-columns-repeated="5"/>
              <table:table-row>
                <table:table-cell table:style-name="Table74.A1" office:value-type="string">
                  <text:p text:style-name="P70"/>
                </table:table-cell>
                <table:table-cell table:style-name="Table74.A1" office:value-type="string">
                  <text:p text:style-name="P104"/>
                </table:table-cell>
                <table:table-cell table:style-name="Table74.A1" office:value-type="string">
                  <text:p text:style-name="P104"/>
                </table:table-cell>
                <table:table-cell table:style-name="Table74.A1" office:value-type="string">
                  <text:p text:style-name="P104"/>
                </table:table-cell>
                <table:table-cell table:style-name="Table74.E1" office:value-type="string">
                  <text:p text:style-name="P104"/>
                </table:table-cell>
              </table:table-row>
              <table:table-row>
                <table:table-cell table:style-name="Table74.A2" office:value-type="string">
                  <text:p text:style-name="P59"/>
                </table:table-cell>
                <table:table-cell table:style-name="Table74.A2" office:value-type="string">
                  <text:p text:style-name="P104"/>
                </table:table-cell>
                <table:table-cell table:style-name="Table74.A2" office:value-type="string">
                  <text:p text:style-name="P104"/>
                </table:table-cell>
                <table:table-cell table:style-name="Table74.A2" office:value-type="string">
                  <text:p text:style-name="P104"/>
                </table:table-cell>
                <table:table-cell table:style-name="Table74.E2" office:value-type="string">
                  <text:p text:style-name="P104"/>
                </table:table-cell>
              </table:table-row>
              <table:table-row>
                <table:table-cell table:style-name="Table74.A2" office:value-type="string">
                  <text:p text:style-name="P103"/>
                </table:table-cell>
                <table:table-cell table:style-name="Table74.A2" office:value-type="string">
                  <text:p text:style-name="P104"/>
                </table:table-cell>
                <table:table-cell table:style-name="Table74.A2" office:value-type="string">
                  <text:p text:style-name="P104"/>
                </table:table-cell>
                <table:table-cell table:style-name="Table74.A2" office:value-type="string">
                  <text:p text:style-name="P104"/>
                </table:table-cell>
                <table:table-cell table:style-name="Table74.E2" office:value-type="string">
                  <text:p text:style-name="P104"/>
                </table:table-cell>
              </table:table-row>
              <table:table-row>
                <table:table-cell table:style-name="Table74.A2" office:value-type="string">
                  <text:p text:style-name="P103"/>
                </table:table-cell>
                <table:table-cell table:style-name="Table74.A2" office:value-type="string">
                  <text:p text:style-name="P104"/>
                </table:table-cell>
                <table:table-cell table:style-name="Table74.A2" office:value-type="string">
                  <text:p text:style-name="P104"/>
                </table:table-cell>
                <table:table-cell table:style-name="Table74.A2" office:value-type="string">
                  <text:p text:style-name="P104"/>
                </table:table-cell>
                <table:table-cell table:style-name="Table74.E2" office:value-type="string">
                  <text:p text:style-name="P104"/>
                </table:table-cell>
              </table:table-row>
              <table:table-row>
                <table:table-cell table:style-name="Table74.A2" office:value-type="string">
                  <text:p text:style-name="P105">O</text:p>
                </table:table-cell>
                <table:table-cell table:style-name="Table74.A2" office:value-type="string">
                  <text:p text:style-name="P99"/>
                </table:table-cell>
                <table:table-cell table:style-name="Table74.A2" office:value-type="string">
                  <text:p text:style-name="P99"/>
                </table:table-cell>
                <table:table-cell table:style-name="Table74.A2" office:value-type="string">
                  <text:p text:style-name="P94"/>
                </table:table-cell>
                <table:table-cell table:style-name="Table74.E2" office:value-type="string">
                  <text:p text:style-name="P99"/>
                </table:table-cell>
              </table:table-row>
            </table:table>
            <text:p text:style-name="P105">P = ‘X’</text:p>
            <text:p text:style-name="P94">c = <text:span text:style-name="T33">0</text:span></text:p>
          </table:table-cell>
          <table:table-cell table:style-name="Table73.A1" office:value-type="string">
            <text:p text:style-name="P20">Output: </text:p>
            <text:p text:style-name="P20">State: </text:p>
            <table:table table:name="Table75" table:style-name="Table75">
              <table:table-column table:style-name="Table75.A" table:number-columns-repeated="5"/>
              <table:table-row>
                <table:table-cell table:style-name="Table75.A1" office:value-type="string">
                  <text:p text:style-name="P104"/>
                </table:table-cell>
                <table:table-cell table:style-name="Table75.A1" office:value-type="string">
                  <text:p text:style-name="P104"/>
                </table:table-cell>
                <table:table-cell table:style-name="Table75.A1" office:value-type="string">
                  <text:p text:style-name="P104"/>
                </table:table-cell>
                <table:table-cell table:style-name="Table75.A1" office:value-type="string">
                  <text:p text:style-name="P104"/>
                </table:table-cell>
                <table:table-cell table:style-name="Table75.E1" office:value-type="string">
                  <text:p text:style-name="P104"/>
                </table:table-cell>
              </table:table-row>
              <table:table-row>
                <table:table-cell table:style-name="Table75.A2" office:value-type="string">
                  <text:p text:style-name="P104"/>
                </table:table-cell>
                <table:table-cell table:style-name="Table75.A2" office:value-type="string">
                  <text:p text:style-name="P104"/>
                </table:table-cell>
                <table:table-cell table:style-name="Table75.A2" office:value-type="string">
                  <text:p text:style-name="P104"/>
                </table:table-cell>
                <table:table-cell table:style-name="Table75.A2" office:value-type="string">
                  <text:p text:style-name="P104"/>
                </table:table-cell>
                <table:table-cell table:style-name="Table75.E2" office:value-type="string">
                  <text:p text:style-name="P104"/>
                </table:table-cell>
              </table:table-row>
              <table:table-row>
                <table:table-cell table:style-name="Table75.A2" office:value-type="string">
                  <text:p text:style-name="P104"/>
                </table:table-cell>
                <table:table-cell table:style-name="Table75.A2" office:value-type="string">
                  <text:p text:style-name="P104"/>
                </table:table-cell>
                <table:table-cell table:style-name="Table75.A2" office:value-type="string">
                  <text:p text:style-name="P104"/>
                </table:table-cell>
                <table:table-cell table:style-name="Table75.A2" office:value-type="string">
                  <text:p text:style-name="P104"/>
                </table:table-cell>
                <table:table-cell table:style-name="Table75.E2" office:value-type="string">
                  <text:p text:style-name="P104"/>
                </table:table-cell>
              </table:table-row>
              <table:table-row>
                <table:table-cell table:style-name="Table75.A2" office:value-type="string">
                  <text:p text:style-name="P105">X</text:p>
                </table:table-cell>
                <table:table-cell table:style-name="Table75.A2" office:value-type="string">
                  <text:p text:style-name="P104"/>
                </table:table-cell>
                <table:table-cell table:style-name="Table75.A2" office:value-type="string">
                  <text:p text:style-name="P104"/>
                </table:table-cell>
                <table:table-cell table:style-name="Table75.A2" office:value-type="string">
                  <text:p text:style-name="P104"/>
                </table:table-cell>
                <table:table-cell table:style-name="Table75.E2" office:value-type="string">
                  <text:p text:style-name="P104"/>
                </table:table-cell>
              </table:table-row>
              <table:table-row>
                <table:table-cell table:style-name="Table75.A2" office:value-type="string">
                  <text:p text:style-name="P105">O</text:p>
                </table:table-cell>
                <table:table-cell table:style-name="Table75.A2" office:value-type="string">
                  <text:p text:style-name="P104"/>
                </table:table-cell>
                <table:table-cell table:style-name="Table75.A2" office:value-type="string">
                  <text:p text:style-name="P104"/>
                </table:table-cell>
                <table:table-cell table:style-name="Table75.A2" office:value-type="string">
                  <text:p text:style-name="P104"/>
                </table:table-cell>
                <table:table-cell table:style-name="Table75.E2" office:value-type="string">
                  <text:p text:style-name="P104"/>
                </table:table-cell>
              </table:table-row>
            </table:table>
            <text:p text:style-name="P20"/>
          </table:table-cell>
          <table:table-cell table:style-name="Table73.C1" office:value-type="string">
            <text:p text:style-name="P20">Reason: </text:p>
            <text:p text:style-name="P20">This test case is unique because <text:span text:style-name="T17">it tests if placeToken can put a char on a column that is partially full, as opposed to empty or 1 away from full</text:span></text:p>
            <text:p text:style-name="P20"/>
            <text:p text:style-name="P20">Function: <text:span text:style-name="T33">placeToken_column_part_full</text:span></text:p>
          </table:table-cell>
        </table:table-row>
      </table:table>
      <text:p text:style-name="P151"/>
      <text:p text:style-name="P152"/>
      <text:p text:style-name="P128"><text:span text:style-name="T4">void</text:span><text:span text:style-name="T3"> </text:span><text:span text:style-name="T4">placeToken</text:span><text:span text:style-name="T5">(</text:span><text:span text:style-name="T13">char p</text:span><text:span text:style-name="T12">, int c</text:span><text:span text:style-name="T5">)</text:span></text:p>
      <table:table table:name="Table76" table:style-name="Table76">
        <table:table-column table:style-name="Table76.A"/>
        <table:table-column table:style-name="Table76.B"/>
        <table:table-column table:style-name="Table76.C"/>
        <table:table-row>
          <table:table-cell table:style-name="Table76.A1" office:value-type="string">
            <text:p text:style-name="P21">Input: </text:p>
            <text:p text:style-name="P21">State: <text:span text:style-name="T15">(number to win = 3)</text:span></text:p>
            <table:table table:name="Table77" table:style-name="Table77">
              <table:table-column table:style-name="Table77.A" table:number-columns-repeated="5"/>
              <table:table-row>
                <table:table-cell table:style-name="Table77.A1" office:value-type="string">
                  <text:p text:style-name="P71"/>
                </table:table-cell>
                <table:table-cell table:style-name="Table77.A1" office:value-type="string">
                  <text:p text:style-name="P107"/>
                </table:table-cell>
                <table:table-cell table:style-name="Table77.A1" office:value-type="string">
                  <text:p text:style-name="P107"/>
                </table:table-cell>
                <table:table-cell table:style-name="Table77.A1" office:value-type="string">
                  <text:p text:style-name="P107"/>
                </table:table-cell>
                <table:table-cell table:style-name="Table77.E1" office:value-type="string">
                  <text:p text:style-name="P107"/>
                </table:table-cell>
              </table:table-row>
              <table:table-row>
                <table:table-cell table:style-name="Table77.A2" office:value-type="string">
                  <text:p text:style-name="P108">O</text:p>
                </table:table-cell>
                <table:table-cell table:style-name="Table77.A2" office:value-type="string">
                  <text:p text:style-name="P107"/>
                </table:table-cell>
                <table:table-cell table:style-name="Table77.A2" office:value-type="string">
                  <text:p text:style-name="P107"/>
                </table:table-cell>
                <table:table-cell table:style-name="Table77.A2" office:value-type="string">
                  <text:p text:style-name="P107"/>
                </table:table-cell>
                <table:table-cell table:style-name="Table77.E2" office:value-type="string">
                  <text:p text:style-name="P107"/>
                </table:table-cell>
              </table:table-row>
              <table:table-row>
                <table:table-cell table:style-name="Table77.A2" office:value-type="string">
                  <text:p text:style-name="P108">O</text:p>
                </table:table-cell>
                <table:table-cell table:style-name="Table77.A2" office:value-type="string">
                  <text:p text:style-name="P107"/>
                </table:table-cell>
                <table:table-cell table:style-name="Table77.A2" office:value-type="string">
                  <text:p text:style-name="P107"/>
                </table:table-cell>
                <table:table-cell table:style-name="Table77.A2" office:value-type="string">
                  <text:p text:style-name="P107"/>
                </table:table-cell>
                <table:table-cell table:style-name="Table77.E2" office:value-type="string">
                  <text:p text:style-name="P107"/>
                </table:table-cell>
              </table:table-row>
              <table:table-row>
                <table:table-cell table:style-name="Table77.A2" office:value-type="string">
                  <text:p text:style-name="P108">O</text:p>
                </table:table-cell>
                <table:table-cell table:style-name="Table77.A2" office:value-type="string">
                  <text:p text:style-name="P107"/>
                </table:table-cell>
                <table:table-cell table:style-name="Table77.A2" office:value-type="string">
                  <text:p text:style-name="P107"/>
                </table:table-cell>
                <table:table-cell table:style-name="Table77.A2" office:value-type="string">
                  <text:p text:style-name="P107"/>
                </table:table-cell>
                <table:table-cell table:style-name="Table77.E2" office:value-type="string">
                  <text:p text:style-name="P107"/>
                </table:table-cell>
              </table:table-row>
              <table:table-row>
                <table:table-cell table:style-name="Table77.A2" office:value-type="string">
                  <text:p text:style-name="P106">O</text:p>
                </table:table-cell>
                <table:table-cell table:style-name="Table77.A2" office:value-type="string">
                  <text:p text:style-name="P100"/>
                </table:table-cell>
                <table:table-cell table:style-name="Table77.A2" office:value-type="string">
                  <text:p text:style-name="P100"/>
                </table:table-cell>
                <table:table-cell table:style-name="Table77.A2" office:value-type="string">
                  <text:p text:style-name="P95"/>
                </table:table-cell>
                <table:table-cell table:style-name="Table77.E2" office:value-type="string">
                  <text:p text:style-name="P100"/>
                </table:table-cell>
              </table:table-row>
            </table:table>
            <text:p text:style-name="P106">P = ‘X’</text:p>
            <text:p text:style-name="P95">c = <text:span text:style-name="T33">0</text:span></text:p>
          </table:table-cell>
          <table:table-cell table:style-name="Table76.A1" office:value-type="string">
            <text:p text:style-name="P21">Output: </text:p>
            <text:p text:style-name="P21">State: </text:p>
            <table:table table:name="Table78" table:style-name="Table78">
              <table:table-column table:style-name="Table78.A" table:number-columns-repeated="5"/>
              <table:table-row>
                <table:table-cell table:style-name="Table78.A1" office:value-type="string">
                  <text:p text:style-name="P108">X</text:p>
                </table:table-cell>
                <table:table-cell table:style-name="Table78.A1" office:value-type="string">
                  <text:p text:style-name="P107"/>
                </table:table-cell>
                <table:table-cell table:style-name="Table78.A1" office:value-type="string">
                  <text:p text:style-name="P107"/>
                </table:table-cell>
                <table:table-cell table:style-name="Table78.A1" office:value-type="string">
                  <text:p text:style-name="P107"/>
                </table:table-cell>
                <table:table-cell table:style-name="Table78.E1" office:value-type="string">
                  <text:p text:style-name="P107"/>
                </table:table-cell>
              </table:table-row>
              <table:table-row>
                <table:table-cell table:style-name="Table78.A2" office:value-type="string">
                  <text:p text:style-name="P108">O</text:p>
                </table:table-cell>
                <table:table-cell table:style-name="Table78.A2" office:value-type="string">
                  <text:p text:style-name="P107"/>
                </table:table-cell>
                <table:table-cell table:style-name="Table78.A2" office:value-type="string">
                  <text:p text:style-name="P107"/>
                </table:table-cell>
                <table:table-cell table:style-name="Table78.A2" office:value-type="string">
                  <text:p text:style-name="P107"/>
                </table:table-cell>
                <table:table-cell table:style-name="Table78.E2" office:value-type="string">
                  <text:p text:style-name="P107"/>
                </table:table-cell>
              </table:table-row>
              <table:table-row>
                <table:table-cell table:style-name="Table78.A2" office:value-type="string">
                  <text:p text:style-name="P108">O</text:p>
                </table:table-cell>
                <table:table-cell table:style-name="Table78.A2" office:value-type="string">
                  <text:p text:style-name="P107"/>
                </table:table-cell>
                <table:table-cell table:style-name="Table78.A2" office:value-type="string">
                  <text:p text:style-name="P107"/>
                </table:table-cell>
                <table:table-cell table:style-name="Table78.A2" office:value-type="string">
                  <text:p text:style-name="P107"/>
                </table:table-cell>
                <table:table-cell table:style-name="Table78.E2" office:value-type="string">
                  <text:p text:style-name="P107"/>
                </table:table-cell>
              </table:table-row>
              <table:table-row>
                <table:table-cell table:style-name="Table78.A2" office:value-type="string">
                  <text:p text:style-name="P108">O</text:p>
                </table:table-cell>
                <table:table-cell table:style-name="Table78.A2" office:value-type="string">
                  <text:p text:style-name="P107"/>
                </table:table-cell>
                <table:table-cell table:style-name="Table78.A2" office:value-type="string">
                  <text:p text:style-name="P107"/>
                </table:table-cell>
                <table:table-cell table:style-name="Table78.A2" office:value-type="string">
                  <text:p text:style-name="P107"/>
                </table:table-cell>
                <table:table-cell table:style-name="Table78.E2" office:value-type="string">
                  <text:p text:style-name="P107"/>
                </table:table-cell>
              </table:table-row>
              <table:table-row>
                <table:table-cell table:style-name="Table78.A2" office:value-type="string">
                  <text:p text:style-name="P106">O</text:p>
                </table:table-cell>
                <table:table-cell table:style-name="Table78.A2" office:value-type="string">
                  <text:p text:style-name="P107"/>
                </table:table-cell>
                <table:table-cell table:style-name="Table78.A2" office:value-type="string">
                  <text:p text:style-name="P107"/>
                </table:table-cell>
                <table:table-cell table:style-name="Table78.A2" office:value-type="string">
                  <text:p text:style-name="P107"/>
                </table:table-cell>
                <table:table-cell table:style-name="Table78.E2" office:value-type="string">
                  <text:p text:style-name="P107"/>
                </table:table-cell>
              </table:table-row>
            </table:table>
            <text:p text:style-name="P21"/>
          </table:table-cell>
          <table:table-cell table:style-name="Table76.C1" office:value-type="string">
            <text:p text:style-name="P21">Reason: </text:p>
            <text:p text:style-name="P21">This test case is unique because <text:span text:style-name="T17">it tests if placeToken can put a char on a column that would completely fill the column as opposed to a column with nothing or only 1 or 2 chars inside</text:span></text:p>
            <text:p text:style-name="P21"/>
            <text:p text:style-name="P21">Function: <text:span text:style-name="T33">placeToken_to_fill_column</text:span></text:p>
          </table:table-cell>
        </table:table-row>
      </table:table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28"><text:soft-page-break/><text:span text:style-name="T4">void</text:span><text:span text:style-name="T3"> </text:span><text:span text:style-name="T4">placeToken</text:span><text:span text:style-name="T5">(</text:span><text:span text:style-name="T13">char p</text:span><text:span text:style-name="T12">, int c</text:span><text:span text:style-name="T5">)</text:span></text:p>
      <table:table table:name="Table79" table:style-name="Table79">
        <table:table-column table:style-name="Table79.A"/>
        <table:table-column table:style-name="Table79.B"/>
        <table:table-column table:style-name="Table79.C"/>
        <table:table-row>
          <table:table-cell table:style-name="Table79.A1" office:value-type="string">
            <text:p text:style-name="P21">Input: </text:p>
            <text:p text:style-name="P21">State: <text:span text:style-name="T15">(number to win = 3)</text:span></text:p>
            <table:table table:name="Table80" table:style-name="Table80">
              <table:table-column table:style-name="Table80.A" table:number-columns-repeated="5"/>
              <table:table-row>
                <table:table-cell table:style-name="Table80.A1" office:value-type="string">
                  <text:p text:style-name="P71"/>
                </table:table-cell>
                <table:table-cell table:style-name="Table80.A1" office:value-type="string">
                  <text:p text:style-name="P107"/>
                </table:table-cell>
                <table:table-cell table:style-name="Table80.A1" office:value-type="string">
                  <text:p text:style-name="P107"/>
                </table:table-cell>
                <table:table-cell table:style-name="Table80.A1" office:value-type="string">
                  <text:p text:style-name="P107"/>
                </table:table-cell>
                <table:table-cell table:style-name="Table80.E1" office:value-type="string">
                  <text:p text:style-name="P107"/>
                </table:table-cell>
              </table:table-row>
              <table:table-row>
                <table:table-cell table:style-name="Table80.A2" office:value-type="string">
                  <text:p text:style-name="P108"/>
                </table:table-cell>
                <table:table-cell table:style-name="Table80.A2" office:value-type="string">
                  <text:p text:style-name="P107"/>
                </table:table-cell>
                <table:table-cell table:style-name="Table80.A2" office:value-type="string">
                  <text:p text:style-name="P107"/>
                </table:table-cell>
                <table:table-cell table:style-name="Table80.A2" office:value-type="string">
                  <text:p text:style-name="P107"/>
                </table:table-cell>
                <table:table-cell table:style-name="Table80.E2" office:value-type="string">
                  <text:p text:style-name="P107"/>
                </table:table-cell>
              </table:table-row>
              <table:table-row>
                <table:table-cell table:style-name="Table80.A2" office:value-type="string">
                  <text:p text:style-name="P108"/>
                </table:table-cell>
                <table:table-cell table:style-name="Table80.A2" office:value-type="string">
                  <text:p text:style-name="P107"/>
                </table:table-cell>
                <table:table-cell table:style-name="Table80.A2" office:value-type="string">
                  <text:p text:style-name="P107"/>
                </table:table-cell>
                <table:table-cell table:style-name="Table80.A2" office:value-type="string">
                  <text:p text:style-name="P107"/>
                </table:table-cell>
                <table:table-cell table:style-name="Table80.E2" office:value-type="string">
                  <text:p text:style-name="P107"/>
                </table:table-cell>
              </table:table-row>
              <table:table-row>
                <table:table-cell table:style-name="Table80.A2" office:value-type="string">
                  <text:p text:style-name="P108"/>
                </table:table-cell>
                <table:table-cell table:style-name="Table80.A2" office:value-type="string">
                  <text:p text:style-name="P107"/>
                </table:table-cell>
                <table:table-cell table:style-name="Table80.A2" office:value-type="string">
                  <text:p text:style-name="P107"/>
                </table:table-cell>
                <table:table-cell table:style-name="Table80.A2" office:value-type="string">
                  <text:p text:style-name="P107"/>
                </table:table-cell>
                <table:table-cell table:style-name="Table80.E2" office:value-type="string">
                  <text:p text:style-name="P107"/>
                </table:table-cell>
              </table:table-row>
              <table:table-row>
                <table:table-cell table:style-name="Table80.A2" office:value-type="string">
                  <text:p text:style-name="P106">O</text:p>
                </table:table-cell>
                <table:table-cell table:style-name="Table80.A2" office:value-type="string">
                  <text:p text:style-name="P108">O</text:p>
                </table:table-cell>
                <table:table-cell table:style-name="Table80.A2" office:value-type="string">
                  <text:p text:style-name="P100">O</text:p>
                </table:table-cell>
                <table:table-cell table:style-name="Table80.A2" office:value-type="string">
                  <text:p text:style-name="P95">O</text:p>
                </table:table-cell>
                <table:table-cell table:style-name="Table80.E2" office:value-type="string">
                  <text:p text:style-name="P100"/>
                </table:table-cell>
              </table:table-row>
            </table:table>
            <text:p text:style-name="P106">P = ‘X’</text:p>
            <text:p text:style-name="P95">c = 4</text:p>
          </table:table-cell>
          <table:table-cell table:style-name="Table79.A1" office:value-type="string">
            <text:p text:style-name="P21">Output: </text:p>
            <text:p text:style-name="P21">State: </text:p>
            <table:table table:name="Table81" table:style-name="Table81">
              <table:table-column table:style-name="Table81.A" table:number-columns-repeated="5"/>
              <table:table-row>
                <table:table-cell table:style-name="Table81.A1" office:value-type="string">
                  <text:p text:style-name="P108"/>
                </table:table-cell>
                <table:table-cell table:style-name="Table81.A1" office:value-type="string">
                  <text:p text:style-name="P107"/>
                </table:table-cell>
                <table:table-cell table:style-name="Table81.A1" office:value-type="string">
                  <text:p text:style-name="P107"/>
                </table:table-cell>
                <table:table-cell table:style-name="Table81.A1" office:value-type="string">
                  <text:p text:style-name="P107"/>
                </table:table-cell>
                <table:table-cell table:style-name="Table81.E1" office:value-type="string">
                  <text:p text:style-name="P107"/>
                </table:table-cell>
              </table:table-row>
              <table:table-row>
                <table:table-cell table:style-name="Table81.A2" office:value-type="string">
                  <text:p text:style-name="P108"/>
                </table:table-cell>
                <table:table-cell table:style-name="Table81.A2" office:value-type="string">
                  <text:p text:style-name="P107"/>
                </table:table-cell>
                <table:table-cell table:style-name="Table81.A2" office:value-type="string">
                  <text:p text:style-name="P107"/>
                </table:table-cell>
                <table:table-cell table:style-name="Table81.A2" office:value-type="string">
                  <text:p text:style-name="P107"/>
                </table:table-cell>
                <table:table-cell table:style-name="Table81.E2" office:value-type="string">
                  <text:p text:style-name="P107"/>
                </table:table-cell>
              </table:table-row>
              <table:table-row>
                <table:table-cell table:style-name="Table81.A2" office:value-type="string">
                  <text:p text:style-name="P108"/>
                </table:table-cell>
                <table:table-cell table:style-name="Table81.A2" office:value-type="string">
                  <text:p text:style-name="P107"/>
                </table:table-cell>
                <table:table-cell table:style-name="Table81.A2" office:value-type="string">
                  <text:p text:style-name="P107"/>
                </table:table-cell>
                <table:table-cell table:style-name="Table81.A2" office:value-type="string">
                  <text:p text:style-name="P107"/>
                </table:table-cell>
                <table:table-cell table:style-name="Table81.E2" office:value-type="string">
                  <text:p text:style-name="P107"/>
                </table:table-cell>
              </table:table-row>
              <table:table-row>
                <table:table-cell table:style-name="Table81.A2" office:value-type="string">
                  <text:p text:style-name="P108"/>
                </table:table-cell>
                <table:table-cell table:style-name="Table81.A2" office:value-type="string">
                  <text:p text:style-name="P107"/>
                </table:table-cell>
                <table:table-cell table:style-name="Table81.A2" office:value-type="string">
                  <text:p text:style-name="P107"/>
                </table:table-cell>
                <table:table-cell table:style-name="Table81.A2" office:value-type="string">
                  <text:p text:style-name="P107"/>
                </table:table-cell>
                <table:table-cell table:style-name="Table81.E2" office:value-type="string">
                  <text:p text:style-name="P107"/>
                </table:table-cell>
              </table:table-row>
              <table:table-row>
                <table:table-cell table:style-name="Table81.A2" office:value-type="string">
                  <text:p text:style-name="P106">O</text:p>
                </table:table-cell>
                <table:table-cell table:style-name="Table81.A2" office:value-type="string">
                  <text:p text:style-name="P107">O</text:p>
                </table:table-cell>
                <table:table-cell table:style-name="Table81.A2" office:value-type="string">
                  <text:p text:style-name="P107">O</text:p>
                </table:table-cell>
                <table:table-cell table:style-name="Table81.A2" office:value-type="string">
                  <text:p text:style-name="P107">O</text:p>
                </table:table-cell>
                <table:table-cell table:style-name="Table81.E2" office:value-type="string">
                  <text:p text:style-name="P107">X</text:p>
                </table:table-cell>
              </table:table-row>
            </table:table>
            <text:p text:style-name="P21"/>
          </table:table-cell>
          <table:table-cell table:style-name="Table79.C1" office:value-type="string">
            <text:p text:style-name="P21">Reason: </text:p>
            <text:p text:style-name="P21">This test case is unique because <text:span text:style-name="T17">it tests if placeToken can put a char on a column that would completely fill the row as opposed to a row with nothing or only 1 or 2 chars inside</text:span></text:p>
            <text:p text:style-name="P21"/>
            <text:p text:style-name="P21">Function: <text:span text:style-name="T33">placeToken_to_fill_row</text:span></text:p>
          </table:table-cell>
        </table:table-row>
      </table:table>
      <text:p text:style-name="P152"/>
      <text:p text:style-name="P128"><text:span text:style-name="T4">void</text:span><text:span text:style-name="T3"> </text:span><text:span text:style-name="T4">placeToken</text:span><text:span text:style-name="T5">(</text:span><text:span text:style-name="T13">char p</text:span><text:span text:style-name="T12">, int c</text:span><text:span text:style-name="T5">)</text:span></text:p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21">Input: </text:p>
            <text:p text:style-name="P21">State: <text:span text:style-name="T15">(number to win = 3)</text:span></text:p>
            <table:table table:name="Table83" table:style-name="Table83">
              <table:table-column table:style-name="Table83.A" table:number-columns-repeated="5"/>
              <table:table-row>
                <table:table-cell table:style-name="Table83.A1" office:value-type="string">
                  <text:p text:style-name="P108">O</text:p>
                </table:table-cell>
                <table:table-cell table:style-name="Table83.A1" office:value-type="string">
                  <text:p text:style-name="P108">O</text:p>
                </table:table-cell>
                <table:table-cell table:style-name="Table83.A1" office:value-type="string">
                  <text:p text:style-name="P108">O</text:p>
                </table:table-cell>
                <table:table-cell table:style-name="Table83.A1" office:value-type="string">
                  <text:p text:style-name="P108">O</text:p>
                </table:table-cell>
                <table:table-cell table:style-name="Table83.E1" office:value-type="string">
                  <text:p text:style-name="P108"/>
                </table:table-cell>
              </table:table-row>
              <table:table-row>
                <table:table-cell table:style-name="Table83.A2" office:value-type="string">
                  <text:p text:style-name="P108">O</text:p>
                </table:table-cell>
                <table:table-cell table:style-name="Table83.A2" office:value-type="string">
                  <text:p text:style-name="P108">O</text:p>
                </table:table-cell>
                <table:table-cell table:style-name="Table83.A2" office:value-type="string">
                  <text:p text:style-name="P108">O</text:p>
                </table:table-cell>
                <table:table-cell table:style-name="Table83.A2" office:value-type="string">
                  <text:p text:style-name="P108">O</text:p>
                </table:table-cell>
                <table:table-cell table:style-name="Table83.E2" office:value-type="string">
                  <text:p text:style-name="P108">O</text:p>
                </table:table-cell>
              </table:table-row>
              <table:table-row>
                <table:table-cell table:style-name="Table83.A2" office:value-type="string">
                  <text:p text:style-name="P108">O</text:p>
                </table:table-cell>
                <table:table-cell table:style-name="Table83.A2" office:value-type="string">
                  <text:p text:style-name="P108">O</text:p>
                </table:table-cell>
                <table:table-cell table:style-name="Table83.A2" office:value-type="string">
                  <text:p text:style-name="P108">O</text:p>
                </table:table-cell>
                <table:table-cell table:style-name="Table83.A2" office:value-type="string">
                  <text:p text:style-name="P108">O</text:p>
                </table:table-cell>
                <table:table-cell table:style-name="Table83.E2" office:value-type="string">
                  <text:p text:style-name="P108">O</text:p>
                </table:table-cell>
              </table:table-row>
              <table:table-row>
                <table:table-cell table:style-name="Table83.A2" office:value-type="string">
                  <text:p text:style-name="P108">O</text:p>
                </table:table-cell>
                <table:table-cell table:style-name="Table83.A2" office:value-type="string">
                  <text:p text:style-name="P108">O</text:p>
                </table:table-cell>
                <table:table-cell table:style-name="Table83.A2" office:value-type="string">
                  <text:p text:style-name="P108">O</text:p>
                </table:table-cell>
                <table:table-cell table:style-name="Table83.A2" office:value-type="string">
                  <text:p text:style-name="P108">O</text:p>
                </table:table-cell>
                <table:table-cell table:style-name="Table83.E2" office:value-type="string">
                  <text:p text:style-name="P108">O</text:p>
                </table:table-cell>
              </table:table-row>
              <table:table-row>
                <table:table-cell table:style-name="Table83.A2" office:value-type="string">
                  <text:p text:style-name="P106">O</text:p>
                </table:table-cell>
                <table:table-cell table:style-name="Table83.A2" office:value-type="string">
                  <text:p text:style-name="P108">O</text:p>
                </table:table-cell>
                <table:table-cell table:style-name="Table83.A2" office:value-type="string">
                  <text:p text:style-name="P100">O</text:p>
                </table:table-cell>
                <table:table-cell table:style-name="Table83.A2" office:value-type="string">
                  <text:p text:style-name="P95">O</text:p>
                </table:table-cell>
                <table:table-cell table:style-name="Table83.E2" office:value-type="string">
                  <text:p text:style-name="P108">O</text:p>
                </table:table-cell>
              </table:table-row>
            </table:table>
            <text:p text:style-name="P106">P = ‘X’</text:p>
            <text:p text:style-name="P95">c = <text:span text:style-name="T34">4</text:span></text:p>
          </table:table-cell>
          <table:table-cell table:style-name="Table82.A1" office:value-type="string">
            <text:p text:style-name="P21">Output: </text:p>
            <text:p text:style-name="P21">State: </text:p>
            <table:table table:name="Table84" table:style-name="Table84">
              <table:table-column table:style-name="Table84.A" table:number-columns-repeated="5"/>
              <table:table-row>
                <table:table-cell table:style-name="Table84.A1" office:value-type="string">
                  <text:p text:style-name="P108">O</text:p>
                </table:table-cell>
                <table:table-cell table:style-name="Table84.A1" office:value-type="string">
                  <text:p text:style-name="P108">O</text:p>
                </table:table-cell>
                <table:table-cell table:style-name="Table84.A1" office:value-type="string">
                  <text:p text:style-name="P108">O</text:p>
                </table:table-cell>
                <table:table-cell table:style-name="Table84.A1" office:value-type="string">
                  <text:p text:style-name="P108">O</text:p>
                </table:table-cell>
                <table:table-cell table:style-name="Table84.E1" office:value-type="string">
                  <text:p text:style-name="P108">X</text:p>
                </table:table-cell>
              </table:table-row>
              <table:table-row>
                <table:table-cell table:style-name="Table84.A2" office:value-type="string">
                  <text:p text:style-name="P108">O</text:p>
                </table:table-cell>
                <table:table-cell table:style-name="Table84.A2" office:value-type="string">
                  <text:p text:style-name="P108">O</text:p>
                </table:table-cell>
                <table:table-cell table:style-name="Table84.A2" office:value-type="string">
                  <text:p text:style-name="P108">O</text:p>
                </table:table-cell>
                <table:table-cell table:style-name="Table84.A2" office:value-type="string">
                  <text:p text:style-name="P108">O</text:p>
                </table:table-cell>
                <table:table-cell table:style-name="Table84.E2" office:value-type="string">
                  <text:p text:style-name="P108">O</text:p>
                </table:table-cell>
              </table:table-row>
              <table:table-row>
                <table:table-cell table:style-name="Table84.A2" office:value-type="string">
                  <text:p text:style-name="P108">O</text:p>
                </table:table-cell>
                <table:table-cell table:style-name="Table84.A2" office:value-type="string">
                  <text:p text:style-name="P108">O</text:p>
                </table:table-cell>
                <table:table-cell table:style-name="Table84.A2" office:value-type="string">
                  <text:p text:style-name="P108">O</text:p>
                </table:table-cell>
                <table:table-cell table:style-name="Table84.A2" office:value-type="string">
                  <text:p text:style-name="P108">O</text:p>
                </table:table-cell>
                <table:table-cell table:style-name="Table84.E2" office:value-type="string">
                  <text:p text:style-name="P108">O</text:p>
                </table:table-cell>
              </table:table-row>
              <table:table-row>
                <table:table-cell table:style-name="Table84.A2" office:value-type="string">
                  <text:p text:style-name="P108">O</text:p>
                </table:table-cell>
                <table:table-cell table:style-name="Table84.A2" office:value-type="string">
                  <text:p text:style-name="P108">O</text:p>
                </table:table-cell>
                <table:table-cell table:style-name="Table84.A2" office:value-type="string">
                  <text:p text:style-name="P108">O</text:p>
                </table:table-cell>
                <table:table-cell table:style-name="Table84.A2" office:value-type="string">
                  <text:p text:style-name="P108">O</text:p>
                </table:table-cell>
                <table:table-cell table:style-name="Table84.E2" office:value-type="string">
                  <text:p text:style-name="P107">O</text:p>
                </table:table-cell>
              </table:table-row>
              <table:table-row>
                <table:table-cell table:style-name="Table84.A2" office:value-type="string">
                  <text:p text:style-name="P106">O</text:p>
                </table:table-cell>
                <table:table-cell table:style-name="Table84.A2" office:value-type="string">
                  <text:p text:style-name="P107">O</text:p>
                </table:table-cell>
                <table:table-cell table:style-name="Table84.A2" office:value-type="string">
                  <text:p text:style-name="P107">O</text:p>
                </table:table-cell>
                <table:table-cell table:style-name="Table84.A2" office:value-type="string">
                  <text:p text:style-name="P107">O</text:p>
                </table:table-cell>
                <table:table-cell table:style-name="Table84.E2" office:value-type="string">
                  <text:p text:style-name="P107">O</text:p>
                </table:table-cell>
              </table:table-row>
            </table:table>
            <text:p text:style-name="P21"/>
          </table:table-cell>
          <table:table-cell table:style-name="Table82.C1" office:value-type="string">
            <text:p text:style-name="P21">Reason: </text:p>
            <text:p text:style-name="P21">This test case is unique because <text:span text:style-name="T17">it tests if placeToken can put a char on a column that would completely fill the board as opposed to a board with nothing or only 1 or 2 chars inside</text:span></text:p>
            <text:p text:style-name="P21"/>
            <text:p text:style-name="P21">Function: <text:span text:style-name="T33">placeToken_to_fill_board</text:span></text:p>
          </table:table-cell>
        </table:table-row>
      </table:table>
      <text:p text:style-name="P1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6:07:51.649892324</meta:creation-date>
    <dc:date>2019-04-07T20:01:03.432884610</dc:date>
    <meta:editing-duration>PT1H48M27S</meta:editing-duration>
    <meta:editing-cycles>22</meta:editing-cycles>
    <meta:generator>LibreOffice/5.1.6.2$Linux_X86_64 LibreOffice_project/10m0$Build-2</meta:generator>
    <meta:document-statistic meta:table-count="84" meta:image-count="0" meta:object-count="0" meta:page-count="10" meta:paragraph-count="728" meta:word-count="2673" meta:character-count="13558" meta:non-whitespace-character-count="11513"/>
  </office:meta>
</office:document-meta>
</file>